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PingFang SC" svg:font-family="PingFang SC"/>
    <style:font-face style:name="PingFang TC" svg:font-family="PingFang TC"/>
    <style:font-face style:name="Songti TC" svg:font-family="Songti TC"/>
    <style:font-face style:name="Times" svg:font-family="Times"/>
  </office:font-face-decls>
  <office:automatic-styles>
    <style:style style:name="P1" style:family="paragraph" style:parent-style-name="Standard">
      <style:paragraph-properties style:line-height-at-least="0.2361in"/>
      <style:text-properties style:font-name="PingFang TC" fo:font-size="12.0pt" fo:color="#000000" fo:background-color="#868686"/>
    </style:style>
    <style:style style:name="P2" style:family="paragraph" style:parent-style-name="Standard">
      <style:paragraph-properties fo:margin-bottom="0.1667in" style:line-height-at-least="0.2361in"/>
      <style:text-properties style:font-name="Times" fo:font-size="12.0pt" fo:color="#000000" fo:background-color="#ececec"/>
    </style:style>
    <style:style style:name="P3" style:family="paragraph" style:parent-style-name="Standard">
      <style:paragraph-properties fo:margin-bottom="0.1667in" style:line-height-at-least="0.2361in"/>
      <style:text-properties style:font-name="PingFang TC" fo:font-size="12.0pt" fo:color="#000000" fo:background-color="#e0e0e0"/>
    </style:style>
    <style:style style:name="P4" style:family="paragraph" style:parent-style-name="Standard">
      <style:paragraph-properties fo:margin-bottom="0.1667in" style:line-height-at-least="0.2361in"/>
      <style:text-properties style:font-name="PingFang TC" fo:font-size="12.0pt" fo:color="#000000" fo:background-color="#ececec"/>
    </style:style>
    <style:style style:name="P5" style:family="paragraph" style:parent-style-name="Standard">
      <style:paragraph-properties style:line-height-at-least="0.2361in"/>
      <style:text-properties style:font-name="Times" fo:font-size="12.0pt" fo:color="#000000" fo:background-color="#868686"/>
    </style:style>
    <style:style style:name="P6" style:family="paragraph" style:parent-style-name="Standard">
      <style:paragraph-properties fo:margin-bottom="0.1667in" style:line-height-at-least="0.2361in"/>
      <style:text-properties style:font-name="Songti TC" fo:font-size="12.0pt" fo:color="#000000" fo:background-color="#ececec"/>
    </style:style>
    <style:style style:name="P7" style:family="paragraph" style:parent-style-name="Standard">
      <style:paragraph-properties fo:margin-bottom="0.1667in" style:line-height-at-least="0.2361in"/>
      <style:text-properties style:font-name="Songti TC" fo:font-size="12.0pt" fo:color="#000000" fo:background-color="#e0e0e0"/>
    </style:style>
    <style:style style:name="P8" style:family="paragraph" style:parent-style-name="Standard">
      <style:text-properties style:font-name="Heiti TC Light" fo:font-size="12.0pt" fo:background-color="#868686"/>
    </style:style>
    <style:style style:name="P9" style:family="paragraph" style:parent-style-name="Standard">
      <style:paragraph-properties fo:margin-bottom="0.1667in"/>
      <style:text-properties style:font-name="Heiti TC Light" fo:font-size="12.0pt" fo:background-color="#ececec"/>
    </style:style>
    <style:style style:name="P10" style:family="paragraph" style:parent-style-name="Standard">
      <style:paragraph-properties fo:margin-bottom="0.1667in"/>
      <style:text-properties style:font-name="Heiti TC Light" fo:font-size="12.0pt" fo:background-color="#e0e0e0"/>
    </style:style>
    <style:style style:name="P11" style:family="paragraph" style:parent-style-name="Standard">
      <style:paragraph-properties fo:margin-bottom="0.1667in"/>
      <style:text-properties style:font-name="Times" fo:font-size="12.0pt" fo:background-color="#ececec"/>
    </style:style>
    <style:style style:name="P12" style:family="paragraph" style:parent-style-name="Standard">
      <style:paragraph-properties fo:margin-bottom="0.1667in"/>
      <style:text-properties style:font-name="Times" fo:font-size="12.0pt" fo:background-color="#e0e0e0"/>
    </style:style>
    <style:style style:name="T1" style:family="text">
      <style:text-properties fo:letter-spacing="0.0000in"/>
    </style:style>
    <style:style style:name="T2" style:family="text">
      <style:text-properties fo:letter-spacing="0.0000in" fo:color="#032726"/>
    </style:style>
    <style:style style:name="T3" style:family="text">
      <style:text-properties style:font-name="PingFang TC" fo:letter-spacing="0.0000in"/>
    </style:style>
    <style:style style:name="T4" style:family="text">
      <style:text-properties style:font-name="PingFang TC" fo:letter-spacing="0.0000in" fo:background-color="transparent"/>
    </style:style>
    <style:style style:name="T5" style:family="text">
      <style:text-properties fo:font-style="italic" fo:font-style-asian="italic" fo:font-style-complex="italic" fo:letter-spacing="0.0000in"/>
    </style:style>
    <style:style style:name="T6" style:family="text">
      <style:text-properties fo:letter-spacing="0.0000in" fo:background-color="transparent"/>
    </style:style>
    <style:style style:name="T7" style:family="text">
      <style:text-properties style:font-name="Times" fo:font-style="italic" fo:font-style-asian="italic" fo:font-style-complex="italic" fo:letter-spacing="0.0000in"/>
    </style:style>
    <style:style style:name="T8" style:family="text">
      <style:text-properties style:font-name="PingFang SC" fo:letter-spacing="0.0000in"/>
    </style:style>
    <style:style style:name="T9" style:family="text">
      <style:text-properties style:font-name="Songti TC" fo:letter-spacing="0.0000in"/>
    </style:style>
    <style:style style:name="T10" style:family="text">
      <style:text-properties style:font-name="Times" fo:letter-spacing="0.0000in"/>
    </style:style>
    <style:style style:name="T11" style:family="text">
      <style:text-properties fo:color="#052726"/>
    </style:style>
    <style:style style:name="T12" style:family="text">
      <style:text-properties style:font-name="Times" fo:font-style="italic" fo:font-style-asian="italic" fo:font-style-complex="italic"/>
    </style:style>
    <style:style style:name="T13" style:family="text">
      <style:text-properties style:font-name="Heiti TC Light"/>
    </style:style>
    <style:style style:name="T14" style:family="text">
      <style:text-properties fo:font-style="italic" fo:font-style-asian="italic" fo:font-style-complex="italic"/>
    </style:style>
    <style:style style:name="TableColumn1" style:family="table-column">
      <style:table-column-properties style:column-width="3.4625in" style:rel-column-width="32767*"/>
    </style:style>
  </office:automatic-styles>
  <office:body>
    <office:text>
      <text:p text:style-name="P1"><text:span text:style-name="T1">陳真   |  2020.12.31 23:44   |   </text:span><text:a xlink:type="simple" xlink:href="http://palinfo.habago.org/Entry?Command=Information_PrintForum#FORUM40182"><text:span text:style-name="T2">#</text:span></text:a></text:p>
      <text:p text:style-name="P2"><text:span text:style-name="T3">看看這些人渣的嘴臉：</text:span><text:span text:style-name="T4"><text:line-break/><text:line-break/></text:span><text:a xlink:type="simple" xlink:href="https://bit.ly/2KTb4k3"><text:span text:style-name="T5">https://bit.ly/2KTb4k3</text:span></text:a></text:p>
      <text:p text:style-name="P1"><text:span text:style-name="T1">陳真   |  2020.12.31 22:53   |   </text:span><text:a xlink:type="simple" xlink:href="http://palinfo.habago.org/Entry?Command=Information_PrintForum#FORUM40181"><text:span text:style-name="T2">#</text:span></text:a></text:p>
      <text:p text:style-name="P3"><text:span text:style-name="T1">林正杰明天(萊豬元年一月一日)早上五點，會在台北新公園博物館門口等候大家，一起繞著所謂總統府走一圈。</text:span><text:span text:style-name="T6"><text:line-break/><text:line-break/></text:span><text:span text:style-name="T1">年輕一點的，也許不知道誰是林正杰。他是一個會讓人渣黨有所畏懼的黨外前輩，很有戰鬥力。</text:span><text:span text:style-name="T6"><text:line-break/><text:line-break/></text:span></text:p>
      <text:p text:style-name="P1"><text:span text:style-name="T1">陳真   |  2020.12.31 03:29   |   </text:span><text:a xlink:type="simple" xlink:href="http://palinfo.habago.org/Entry?Command=Information_PrintForum#FORUM40180"><text:span text:style-name="T2">#</text:span></text:a></text:p>
      <text:p text:style-name="P4"><text:span text:style-name="T1">毒豬啟示錄(二十二)：涂醒哲不要再鬧了，難看！</text:span><text:span text:style-name="T6"><text:line-break/><text:line-break/></text:span><text:span text:style-name="T1">陳真</text:span><text:span text:style-name="T6"><text:line-break/><text:line-break/></text:span><text:span text:style-name="T1">2020. 12. 31.</text:span><text:span text:style-name="T6"><text:line-break/><text:line-break/><text:line-break/></text:span><text:span text:style-name="T1">涂醒哲這兩天寫了篇文章叫做《蘇偉碩不要再鬧了，難看》，附於文末。涂醒哲說，蘇偉碩「丟盡醫師的臉」。 我套用涂罵人的句型，看看到底是誰「丟盡醫師的臉」。</text:span><text:span text:style-name="T6"><text:line-break/><text:line-break/></text:span><text:span text:style-name="T1">話說涂醒哲「戴著醫師名號」，人模人樣當起官來，卻長年以來「到處作秀」，胡扯瞎掰，前言不罩後語。</text:span><text:span text:style-name="T6"><text:line-break/><text:line-break/></text:span><text:span text:style-name="T1">2009年，涂醒哲競選嘉義市長，戴上寫著「拒絕美國毒牛」的口罩，在嘉義火車站前發起「全民拒絕美國毒牛」抗議活動，並設立攤位，推動連署「反毒牛公投」，鼓動「人民團結」、「遍地開花」進行烽火抗爭，「對政府錯誤政策大聲說 NO！」</text:span><text:span text:style-name="T6"><text:line-break/><text:line-break/></text:span><text:span text:style-name="T1">2012年，涂醒哲痛罵馬英九「開放毒牛，草菅人命」。</text:span><text:span text:style-name="T6"><text:line-break/><text:line-break/></text:span><text:span text:style-name="T1">2016年，涂醒哲擔任嘉義市長，率先全台，通過第一個「食安自治條例」，明文規定瘦肉精不得進入嘉義市，違者罰鍰金額十萬，或可依食安法開罰兩億，並表示將來不管哪個政府進口萊豬，都不得進入嘉義市，絕對會為民眾健康把關，並稱此一「反美豬美牛條款」將可「增加中央與美國的談判籌碼」。</text:span><text:span text:style-name="T6"><text:line-break/><text:line-break/></text:span><text:span text:style-name="T1">可是，不久之後，同樣是2016年，蔡英文上台了，比萊牛恐怖千百倍的萊豬萊內臟蠢蠢欲動，涂醒哲居然改口了，說毒性最重要的是「劑量」，只要不過量就還好啦。萬一將來被迫進口萊豬，政府應「嚴格標示萊劑含量」，並呼籲民眾拒吃萊豬，「美豬就沒生意，沒出路，沒市場」。</text:span><text:span text:style-name="T6"><text:line-break/><text:line-break/></text:span><text:span text:style-name="T1">2020年，當恐怖萊豬萊內臟確定統統都要進口時，涂醒哲更是一夕翻供，居然痛罵起反萊豬的人。我真不敢相信我的眼睛。你說，這是哪門子專業？一下說這樣，一下說那樣，見人說人話，見鬼說鬼話，「真是丟盡醫師的臉」！</text:span><text:span text:style-name="T6"><text:line-break/><text:line-break/></text:span><text:span text:style-name="T1">涂醒哲的「種種行徑」，真是「很難看」，「比起正在搞選舉的政客還不如」，到底是民國幾年的涂醒哲所講的話才能當真？荒腔走板至此，令人傻眼。這就是曾經擔任所謂衛生署長的涂醒哲，你說丟不丟人？用他罵蘇偉碩的話來說：「並不是說醫師就不能作秀，也不是不能發表專業或政治看法，但是，假專業之名，行政治鬥爭之實，格局就低。」</text:span><text:span text:style-name="T6"><text:line-break/><text:line-break/></text:span><text:span text:style-name="T1">馬英九時期，動輒以醫師身份痛罵毒牛進口「草菅人命」的涂醒哲，主要政見是「打造食安首都」、「捍衛國人健康」。可是，2016年5月，換成民進黨執政後，面對千百倍健康危害的毒豬毒內臟，卻居然說萊豬議題「跟健康無關」，痛罵蘇偉碩之所以「丟盡醫師的臉」，是因為「醫療專業人員都不大涉入萊豬議題，因為大家都知道這根本不是健康問題」；痛罵蘇偉碩「假裝醫學專業，卻又引用不正確資料欺騙國人，突顯專業訓練不足，別有用心，把國人當儍瓜作政治操控」。</text:span><text:span text:style-name="T6"><text:line-break/><text:line-break/></text:span><text:span text:style-name="T1">蘇偉碩什麼時候「欺騙」國人？期刊論文本身資料有誤，干他什麼事？這樣一個睜眼說瞎話、存心抹黑栽贓的涂醒哲，不知道各位看了有何感想？有夠荒唐吧！誰才是「丟盡醫師的臉」？</text:span><text:span text:style-name="T6"><text:line-break/><text:line-break/></text:span><text:span text:style-name="T1">2015年2月，民進黨雲林與嘉義三位縣市首長包括李進勇、張花冠和涂醒哲聯手反美牛。他們指出，「美國畜牧場在飼養過程中，均有添加醫學證明對人體有不良影響的萊克多巴胺，內臟積存之殘留量更為肉質五倍以上」。</text:span><text:span text:style-name="T6"><text:line-break/><text:line-break/></text:span><text:span text:style-name="T1">涂醒哲並引用 (如今擔任民進黨所謂「食安立委」卻力挺萊豬的) 台大教授吳焜裕的「研究」顯示：「牛腦之 (狂牛症) 感染力是牛肉千萬倍以上、牛血液的感染力則是牛肉一百倍」，據此強烈反美牛，特別是內臟，因其危害十分巨大。涂醒哲譴責馬英九「掩蓋醫學專業，完全以財團利益為優先，枉顧全民健康」，並痛斥馬政府「 絕不能為了加入TPP，漠視國內產業衝擊，犧牲國人健康」。</text:span><text:span text:style-name="T6"><text:line-break/><text:line-break/></text:span><text:span text:style-name="T1">言猶在耳，如今整個翻供，甚至反過頭來羞辱、抹黑反對毒豬毒牛毒內臟的人。這不會太可恥嗎？</text:span><text:span text:style-name="T6"><text:line-break/><text:line-break/></text:span><text:span text:style-name="T1">2020年09月20日，涂醒哲甚至在媒體發表文章，標題是「豬肉無害，豬腦袋才有害」，文章一開頭就先為「無害健康」的萊豬叫屈，並且「向豬說聲抱歉」，痛罵反萊豬者「都沒有醫學相關專業背景，只會訴諸情緒，講不出為什麼萊豬有害健康的道理」。</text:span><text:span text:style-name="T6"><text:line-break/><text:line-break/></text:span><text:span text:style-name="T1">一個人，居然可以翻雲覆雨到這種程度，一下說「開放毒牛、草菅人命」，當權後卻又說「萊豬無害」，睜眼說瞎話到這種地步，不知道各位看了有何感想？誰才是「丟盡醫師的臉」？ </text:span><text:span text:style-name="T6"><text:line-break/><text:line-break/></text:span><text:span text:style-name="T1">涂醒哲還以「氧氣」和「水」來比擬萊克多巴胺，說「氧氣濃度太高會傷害眼睛，水喝太多對某些人可能造成肺水腫」；他說，這「也就是為什麼陳時中敢掛保證說：吃萊豬『吃一輩子、吃5到10年都不會怎麼樣』」的原因。 </text:span><text:span text:style-name="T6"><text:line-break/><text:line-break/></text:span><text:span text:style-name="T1">涂醒哲還胡扯說，不但「主管健康的衞福部」認為萊豬無害健康，而且整個醫學界「也都認為萊豬肉不是健康問題；一些國民黨的立法委員及政客反而堅持要稱之為健康問題，這是很奇怪的 。」</text:span><text:span text:style-name="T6"><text:line-break/><text:line-break/></text:span><text:span text:style-name="T1">涂醒哲難道是老年失智了嗎？忘了他自己才是「反美國毒牛公投」的先驅，他現在居然譴責「國民黨還想做美豬公投」，痛斥「這種科學問題怎麼能夠用公投來解決？」</text:span><text:span text:style-name="T6"><text:line-break/><text:line-break/></text:span><text:span text:style-name="T1">涂醒哲大概也忘了他當過好幾年的嘉義市長，而且正是在他的主政下通過全台第一個「食安自治條例」，嚴禁萊克多巴胺進入嘉義市。他現在卻說：</text:span><text:span text:style-name="T6"><text:line-break/><text:line-break/></text:span><text:span text:style-name="T1">「最離譜的是嘉義市，如果你不喜歡吃美豬，那應該是要求標示清楚及來源控管的行政問題；如果你對美豬可能會影響台灣豬農的生計，應該關切的是如何補償的經濟問題；如果你討厭美國，逢美必反，逢民進黨必反，那就是政治問題」。</text:span><text:span text:style-name="T6"><text:line-break/><text:line-break/></text:span><text:span text:style-name="T1">當全世界一百六十幾個國家禁止使用萊克多巴胺，涂醒哲卻造謠說，進口萊豬是引用「全球一致」的標準，甚至鬼扯說，惟有這樣，「台灣才能夠成為正常的國家」；痛罵「一些外行人死纏亂打，甚至跑去向美國來的貴賓抗議，這只會壞了台灣的名聲，對台灣人民有害無益。因此我說，豬肉無害，豬腦袋有害 ，台灣真的會被這些豬腦袋給害死。」</text:span><text:span text:style-name="T6"><text:line-break/><text:line-break/></text:span><text:span text:style-name="T1">一個醫生，一個前衛生署長，在野說人話，當權之後就滿口鬼話到這種地步，不知道各位看了有何感想？誰才是「丟盡醫師的臉」？  </text:span><text:span text:style-name="T6"><text:line-break/><text:line-break/></text:span><text:span text:style-name="T1">這還不夠卑鄙，更無恥的是，涂醒哲居然把蘇偉碩遭受「職場霸凌」之勞動爭議事件，斷然扭曲成「蘇醫師因為說謊而被榮總開除」。涂醒哲不是訴諸理性議論，不是就事論事，而是訴諸抹黑，訴諸人格毀滅，彷彿只要把對方人格給摧毀了，自己也就在真理上獲勝似的。這樣一種抹黑行徑，恰恰也就是民進黨長年以來的基本作風；一個醫師，居然學起這一套無恥政客習性，你說是不是「丟盡醫師的臉」。</text:span><text:span text:style-name="T6"><text:line-break/><text:line-break/></text:span><text:span text:style-name="T1">今天，即便我是挺萊豬的一方，我還是會為蘇偉碩抱不平，因為你不能因為講不贏別人或與之觀點有異，就採用抹黑手法來毀滅一個人的人格，這太卑鄙了。蘇偉碩的職場霸凌事件，與公眾利益並無直接關係，更無關乎人品與道德，外界亦無從知其細節緣由，它跟萊豬之健康危害議題有何絲毫關連？涂醒哲這樣一種「以抹黑取代議論」的方式，難道不是「丟盡醫師的臉」？</text:span><text:span text:style-name="T6"><text:line-break/><text:line-break/></text:span><text:span text:style-name="T1">蘇偉碩除了被退輔會、被網軍、被人渣黨，被涂醒哲、被御用學者專家們集體抹黑霸凌之外，竟然還被以最高本刑三年的「食安法」移送法辦。蘇偉碩的人權顯然遭受侵害，因此前往監察院請願，涂醒哲竟然還嘲笑說這是一種「作秀」，說他「丟盡醫師的臉」。這樣子糟蹋人，不會太過份嗎？</text:span><text:span text:style-name="T6"><text:line-break/><text:line-break/></text:span><text:span text:style-name="T1">人渣黨用盡卑鄙手段對付異議者，醫界、學界普遍噤若寒蟬，誰會想做這種秀？對個人根本百害無一利，有何好處可言？反倒是眛著專業良知表態挺萊豬者，前途官位都有厚望。</text:span><text:span text:style-name="T6"><text:line-break/><text:line-break/></text:span><text:span text:style-name="T1">若真要講真正涉及公眾利益的醜聞，涂醒哲可謂罄竹難書。首先，他都已經七十歲了，專長是公衛，卻居然接受酬庸，擔任「財團法人生物技術開發中心」董事長，進行藥物研發，主導國家生技產業發展，憑什麼呢？台灣沒有生技研發的專業人才嗎？</text:span><text:span text:style-name="T6"><text:line-break/><text:line-break/></text:span><text:span text:style-name="T1">除此之外，涂醒哲還被他自己延攬的衛生局長、過去擔任其立委辦公室主任及競選市長之核心幕僚的黃維民教授以及嘉義市議會前機要祕書邱楹棟指控，包括貪污、洗錢、夫人喬事、人事關說、任用不符資格之親戚、安插資格不符之某政黨主席之親戚擔任科長一職、偽造文書、販賣官位，採購疫苗指示修改規格以圖利特定藥廠、要求讓國民黨色彩的臨時人員以「考績丙等」的方式不予續聘等「八大罪狀」。相關報導非常多，請見：</text:span><text:span text:style-name="T6"><text:line-break/><text:line-break/></text:span><text:span text:style-name="T1">《涂醒哲被昔日親信踢爆貪汙洗錢！》：</text:span><text:span text:style-name="T6"><text:line-break/><text:line-break/></text:span><text:a xlink:type="simple" xlink:href="https://bit.ly/2WWozSA"><text:span text:style-name="T7">https://bit.ly/2WWozSA</text:span></text:a><text:span text:style-name="T1">  </text:span><text:span text:style-name="T6"><text:line-break/><text:line-break/></text:span><text:span text:style-name="T1">《嘉義衛生局長列涂醒哲8大罪狀　採購疫苗指示配合藥廠》：</text:span><text:span text:style-name="T6"><text:line-break/><text:line-break/></text:span><text:a xlink:type="simple" xlink:href="https://bit.ly/3o0D4k4"><text:span text:style-name="T7">https://bit.ly/3o0D4k4</text:span></text:a><text:span text:style-name="T1"> </text:span><text:span text:style-name="T6"><text:line-break/></text:span><text:span text:style-name="T1"> </text:span><text:span text:style-name="T6"><text:line-break/></text:span><text:span text:style-name="T1">《涂醒哲賣官鬻爵，用人唯財？》：</text:span><text:span text:style-name="T6"><text:line-break/><text:line-break/></text:span><text:a xlink:type="simple" xlink:href="https://bit.ly/37YFQk2"><text:span text:style-name="T7">https://bit.ly/37YFQk2</text:span></text:a><text:span text:style-name="T6"><text:line-break/><text:line-break/></text:span><text:span text:style-name="T1">《我沒辭！嘉市衛生局長自爆被涂醒哲逼走》：</text:span><text:span text:style-name="T6"><text:line-break/><text:line-break/></text:span><text:a xlink:type="simple" xlink:href="https://bit.ly/3pGku1b"><text:span text:style-name="T7">https://bit.ly/3pGku1b</text:span></text:a><text:span text:style-name="T1">  </text:span><text:span text:style-name="T6"><text:line-break/><text:line-break/></text:span><text:span text:style-name="T1">面對這些公開指控，涂醒哲控告自己的衛生局長損害名譽，結果卻不起訴。</text:span><text:span text:style-name="T6"><text:line-break/><text:line-break/></text:span><text:span text:style-name="T1">蘇偉碩在醫院超時勞動及疑似遭遇職場霸凌，因而衍發的言語衝突，相較於涂醒哲被自己親信所「踢爆」的這些貪贓枉法之事，誰才是「丟盡醫師的臉」？</text:span><text:span text:style-name="T6"><text:line-break/><text:line-break/></text:span><text:span text:style-name="T1">我舉出這些事，並非出於譴責，事實上我也不認為我們應聽信片面之詞而遽予認定涂醒哲貪贓枉法。我之所以舉例，只是想請涂醒哲將心比心，當蘇偉碩面對整個國家機器的人格抹黑與司法打壓時，你居然還落井下石？當你遭到自己聘任的衛生局長之多項具體指控，而你宣稱無辜而提告，結果還敗訴，我們是不是更有立場來論斷你就是貪污洗錢賣官鬻爵？你希望自己這樣被對待而遭人懷疑人格嗎？</text:span><text:span text:style-name="T6"><text:line-break/><text:line-break/></text:span><text:span text:style-name="T1">再說，蘇偉碩曾是台聯黨政策文宣部副主任，政治立場偏綠，十年前被貴黨奉為座上賓，擔任反美牛會議專家代表，痛批馬英九開放美牛。當時，貴黨視之為食安英雄。如今，一樣的言論，一樣的立場，卻遭到貴黨的瘋狂打壓與抹黑，從座上賓只差還沒變成階下囚，而你卻還跳出來進一步落井下石，這不會太可恥嗎？</text:span><text:span text:style-name="T6"><text:line-break/><text:line-break/></text:span><text:span text:style-name="T1">涂醒哲不要再鬧了，難看！  </text:span><text:span text:style-name="T6"><text:line-break/><text:line-break/></text:span><text:span text:style-name="T1">【後記】：</text:span><text:span text:style-name="T6"><text:line-break/><text:line-break/></text:span><text:span text:style-name="T1">1992年，我在台北馬偕醫院工作，才剛當了一、兩年的醫師。當時已七、八十歲的李鎮源老師 (前台大醫學院院長) ，與我素眛平生，大過年那一天的清晨七點多，不知道從哪取得我的房東電話，打電話來拜年，說他想創立一個醫界組織，想請我幫忙組織訓練及草擬章程，並擔任發起人。</text:span><text:span text:style-name="T6"><text:line-break/><text:line-break/></text:span><text:span text:style-name="T1">我原本拒絕，表明我不喜歡政治，也不喜歡社運界之浮誇造作。但是，李老師是老一輩讀書人，大我差不多五十歲，為人誠懇，不恥下問，甚至對我說：「在醫學上，我是你的老師，但是在社會運動上，你卻是我的前輩」，花了很多時間說明理念，說他想創立一個類似蔣渭水在日據時期的「台灣文化協會」那樣的啟蒙組織，宣揚文學藝術與思想，深耕文化與人權，並強調某種社會主義精神與弱勢者優先，保證不會牽扯選舉與政治，更不會變成民進黨的附庸。</text:span><text:span text:style-name="T6"><text:line-break/><text:line-break/></text:span><text:span text:style-name="T1">我被李鎮源說動，於是就答應了。大約一個多月後，「台灣醫界聯盟」就成立了。如果我沒記錯，我就是在那個時候認識剛剛學成歸國(？)的涂醒哲。他大我十多歲，但是當時似乎剛剛「出社會」，因此還很單純。我跟他始終只是幾面之緣，並無私交，但感覺得出來其為人熱情坦率與謙虛，不像是那種講話拐彎抹角的人。</text:span><text:span text:style-name="T6"><text:line-break/><text:line-break/></text:span><text:span text:style-name="T1">但我沒想到，甚至至今依舊難以置信，當一個人慢慢擁有權力之後，為人處世的方式似乎也跟著走樣，變得如許陌生。究竟是權力扭曲了他？還是權力讓他顯露本性？</text:span><text:span text:style-name="T6"><text:line-break/><text:line-break/></text:span><text:span text:style-name="T1">1997年，前來英國念書前夕，我列印了一本通訊錄，隨我飄洋過海，裏頭有兩千七百多個朋友或機構。如果這本冊子還在，那麼它就是一本滿載榮華富貴的「將官錄」。我沒想到的是，在此之後短短兩、三年之間，就在二十世紀末之前，我便跟這個黨以及幾乎所有朋友與同志完全站到了對立面；並非因為我個人由獨轉統，而是因為法西斯。我跟法西斯誓不兩立。</text:span><text:span text:style-name="T6"><text:line-break/><text:line-break/></text:span><text:span text:style-name="T1">民進黨打從建黨開始，除了以光速般的速度貪婪腐化之外，在上個世紀末，更進一步急速走向法西斯，挑撥族群對立，煽動仇恨，犧牲眾人福祉，遂行個人政治利益，危害社會程度更甚昔日蔣家政權。</text:span><text:span text:style-name="T6"><text:line-break/><text:line-break/></text:span><text:span text:style-name="T1">我常想念過去黨外年代那些痛苦歲月，雖然痛苦之巨大，遠非當今之雞毛蒜皮所能比擬，痛苦之極至，跡近絕望。但那些早已逝去的歲月，卻似乎相對單純許多；高壓恐怖之中，人們不畏監牢死傷，挺身而出，以命相許，無非也只是出於一種義憤，一種純粹利他的善念與赤忱。</text:span><text:span text:style-name="T6"><text:line-break/><text:line-break/></text:span><text:span text:style-name="T1">但是，隨著權力誘惑之瀰漫，政治不再是一種志業，而是爭權奪利的覓食場域；社運不再是價值與理想的實踐，而是一種虛榮，一種自欺欺人的裝飾品、權位功名的晉身階，憑藉的不再是利他精神，不再是悲憫與勇氣，而是造假、修辭、詐騙與演出。</text:span><text:span text:style-name="T6"><text:line-break/><text:line-break/></text:span><text:span text:style-name="T1">但凡眼見為憑之事，抑或理性與事實，都很容易陳述，但有些感受卻屬內在幽微而難以言宣。很多人也許「從小」就讀過我的文字。如果哪一天，我為了權位榮華，突然改變說法，那些曾經相信我的人，心中做何感想？許多時候，我的感受也是這樣。比方說陳菊，不說也罷了。</text:span><text:span text:style-name="T6"><text:line-break/><text:line-break/></text:span><text:span text:style-name="T1">四十年前，如果有位先知或預言家，告訴我二十年後的光景，告訴我短短二十年之間，你的同志將幾乎全數都站到你的對立面，我一定不會相信。也許吾友柏楊是對的，他說，「現實往往比小說還更加戲劇化」。</text:span><text:span text:style-name="T6"><text:line-break/><text:line-break/></text:span><text:span text:style-name="T1">我那本記載恐怖高壓年代兩千七百個好友名單的通訊錄，早已不知去向；眾聲喧囂的年代，我卻似乎反而走向一種更深的孤獨。</text:span><text:span text:style-name="T6"><text:line-break/><text:line-break/></text:span><text:span text:style-name="T1">====================</text:span><text:span text:style-name="T6"><text:line-break/><text:line-break/></text:span><text:span text:style-name="T1">蘇偉碩不要再鬧了，難看</text:span><text:span text:style-name="T6"><text:line-break/><text:line-break/></text:span><text:span text:style-name="T1">涂醒哲 (前衛生署署長)</text:span><text:span text:style-name="T6"><text:line-break/><text:line-break/></text:span><text:span text:style-name="T1">Yahoo 新聞</text:span><text:span text:style-name="T6"><text:line-break/><text:line-break/></text:span><text:span text:style-name="T1">2020年12月28日</text:span><text:span text:style-name="T6"><text:line-break/><text:line-break/><text:line-break/></text:span><text:span text:style-name="T1">蘇偉碩戴著醫師名號，到處作秀，真是丟盡醫師的臉！</text:span><text:span text:style-name="T6"><text:line-break/><text:line-break/></text:span><text:span text:style-name="T1">蘇偉碩一下子到立法院作秀反萊豬，一下子到監察院作秀要人權，種種行徑比想要爭取選舉提名的政客還不如。</text:span><text:span text:style-name="T6"><text:line-break/><text:line-break/></text:span><text:span text:style-name="T1">醫師不是不能作秀，也不是不能發表專業或政治看法，但假專業之名行政治鬥爭之實，格局就低。因為醫療專業人員都不大涉入萊豬議題，因為大家知道這根本不是健康的問題。如果假裝醫學專業，又引用不正確的資料來欺騙國人，不是太過懶惰，突顯專業訓練不足，就是別有用心，把國人當成儍瓜作政治操控。</text:span><text:span text:style-name="T6"><text:line-break/><text:line-break/></text:span><text:span text:style-name="T1">很多食品添加物雖有其功用，但過量都有害，何謂過量就要靠科學研究，才能訂出最合理的容許量。如果對容許量有疑慮，可以去作更多研究來修正或要求明確標示。不懂裝懂，以醫師身分說出萊克多巴胺的毒性比搖頭丸高250倍，呼吸空氣就會中毒⋯等非常政治的語言，也難怪馬上被醫界起底反駁。高雄榮總也急忙出來説蘇偉碩已經不是高榮醫師，還說他是被開除的。</text:span><text:span text:style-name="T6"><text:line-break/><text:line-break/></text:span><text:span text:style-name="T1">要開除一個公務員是很困難的，尤其是醫師。蘇醫師有講謊話被高榮開除的前科，為什麼國民黨還把他捧成寶呢？難道都找不到醫師了嗎？國民黨不會去問問作過衛生署署長的葉金川、蔣丙煌⋯？</text:span><text:span text:style-name="T6"><text:line-break/><text:line-break/></text:span><text:span text:style-name="T1">蘇偉碩，不要再鬧了！</text:span></text:p>
      <text:p text:style-name="P1"><text:span text:style-name="T1">良哲   |  2020.12.30 09:17   |   </text:span><text:a xlink:type="simple" xlink:href="http://palinfo.habago.org/Entry?Command=Information_PrintForum#FORUM40179"><text:span text:style-name="T2">#</text:span></text:a></text:p>
      <text:p text:style-name="P3"><text:span text:style-name="T1">那年演講活動過後，講述的內容經整理後便放在巴勒網。大家可以參考。</text:span><text:span text:style-name="T6"><text:line-break/><text:line-break/></text:span><text:a xlink:type="simple" xlink:href="https://bit.ly/38NdW9V"><text:span text:style-name="T7">https://bit.ly/38NdW9V</text:span></text:a></text:p>
      <text:p text:style-name="P1"><text:span text:style-name="T1">陳真   |  2020.12.30 01:39   |   </text:span><text:a xlink:type="simple" xlink:href="http://palinfo.habago.org/Entry?Command=Information_PrintForum#FORUM40178"><text:span text:style-name="T2">#</text:span></text:a></text:p>
      <text:p text:style-name="P4"><text:span text:style-name="T1">我轉成了短網址，也轉貼在首頁。</text:span><text:span text:style-name="T6"><text:line-break/><text:line-break/></text:span><text:span text:style-name="T1">陳真</text:span><text:span text:style-name="T6"><text:line-break/><text:line-break/></text:span><text:span text:style-name="T1">2020. 12. 30.</text:span><text:span text:style-name="T6"><text:line-break/><text:line-break/></text:span><text:span text:style-name="T1">=============</text:span><text:span text:style-name="T6"><text:line-break/></text:span><text:span text:style-name="T1">2015年承蒙良哲的安排，在板橋國小為巴勒網的朋友講述參加西班牙內戰的中國人的故事，現在有了紀錄片。</text:span><text:span text:style-name="T6"><text:line-break/><text:line-break/></text:span><text:span text:style-name="T1">(陳真按：當天活動請見：</text:span><text:a xlink:type="simple" xlink:href="https://bit.ly/3pvu2vK"><text:span text:style-name="T7">https://bit.ly/3pvu2vK</text:span></text:a><text:span text:style-name="T1"><text:s/>謝謝中龍的錄影)</text:span><text:span text:style-name="T6"><text:line-break/><text:line-break/></text:span><text:span text:style-name="T1">從去年開始，我們倆參與和協助鳳凰衛視製作一部紀錄片，關於參加西班牙內戰的中國人，片名：《當世界年輕的時候——國際縱隊裡的中國人》。 “鳳凰衛視中文台”的《鳳凰大視野》從12/21開始播放這部紀錄片，一共五集，每集半小時。如果你沒有機會看到，下面是五集的網路鏈接。 </text:span><text:span text:style-name="T6"><text:line-break/><text:line-break/></text:span><text:span text:style-name="T1">祝 牛年平安如意！</text:span><text:span text:style-name="T6"><text:line-break/><text:line-break/></text:span><text:span text:style-name="T1">慧如，寧遠 </text:span><text:span text:style-name="T6"><text:line-break/><text:line-break/></text:span><text:span text:style-name="T1">第一集</text:span><text:span text:style-name="T6"><text:line-break/><text:line-break/></text:span><text:span text:style-name="T1">[當世界年輕的時候｜國際縱隊裡的中國人：第一集   夢回西班牙]： </text:span><text:span text:style-name="T6"><text:line-break/><text:line-break/></text:span><text:a xlink:type="simple" xlink:href="https://bit.ly/3rBTL7B"><text:span text:style-name="T7">https://bit.ly/3rBTL7B</text:span></text:a><text:span text:style-name="T6"><text:line-break/></text:span><text:span text:style-name="T1"> </text:span><text:span text:style-name="T6"><text:line-break/></text:span><text:span text:style-name="T1">第二集</text:span><text:span text:style-name="T6"><text:line-break/><text:line-break/></text:span><text:span text:style-name="T1">[當世界年輕的時候｜國際縱隊裡的中國人：第二集   橄欖桂冠的召喚] ：</text:span><text:span text:style-name="T6"><text:line-break/><text:line-break/></text:span><text:a xlink:type="simple" xlink:href="https://bit.ly/3aS0VP2"><text:span text:style-name="T7">https://bit.ly/3aS0VP2</text:span></text:a><text:span text:style-name="T6"><text:line-break/><text:line-break/></text:span><text:span text:style-name="T1">第三集</text:span><text:span text:style-name="T6"><text:line-break/><text:line-break/></text:span><text:span text:style-name="T1">[當世界年輕的時候｜國際縱隊裡的中國人：第三集   保衛馬德里] ：</text:span><text:span text:style-name="T6"><text:line-break/><text:line-break/></text:span><text:a xlink:type="simple" xlink:href="https://bit.ly/2WUoleI"><text:span text:style-name="T7">https://bit.ly/2WUoleI</text:span></text:a><text:span text:style-name="T7"> </text:span><text:span text:style-name="T6"><text:line-break/><text:line-break/></text:span><text:span text:style-name="T1">第四集</text:span><text:span text:style-name="T6"><text:line-break/><text:line-break/></text:span><text:span text:style-name="T1">[當世界年輕的時候｜國際縱隊裡的中國人：第四集  血染他鄉的勇士]：   </text:span><text:span text:style-name="T6"><text:line-break/><text:line-break/></text:span><text:a xlink:type="simple" xlink:href="https://bit.ly/2WWTRbC"><text:span text:style-name="T7">https://bit.ly/2WWTRbC</text:span></text:a><text:span text:style-name="T6"><text:line-break/><text:line-break/></text:span><text:span text:style-name="T1">第五集</text:span><text:span text:style-name="T6"><text:line-break/><text:line-break/></text:span><text:span text:style-name="T1">[當世界年輕的時候｜國際縱隊裡的中國人：第五集   永別了，武器]：  </text:span><text:span text:style-name="T6"><text:line-break/><text:line-break/></text:span><text:a xlink:type="simple" xlink:href="https://bit.ly/3rCULbC"><text:span text:style-name="T7">https://bit.ly/3rCULbC</text:span></text:a><text:span text:style-name="T6"><text:line-break/><text:line-break/></text:span></text:p>
      <text:p text:style-name="P1"><text:span text:style-name="T1">鄭豐遠   |  2020.12.29 20:59   |   </text:span><text:a xlink:type="simple" xlink:href="http://palinfo.habago.org/Entry?Command=Information_PrintForum#FORUM40177"><text:span text:style-name="T2">#</text:span></text:a></text:p>
      <text:p text:style-name="P3"><text:span text:style-name="T1">2015 年 1 月 10 號晚上，在良哲安排下，慧如姐在板橋國小為巴勒網的朋友親口講述她與鄒寧遠兩位前輩用了十多年時間完成的《當世界年輕的時候：參加西班牙內戰的中國人(1936-1939)》一書中的故事。我當時也在現場，所聽所聞給我的震撼，無法用言語形容。</text:span><text:span text:style-name="T6"><text:line-break/><text:line-break/></text:span><text:span text:style-name="T1">Youtube 上有當晚慧如姐演講的錄影，是一位王中龍的頻道。</text:span><text:span text:style-name="T6"><text:line-break/></text:span><text:a xlink:type="simple" xlink:href="https://youtu.be/8altMf_dtag"><text:span text:style-name="T7">https://youtu.be/8altMf_dtag</text:span></text:a><text:span text:style-name="T6"><text:line-break/><text:line-break/></text:span><text:span text:style-name="T1">書好像絕版了，還好我當初有買。</text:span><text:span text:style-name="T6"><text:line-break/><text:line-break/></text:span><text:span text:style-name="T1">下面是慧如姐剛剛傳來的，我就擅自轉貼在留言版。希望只要是華人，都花時間看一看，看看這些"普通人"究竟做了些什麼。這些人這些事，恐怕絕大多數中國人都一無所知，看到倪慧如和鄒寧遠兩位前輩的努力成果被鳳凰衛視播出，真的是非常感動。</text:span><text:span text:style-name="T6"><text:line-break/><text:line-break/></text:span><text:span text:style-name="T1">我無法以身為一個台灣人自豪，但我確實以身為一個中國人而感到驕傲。</text:span><text:span text:style-name="T6"><text:line-break/><text:line-break/></text:span><text:span text:style-name="T1">豐遠</text:span><text:span text:style-name="T6"><text:line-break/><text:line-break/></text:span><text:span text:style-name="T1">--------------------------------------</text:span><text:span text:style-name="T6"><text:line-break/></text:span><text:span text:style-name="T1">紀錄片《參加西班牙內戰的中國人》鏈接</text:span><text:span text:style-name="T6"><text:line-break/><text:line-break/></text:span><text:span text:style-name="T1">2015年承蒙良哲的安排，在板橋國小為巴勒網的朋友講述參加西班牙內戰的中國人的故事，現在有了紀錄片。</text:span><text:span text:style-name="T6"><text:line-break/><text:line-break/></text:span><text:span text:style-name="T1">從去年開始，我們倆參與和協助鳳凰衛視製作一部紀錄片，關於參加西班牙內戰的中國人，片名：《當世界年輕的時候——國際縱隊裡的中國人》。 “鳳凰衛視中文台”的《鳳凰大視野》從12/21開始播放這部紀錄片，一共五集，每集半小時。如果你沒有機會看到，下面是五集的網路鏈接。</text:span><text:span text:style-name="T6"><text:line-break/><text:line-break/></text:span><text:span text:style-name="T1">祝 牛年平安如意！</text:span><text:span text:style-name="T6"><text:line-break/></text:span><text:span text:style-name="T1">慧如，寧遠</text:span><text:span text:style-name="T6"><text:line-break/><text:line-break/><text:line-break/></text:span><text:span text:style-name="T1">第一集</text:span><text:span text:style-name="T6"><text:line-break/></text:span><text:span text:style-name="T1">[當世界年輕的時候｜國際縱隊裡的中國人：第一集 夢回西班牙</text:span><text:span text:style-name="T6"><text:line-break/></text:span><text:a xlink:type="simple" xlink:href="http://share.fengshows.com/video.html?id=084718cd-d7fb-47a9-8d3b-7392f8985562&amp;;channelID=r03&amp;;time=1608562468.774124&amp;;from=singlemessage"><text:span text:style-name="T7">http://share.fengshows.com/video.html?id=084718cd-d7fb-47a9-8d3b-7392f8985562&amp;;channelID=r03&amp;;time=1608562468.774124&amp;;from=singlemessage</text:span></text:a><text:span text:style-name="T6"><text:line-break/><text:line-break/></text:span><text:span text:style-name="T1">第二集</text:span><text:span text:style-name="T6"><text:line-break/></text:span><text:span text:style-name="T1">[當世界年輕的時候｜國際縱隊裡的中國人：第二集 橄欖桂冠的召喚</text:span><text:span text:style-name="T6"><text:line-break/></text:span><text:a xlink:type="simple" xlink:href="http://share.fengshows.com/video.html?id=aa3ba28d-e8ed-4b50-96e7-cda6a70a2c9a&amp;;channelID=r03&amp;;time=1608646042.428129&amp;;from=singlemessage"><text:span text:style-name="T7">http://share.fengshows.com/video.html?id=aa3ba28d-e8ed-4b50-96e7-cda6a70a2c9a&amp;;channelID=r03&amp;;time=1608646042.428129&amp;;from=singlemessage</text:span></text:a><text:span text:style-name="T6"><text:line-break/><text:line-break/></text:span><text:span text:style-name="T1">第三集</text:span><text:span text:style-name="T6"><text:line-break/></text:span><text:span text:style-name="T1">[當世界年輕的時候｜國際縱隊裡的中國人：第三集 保衛馬德里</text:span><text:span text:style-name="T6"><text:line-break/></text:span><text:a xlink:type="simple" xlink:href="http://share.fengshows.com/video.html?id=3f13031a-ebd8-49e9-8ce3-af264d51bd56&amp;;channelID=r03&amp;;time=1608733526.111058&amp;;from=singlemessage"><text:span text:style-name="T7">http://share.fengshows.com/video.html?id=3f13031a-ebd8-49e9-8ce3-af264d51bd56&amp;;channelID=r03&amp;;time=1608733526.111058&amp;;from=singlemessage</text:span></text:a><text:span text:style-name="T6"><text:line-break/><text:line-break/></text:span><text:span text:style-name="T1">第四集</text:span><text:span text:style-name="T6"><text:line-break/></text:span><text:span text:style-name="T1">[當世界年輕的時候｜國際縱隊裡的中國人：第四集 血染他鄉的勇士</text:span><text:span text:style-name="T6"><text:line-break/></text:span><text:a xlink:type="simple" xlink:href="http://share.fengshows.com/video.html?id=657bbe64-b04c-496a-9f19-cf437614ff30&amp;;channelID=r03&amp;;time=1608818751.892989&amp;;from=groupmessage"><text:span text:style-name="T7">http://share.fengshows.com/video.html?id=657bbe64-b04c-496a-9f19-cf437614ff30&amp;;channelID=r03&amp;;time=1608818751.892989&amp;;from=groupmessage</text:span></text:a><text:span text:style-name="T6"><text:line-break/><text:line-break/></text:span><text:span text:style-name="T1">第五集</text:span><text:span text:style-name="T6"><text:line-break/></text:span><text:span text:style-name="T1">[當世界年輕的時候｜國際縱隊裡的中國人：第五集 永別了，武器</text:span><text:span text:style-name="T6"><text:line-break/></text:span><text:a xlink:type="simple" xlink:href="http://share.fengshows.com/video.html?id=4f1ec083-aea9-4150-adf5-dd17c87d2460&amp;;channelID=r03&amp;;time=1608922377.542967&amp;;from=singlemessage"><text:span text:style-name="T7">http://share.fengshows.com/video.html?id=4f1ec083-aea9-4150-adf5-dd17c87d2460&amp;;channelID=r03&amp;;time=1608922377.542967&amp;;from=singlemessage</text:span></text:a></text:p>
      <text:p text:style-name="P1"><text:span text:style-name="T1">May-May Liu   |  2020.12.29 13:45   |   </text:span><text:a xlink:type="simple" xlink:href="http://palinfo.habago.org/Entry?Command=Information_PrintForum&amp;iPage=1#FORUM40176"><text:span text:style-name="T2">#</text:span></text:a></text:p>
      <text:p text:style-name="P2"><text:span text:style-name="T3">葉培建：探月的脚步 </text:span><text:a xlink:type="simple" xlink:href="https://tv.cctv.com/2020/12/27/VIDE4wtAjSHpEf83xZG4pUH1201227.shtml"><text:span text:style-name="T5">https://tv.cctv.com/2020/12/27/VIDE4wtAjSHpEf83xZG4pUH1201227.shtml</text:span></text:a><text:span text:style-name="T3"><text:line-break/></text:span></text:p>
      <text:p text:style-name="P1"><text:span text:style-name="T1">孫從輔   |  2020.12.29 04:58   |   </text:span><text:a xlink:type="simple" xlink:href="http://palinfo.habago.org/Entry?Command=Information_PrintForum&amp;iPage=1#FORUM40175"><text:span text:style-name="T2">#</text:span></text:a></text:p>
      <text:p text:style-name="P3"><text:span text:style-name="T1">兩岸若發生戰爭，中共的目標會是速戰、速決、速勝，以保全台灣人的生命與台灣的經濟實力。美國若決定參戰，它的目標會是以美軍最小傷亡而最大地損害中國國力。如果提供武器與情報讓兩岸同胞相殺有效，美國就會這麼做，如果將台灣化為焦土有效，美國就會這麼做。最近看到兩岸的「網路軍事家」在「鍵盤分析」雙方無人機實力對比，覺得十分短視，兩岸應聯手防範美軍無人機對台灣的狂轟濫炸。台灣人更應該如此，若用一分的準備防範解放軍，就應該用一百分的準備防範美軍。台灣人的身家性命，台灣社會的長治久安，只會是中共關心的事，從來不是美國關心的事，這從情感考量與理性算計上都是顯而易見的。<text:line-break/><text:line-break/>//<text:line-break/><text:line-break/>戰爭，台灣準備好了嗎<text:line-break/></text:span><text:a xlink:type="simple" xlink:href="http://www.uzaobao.com/mon/keji/20201224/83054.html"><text:span text:style-name="T7">http://www.uzaobao.com/mon/keji/20201224/83054.html</text:span></text:a><text:span text:style-name="T1"><text:line-break/>梁偉傑，台灣退役軍官<text:line-break/><text:line-break/>西方最偉大的戰爭思想，或許是對於機率的認識吧！現實世界，只是過去所演進無數種可能的其中一個結果。因此西方軍事學院十分重視決策品質，錯誤決策之下，純粹由於幸運而成功，難以受到推崇。過去歐洲許多世紀競爭激烈，誰也不能絕對壓倒誰，必須斤斤計較每一個決定，甚至在模擬演習中，開炮擊中與否，都必須依據可能機率拋擲骰子，反覆推算至立於不敗之地，才敢對外用兵。<text:line-break/><text:line-break/>東方的戰爭思想雖然也講究機率，但重點在於朝廷廟算是否具有絕對勝算與壓倒性優勢。不平庸的君主，通常擁有九成的勝算把握，確定能夠達成政治目的，才會對外出兵。所以常常陳兵百萬，浪費資源，過度準備。<text:line-break/><text:line-break/>雖然台海局勢趨於平穩，但萬一台海發生戰爭，且戰爭向北京方面的大量資源傾斜，那麼戰爭推進速度如何呢？若遲滯解放軍推進，戰爭向台灣與美國方面逐漸傾斜，戰爭遲滯速度如何呢？美國人民願意立即耗費寶貴的舉國資源，投入壓倒性優勢在數天之內驅逐解放軍嗎？還是抓住難得機會，讓兩岸彼此反覆來回轟炸，造成一片廢墟，讓解放軍在此流血數月，耗盡對岸國力呢？<text:line-break/><text:line-break/>從這次疫情可以更明顯地看出答案，北京的戰略指導偏重於“全軍、速勝”，以周全的過度準備，快速決勝，並藉此保全生命與實力，而西方的基本考量依然不離“成本、成本、成本”。以此為鑑，台灣能不警惕乎？<text:line-break/><text:line-break/>回頭想想，微笑裝傻，迎合各方，保全百姓，也是個不錯的選擇，迴避別人算計你會被炸幾次，計算你可以犧牲多少百姓、想像你撐多久的機會。<text:line-break/><text:line-break/>節約軍費，永續研發支出，充實地方政府財政與治安，實為百姓之福。政府對軍費支出的高漲，只會明智地傻笑，狀似充滿慈悲，實則推民於戰爭淵藪，百姓不喜歡這麼窩囊。<text:line-break/><text:line-break/>相較近來北京對於澳洲、數年前對於越南，下手之狠，數十倍於台灣，以此觀之，北京的初衷真心想要武力侵台嗎？<text:line-break/><text:line-break/>升學考之前一年，怎麼可能想像大考緊張的心情呢？總是要等到考試當天才能體會啊！面對戰爭，準備好了嗎？</text:span></text:p>
      <text:p text:style-name="P1"><text:span text:style-name="T1">陳真   |  2020.12.28 19:43   |   </text:span><text:a xlink:type="simple" xlink:href="http://palinfo.habago.org/Entry?Command=Information_PrintForum&amp;iPage=1#FORUM40174"><text:span text:style-name="T2">#</text:span></text:a></text:p>
      <text:p text:style-name="P4"><text:span text:style-name="T1">毒豬啟示錄 (二十一)：政治所為何事？<text:line-break/><text:line-break/>陳真<text:line-break/><text:line-break/>2020. 12. 28.<text:line-break/><text:line-break/><text:line-break/>毒豬進口的事，如果主其事者挑明了說是美國人強迫我們進口，甚至連標示都不准，就是要你非吃毒豬不可，那我其實也就沒什麼好說的了。<text:line-break/><text:line-break/>可是，人渣黨卻不是這樣做，反而擬定一套政治作戰計畫，先斬後奏，然後動員一批所謂學者專家散播大量謠言與蠢話，說萊克多巴胺多安全；相關蠢話之愚蠢程度，匪夷所思，簡直是把大家全當成腦殘。如果有人不相信蠢話，提出異議，就對他們發動抹黑攻擊，摧毀其人格。<text:line-break/><text:line-break/>讓我感到訝異的是那些所謂學者專家們的說詞之荒唐，根本就是睜眼說瞎話，就算一般外行人也不該如此離譜，但他們卻扛出各種學術身份，出賣專業良知，以為憑著某種頭銜就能睜眼說瞎話。<text:line-break/><text:line-break/>比方說常聽到的什麼「量大就是毒，量小就不是，喝水也會中毒」，還有所謂「美國人吃二十年也沒怎樣」，或是乾脆直接否認各種醫學與藥理知識或常識，甚至還有學者專家說「人又不是果蠅，果蠅研究不算數」，剛剛還看到一位中國醫藥大學的教授說，「萊克多巴胺的沸點高達520度，因此不可能在常溫的條件狀況下揮發到空氣中」。各種奇談怪論，令人瞠目結舌。<text:line-break/><text:line-break/>剛剛去尿尿，看到馬桶裏頭一團大便，很噁心，臭氣沖天。難道散播在空氣中的大便味道是因為這一團大便「超過沸點」所以才讓我聞到臭味？連這種話也敢講，真是不可思議，騙小孩也不該這樣鬼扯蛋啊。<text:line-break/><text:line-break/>底下有位邱醫師，言簡意賅，寫得很好，值得一讀。他提到一種模式動物叫做秀麗隱桿線蟲，不知道那些挺毒豬的學者專家們是不是又會說「散播造謠！人又不是線蟲！」<text:line-break/><text:line-break/>我比較不在乎大人死活，但我捨不得小孩，特別是嬰幼兒，尤其是胎兒，他們身心之脆弱與敏感，很容易成為各種毒物的受害者。我真心希望，活得不耐煩的人，你愛吃毒豬就去吃吧，但是，請你至少想一想無辜的小孩；大人醜惡的政治操弄，不要總是以下一代的健康與生存發展做為一種祭品；權勢者的小孩比較不會受害，但你我一般人卻深深依賴既有的生存環境而難以脫逃。<text:line-break/><text:line-break/>政治所為何事？難道懷弱惜幼、為下一代謀求一個比較好的生存環境，不就是一切政治之所以值得存在的基本核心？政治之大，莫過於此。要不然，我不知道政治或政府有何存在價值？我不知道一個人究竟是懷抱何種心願從政？<text:line-break/><text:line-break/>====================<text:line-break/><text:line-break/>別讓孩子當萊劑白老鼠<text:line-break/><text:line-break/>2020-12-19 02:32 聯合報<text:line-break/><text:line-break/>邱守苕／台大醫學博士、急診醫師（台北市）<text:line-break/><text:line-break/><text:line-break/>若要追蹤廿、卅、四十年觀察毒物對人體的慢性傷害，是緩不濟急的。因此用壽命較短的模式動物（應用秀麗隱桿線蟲做的研究，曾經得過二○○二、○六、○八年三次諾貝爾獎）持續、終身暴露於毒物環境下，可以讓我們預測毒物的「長期、慢性」影響。<text:line-break/><text:line-break/>證據：自幼年期開始暴露在一億分之一濃度（10ppb）的萊克多巴胺，會導致秀麗隱桿線蟲（C. elegans）的壽命減少八分之一（平均壽命：不給藥的對照組十六天／給克倫特羅十五天／給萊克多巴胺十四天；見以下ＳＣＩ文獻Fig.4D），毒物效應自第八天（對照組線蟲平均壽命為十六天）開始顯露（見以下文獻Fig.4C）。該文獻還有萊劑其他毒性指標，亦指出經由何種機轉導致線蟲壽命縮減，於此不再贅述。文獻網址：<text:line-break/><text:line-break/></text:span><text:a xlink:type="simple" xlink:href="https://bit.ly/2KJ8Eo3"><text:span text:style-name="T7">https://bit.ly/2KJ8Eo3</text:span></text:a><text:span text:style-name="T1"><text:line-break/><text:line-break/>意義：毒藥經過極度稀釋（10ppb）之後還是毒藥，毒藥分子密度降低，但其本質未變，毒藥的傷害及衝擊性由急性轉變為慢性。<text:line-break/><text:line-break/>討論：上面研究用的是「健康的」秀麗隱桿線蟲得到的實驗結果，如果用已經有高血壓等心血管疾病的動物進行實驗，推測萊劑影響恐怕更大。上面文獻發表次年（二○一五年），台灣學者在果蠅（已經有八個諾貝爾獎頒給使用果蠅的研究）身上的實驗，也證實了10ppb萊克多巴胺的長期餵食，會縮短果蠅的壽命。人類為了滿足自身的需求，在農牧業創造了基改食品、以生長和壓力型激素餵食牲畜，其長久的負面效應卻沒有仔細、嚴謹和長期的監測和追蹤，實在令人擔憂。<text:line-break/><text:line-break/>上述的同一篇論文其實隱藏著更驚人的發現，那就是，雖然萊克多巴胺號稱是減毒後的第二代瘦肉精，但是萊克多巴胺的「長期、慢性」毒性竟然大於第一代的瘦肉精克倫特羅。<text:line-break/><text:line-break/>後記：某些似是而非的說法，被用來護航美國萊豬肉闖關台灣，舉例如下：一，毒藥只要稀釋到一定濃度以下，就不再是毒藥；二，我在美國住了大半輩子、吃了十幾年的美國豬肉，也沒有怎麼樣；三，台灣有一位諾貝爾化學獎得主最近說，只要吃下萊劑的量在標準（10ppb）之下，對人體的影響不大。那個「不大」到底是多大呢？他沒有辦法告訴大家。提出上面這些似是而非論調的人，以為萊劑的長期慢性損傷無法被被量化。測不到、或根本不去檢測，就硬說沒有，並不符合科學的精神。<text:line-break/><text:line-break/>萊克多巴胺在線蟲、果蠅、斑馬魚、小鼠、大鼠、狗、豬、牛身上造成健康危害的證據，絕大部分是出現在一九九九年制定10ppb標準之後，換言之，這些屬法律上所謂的新事證，即足以打臉10ppb的安全性。二○二○年十月十二日立法院公聽會中，蘇偉碩醫師及其他專家學者已經整理並列舉上述科學文獻，蘇醫師在報告的最後也大聲疾呼：勿讓台灣的孩子成實驗白老鼠。</text:span></text:p>
      <text:p text:style-name="P1"><text:span text:style-name="T1">陳真   |  2020.12.28 01:57   |   </text:span><text:a xlink:type="simple" xlink:href="http://palinfo.habago.org/Entry?Command=Information_PrintForum&amp;iPage=1#FORUM40173"><text:span text:style-name="T2">#</text:span></text:a></text:p>
      <text:p text:style-name="P3"><text:span text:style-name="T1">毒豬啟示錄 (二十)：為什麼台灣人的修養這麼好？<text:line-break/><text:line-break/>陳真<text:line-break/><text:line-break/>2020. 12. 28.<text:line-break/><text:line-break/><text:line-break/>為什麼台灣人的修養這麼好？都不會生氣。我常感到很納悶，很不可思議。不管人渣黨如何為非作歹，如何翻雲覆雨胡扯瞎掰，如何卑劣行事，如何罄竹難書，一概都不會生氣；就算生氣，往往也只是撒嬌式地酸兩下，很溫柔，而非敵視之。<text:line-break/><text:line-break/>如果你仔細看，就會知道我始終不是在討論毒豬是否安全的問題。因為那不是廢話嗎？蘇偉碩醫師不也只是在陳述一種常識性的問題？這事根本都還不到所謂「科學問題」的層次。你說它安全，就得拿出證據來啊。而且，在你拿出目前根本不存在的證據之前，首先你得先說明為什麼人們必須去吃什麼萊克多巴胺，而不是一直欺騙大家說什麼「劑量小就不是毒」。<text:line-break/><text:line-break/>你上館子，老闆問你要不要加點糞汁，你要不要？不多，一滴就好，保證不會馬上中毒。你要不要？還是你會說你需要一份安全證明的糞汁報告才敢吃？當然你不可能這麼傻，因為你知道你沒事往飯菜裏頭加糞汁幹啥呢？調味嗎？還是可以增加營養？<text:line-break/><text:line-break/>當一個東西講不出任何一點好處，但卻充滿各種傷害之高度可能性時，你會去吃它嗎？這還需要討論嗎？這是什麼科學問題嗎？當然不是。這只是任何一個正常人都能明白的道理。<text:line-break/><text:line-break/>它甚至連常識都稱不上，它只是一切認知的「基礎」。AI (人工智慧) 之所以沒法在關鍵問題上勝過人腦，這就是原因之一。因為我們掌握各種直覺，直接掌握真理，卻無須任何運算與分析。<text:line-break/><text:line-break/>餐廳老闆如果問你，飯菜裏頭要不要加一點點點點點大便，劑量很小，很安全哦。你一定會說「我不要」。老闆如果反問你「為什麼不要呢？一點點點點點而已哦，很安全」。你聽了，心裏做何感想？難道你會去舉證「吃大便有害健康」的科學報告？當然不會。你一定會對老闆的反問覺得啞口無言，因為不吃大便還需要理由嗎？<text:line-break/><text:line-break/>大便如此，萊克多巴胺更是如此，因為它的危害風險絕對千百倍於吃大便。為什麼呢？因為它的化學結構之屬性早已決定它的可能傷害，豬牛等各種動物也已驗證巨大傷害，甚至致命。難道你要拿自己的健康充當人體實驗？<text:line-break/><text:line-break/>哲學上有一種說法叫做「證據的不對等」，比方說如果有人問你，「為什麼不去跳樓？」你一定啞口無言，不是因為對方問出一個很難的問題，而是因為這樣的問題根本不存在；我根本不需要舉證或陳述理由，因為沒事我幹嘛去跳樓呢？就算是二樓保證安全保證不會出人命，我也不會去跳，為什麼呢？這不需要理由。愛跳你自己去跳，何必找我呢？<text:line-break/><text:line-break/>問題是，我可以選擇不跳樓，但我能有多少選擇不去吃到毒豬？<text:line-break/><text:line-break/>最近，人渣黨除了擋下校園的萊劑「零檢出」規定，更揚言要把地方政府的「零檢出」規定也一併宣佈為非法。意思是什麼呢？意思就是非要你吃到毒劑不可。你把一個毒品引進台灣整個食物及食品之中，卻又不准地方政府禁止它的存在，也就是說，你幾乎根本不可能避免吃到毒劑，就連我從不吃肉也一樣在劫難逃，因為誰知道炒飯炒菜所使用的豬油是否含有萊劑。  <text:line-break/><text:line-break/>我始終不是要談萊劑或毒豬毒牛，我只是看不慣人渣黨及其走狗們拼命抹黑一個基於善意與專業良知而提出示警的蘇偉碩醫師。我更納悶，為什麼台灣人的修養這麼好？好像永遠都不會對人渣黨生氣。你看那些人渣立委，無恥地投票通過各種相關無恥法案，連校園理當禁止毒劑這樣一個極端卑微的請求，居然也要封殺。<text:line-break/><text:line-break/>但是呢，你看，這些口口聲聲說萊豬很安全的人渣立委的會議記錄，居然要求立法院總務處從明年起，買便當不能買有萊豬的。他們自己也不敢吃，卻強迫大家吃。它媽的這樣你還是不會生氣？<text:line-break/><text:line-break/>你看，那位什麼農委會主委陳什麼碗糕仲的，過去說「政府打死也要擋下毒豬毒牛」，現在卻說進口毒豬有助於台灣方方面面的進步，「哪一點負面」？前幾天確定通過進口毒豬後，他居然說心裏充滿「感激與感動」。它媽的這樣你還是不會生氣？你認為，這傢伙既然這麼感動，他會買毒豬回家給家人吃？還是會買沒有毒的？<text:line-break/><text:line-break/>鄭村棋說得對，這傢伙想當更大的官都快想瘋了。<text:line-break/><text:line-break/>最近所謂「總統」蔡啥小的表姐夫，居然將擔任最高行政法院院長，蔡啥小的表姐則是搞一例一休的那位所謂勞動部長，類似的雞犬昇天、「一家人全是大官、全是國營企業董事長」的醜陋分贓戲碼與「家天下」現象，根本罄竹難書。一個黨，無恥下流骯髒到這種地步，台灣人還是一樣不生氣，一樣熱烈擁戴這樣一個貪婪腐敗的下三濫人渣黨？到底我們是應該見怪人渣黨，還是應該質疑個性溫吞、飽受洗腦、對人渣黨從不生氣的台灣人？<text:line-break/><text:line-break/>底下是黨外前輩林正杰的一段兩分鐘受訪，推薦一看：<text:line-break/><text:line-break/></text:span><text:a xlink:type="simple" xlink:href="https://bit.ly/3ry7yMw"><text:span text:style-name="T7">https://bit.ly/3ry7yMw</text:span></text:a><text:span text:style-name="T1"><text:line-break/><text:line-break/>===================<text:line-break/><text:line-break/>萊豬過關「感動」 鄭村棋爆：「他」肖想副閣揆大位！<text:line-break/><text:line-break/>《新聞大白話》報導<text:line-break/><text:line-break/>發佈時間：2020/12/25<text:line-break/><text:line-break/>平安夜、萊豬夜！立法院24日，上演「萊豬九項行政命令」表決大戰，民進黨挾絕對優勢、強渡關山，不但否決國民黨、民眾黨所提法案，綠委余天甚至藐視攸關民眾食安的萊豬法案表決正在進行，在議場玩起「麻將手遊」。<text:line-break/><text:line-break/>對於萊豬行政命令過關，農委會主委陳吉仲有感而發，在其內部群組PO文，「終於走完程序，內心充滿『感激和感動』」，對此，工運人士鄭村棋於《新聞大白話》表示，陳吉仲所言所語，正反映他的內心想法，「所謂『感動』，是他出面擋下外界有道理的批評，為總統蔡英文立下汗馬功勞，最後讓萊豬案順利通關、功德圓滿，回去可以向自己父親告慰，『我有機會當副閣揆了！』」<text:line-break/><text:line-break/>而陳吉仲所謂的「感激」，鄭村棋則認為，是他想對那些同樣挺萊豬的民進黨立委說的話，「因為彼此沆瀣一氣、相互取暖」，好像當了大官，就把豬農之子的身分拋諸腦後。<text:line-break/><text:line-break/>鄭村棋強調，未來人民一定要持續監督「萊豬黨」，既然陳吉仲那麼樂見萊豬開放，「那就叫他認購，每個月看買多少斤？」，全民一起監督，看陳吉仲自己吃不吃？ </text:span></text:p>
      <text:p text:style-name="P1"><text:span text:style-name="T1">鄭豐遠   |  2020.12.27 04:13   |   </text:span><text:a xlink:type="simple" xlink:href="http://palinfo.habago.org/Entry?Command=Information_PrintForum&amp;iPage=1#FORUM40172"><text:span text:style-name="T2">#</text:span></text:a></text:p>
      <text:p text:style-name="P4"><text:span text:style-name="T1">念高中的時候，生物課本上有一位拉馬克 (Jean-Baptiste Lamarck) 提出「用進廢退說」，說長頸鹿的脖子之所以那麼長，是因為要吃樹葉，所以每天用力伸長，結果練出了長脖子，還傳給了小孩，所以一代代都是長脖子。很好笑對吧? 和拉馬克對標的是達爾文的演化論，課本上自然是達爾文贏了，我也對達爾文理論深信不疑，對所謂用進廢退嗤之以鼻。<text:line-break/><text:line-break/>沒想到我是圖樣圖森破，事情哪有那樣簡單。近年科學研究表明，人的"努力"確實是會遺傳的，只是並非那樣一種肉眼可見的形式。把你的手指砍掉，你的小孩依然十指無缺; 但你的各種生活習慣乃至隨之帶來的內在情緒甚至包括智能傾向，都可能影響你的下一代。<text:line-break/><text:line-break/>出國前，覺得總是在課本上看到各種科學大師，全是洋人，偉大的藝術家也不例外，甚至電影上的好來汙英雄也全是洋人，那洋人應該都很聰明吧? 直到出了國，來到這個英國紳士的直系親屬: 澳大利亞，看到一整個社會的普遍智能水平和行徑作風，我差點沒嚇死，這才清醒過來。<text:line-break/><text:line-break/>"普遍"來說，中國人到底有沒有比其他人聰明，我是不知道，我相信是有的 (至少比澳洲人聰明)。當然，那得看你怎麼定義聰明。在我看，中國人普遍更願意動腦筋，更有思考的意願，而這是會一代影響一代的。重點是中國人承受過更多傷害和屈辱，因此比起其他民族更有同理心和勇氣，在人格上遠較其他民族更為完整、善良。這一點，我在國外有很深體會。我看到中國同胞往往感到很放鬆，能正常交往，看到台灣人我卻只想趕快逃跑。<text:line-break/><text:line-break/>這位艾利森的影片我看了，講話很平淡，而平淡似乎是聰慧者的一個特徵。其實，造個橋或蓋個高鐵對中國人來說算不上什麼事。前幾天中國的太空計劃成功從月球取回土壤 (返回地面時還有一隻疑似兔子從旁邊經過)，我全程關注，知道結果後心情還是比較激動的，因為我知道那代表了什麼。如此巨大成就，同為華人的台灣社會則一片噤聲，彷彿這事沒發生過似的，真的是不知天高地厚。<text:line-break/><text:line-break/>讓我更驚訝的是中國整體社會的反應，歡欣之餘竟然如此平淡，並沒有"舉國歡騰"。似乎在中國人看來，不過就是從月球上拿些土，屬於理所當然之事。我到是看到很多人聽到專家說月土不適合種菜後，非常"氣憤"，紛紛表示要你這個月球有何用? 挺好笑的。<text:line-break/><text:line-break/>西方人似乎很焦慮，深怕中國人搶走了他們手中的地球，其實何必呢? 中國人雖然常說: 我們的征途是星辰大海，但我看一時半刻要移民外太空還不容易，球就那麼一顆，大家一起玩不好嗎? 偶爾上月球和火星逛逛，檢查一下有沒有外星人，我覺得醬挺理想的啊。</text:span></text:p>
      <text:p text:style-name="P1"><text:span text:style-name="T1">陳真   |  2020.12.27 01:47   |   </text:span><text:a xlink:type="simple" xlink:href="http://palinfo.habago.org/Entry?Command=Information_PrintForum&amp;iPage=1#FORUM40171"><text:span text:style-name="T2">#</text:span></text:a></text:p>
      <text:p text:style-name="P3"><text:span text:style-name="T1">這裏有一段視頻，短短五分鐘，值得一看：<text:line-break/><text:line-break/></text:span><text:a xlink:type="simple" xlink:href="https://bit.ly/2KvAxzY"><text:span text:style-name="T7">https://bit.ly/2KvAxzY</text:span></text:a><text:span text:style-name="T1"> <text:line-break/><text:line-break/>講者叫做艾利森 (Graham Allison)，前哈佛大學甘迺迪學院院長，擔任過柯林頓的國防政策幕僚，幾年前寫了一本很有名的書，叫做《註定一戰？中美能否避免修昔底德陷阱？》(Destined for War:Can America and China Escape Thucydides' Trap？)。這幾年，「修昔底德陷阱」這詞之所以人人朗朗上口，就是因為這本書。艾利森有個老師非常有名，就是季辛吉。<text:line-break/><text:line-break/>之所以請大家看這視頻，並不是因為他說了什麼內幕或特殊見解，而是因為他僅僅只是說了一些普通常識。問題是，當整個世界的訊息全盤被阻絕、壟斷與扭曲時，對絕大部份人來說，常識性的言論卻往往聽起來就像什麼可笑的荒唐鬼話，無人相信；而真正的荒唐鬼話，人們卻反而深信不疑。特別是在資訊徹底封閉的台灣，更是如此。<text:line-break/><text:line-break/>我身邊有好多朋友或同事或熟人，一講起大陸，就好像講到什麼野蠻落後的蠻荒之地，不管是物質文明或精神文化都極為貧乏，甚至連道德水準都非常低級下流。最近聽一位朋友說，他以後想帶小孩去迪斯奈樂園玩，但他不會帶小孩去上海那一個，因為怕低級沒水準的大陸人會帶給小孩壞榜樣。<text:line-break/><text:line-break/>甚至還有人真的相信什麼在大陸一不小心就會因為言論而被抓。還有位護士同事，知道我常去大陸玩，很驚訝地問我說，「在大陸是不是都是隨地大小便？反正廁所也沒有門」。我聽了啞口無言，只能無語問蒼天。<text:line-break/><text:line-break/>其實，除了在英國，我從未在世界任何地方見過那麼多人動輒在路邊小便，特別讓我感到驚訝的是，我在英國見過好幾次年輕女生當街脫下褲子尿尿；還有一次是在劍橋市中心的一個大型百貨公司的停車場，四、五個女學生模樣的英國少女，可能也是剛看完電影，在停車場選定一個顯眼位置，排成一列，就在我面前不到兩公尺處 (我正要取車)，集體脫下褲子尿尿，尿完還把衛生紙隨手丟在地上。<text:line-break/><text:line-break/>當然，我不是腦殘，我不是要談論這類無甚意義的生活瑣事；若真要談，西方人一點都沒有更文明。記得學姊剛去英國念書時，我跟醫院請了幾天假去英國看她，聽她說起學校宿舍外頭的街道巷弄，常有人喝酒喧囂，醜態百出，危及人身安全，動不動就對著路人或面對著宿舍窗口，脫衣脫褲做些猥褻動作，鬼哭狼嚎，嬉戲取樂，於是只好趕緊跟學校申請搬到其它宿舍。<text:line-break/><text:line-break/>於是我這才清醒，原來西方人根本不是像媒體長年所宣傳的那樣文明，講得好像每個人都是什麼「英國紳士」，真是見鬼了。<text:line-break/><text:line-break/>最近，小孩突然問我們，「外國人是不是最聰明？」我們馬上回答說「當然不是啊。」我問她：「這是誰教妳的？」她沒回答。馬麻告訴她說：「妳知道世界上最聰明的是誰嗎？就是我們中國人。」題外話。<text:line-break/><text:line-break/>其實，聰不聰明是一回事，重要的是：中國過去歷經百年侵略屠殺，西方列強與日本幾乎徹底摧毀了中國，蹂躪中國的每一寸土地，姦殺擄掠，為所欲為，數千萬生靈塗炭；在一片絕望赤貧的廢墟中，慢慢熬了過來；掙扎求生的過程之中，承受了多少的痛苦與羞辱，付出多大的努力，讓十幾億人終於有飯吃，有尊嚴，有希望；並且扶助了世上其它同樣貧窮的國家，造福數億窮國人民，協助脫貧。<text:line-break/><text:line-break/>人類近代史上，甚至整個人類史上，還會有什麼比這更動人的成就？給人類的整體發展，創造並實踐了一條共存共榮的和平發展道路。<text:line-break/><text:line-break/>我一直關注一個國家，就是印度，它就是採用所謂美式民主的國家，結果呢？政治骯髒腐敗到極點，人民連想喝一點乾淨的水都是一種奢侈。不妨參閱我去年六月寫的一篇文字：《卡韓政變 (89)：印度大選啟示錄》，希望你能仔細把它讀完：<text:line-break/><text:line-break/></text:span><text:a xlink:type="simple" xlink:href="https://bit.ly/2JkfWhd"><text:span text:style-name="T7">https://bit.ly/2JkfWhd</text:span></text:a><text:span text:style-name="T1"><text:line-break/><text:line-break/>我知道現在的人每天浸泡在資訊垃圾大海，在無邊無際的垃圾汪洋之中浮沉，通常只願意看兩三行，稍微多上幾個字，他就不看了。對此我也沒辦法。我只能創造更多乾淨的水，而且還是免費提供。倘若你根本不想喝，我也無計可施。<text:line-break/><text:line-break/>但有一件事是毫無爭議的，那就是：如果你真的想對人事物產生較為真實的理解，那你將別無選擇，你只能靜下心來，一個字一個字慢慢去吸收良好資訊，獲取養份，否則你很難說自己真的贊成什麼或反對什麼。</text:span></text:p>
      <text:p text:style-name="P1"><text:span text:style-name="T1">王修亮   |  2020.12.26 19:22   |   </text:span><text:a xlink:type="simple" xlink:href="http://palinfo.habago.org/Entry?Command=Information_PrintForum&amp;iPage=1#FORUM40170"><text:span text:style-name="T2">#</text:span></text:a></text:p>
      <text:p text:style-name="P4"><text:span text:style-name="T1">偶而看到熊姐貼畫網站上的留言。<text:line-break/>「太太的畫有趣啊！」<text:line-break/>「喜歡太太的畫風！」<text:line-break/>「可以分享太太這張圖嗎？不外傳不商業！」<text:line-break/>………………..留言者皆不同！<text:line-break/>太太？熊姐吾女，請教你何夫之有？所有幾何？<text:line-break/><text:line-break/>「媽，這是網路上對喜歡的作家稱呼，和你們常人的稱謂無關。」<text:line-break/><text:line-break/>額！所來之故呢？熊姐未曾詳解。或許是從早年網路中「大大」的稱謂而來，大之又大，也就成「太」了；或許直接從「太上」這個詞擴充而來，太而上之，即為太太了。<text:line-break/><text:line-break/>「我喜歡許多太太呀！有一位很欣賞的太太畫作家，追了許多年。最近他嫁到歐洲小國，寫了一篇十分感慨的文。他說：以他所見，歐洲這個國家人民有品味，但沒有美感。在人民推動之下，寵物的福利非常好，不論是外出行動、醫療，以及各項補助，幾乎是算無遺策，但是國家卻沒有任何預算來清理街道上充斥的狗糞便。」<text:line-break/><text:line-break/>熊姐所言這個「追」當然也和我這種「常人」「俗人」所言的意義不同，追畫、追文，追心所好，追形所美，非追人之本體。<text:line-break/><text:line-break/>「有品味的狗，沒品味的人？」我無品的私心竊笑：「三十年前曾經去巴黎探視你父親，街頭有一種綠騎士，騎著有大背袋的摩托車，手執吸塵器，在街上巡迴清狗便。我初見時還以為郵差，現今以你說的國家對照，巴黎算是有品味也有美感？或者，僅只在寵物上才存在品味與美感？」<text:line-break/><text:line-break/>「或許他們所謂的品味與美感，整個社會只願意關照特定的腳色與面向，在我們年輕人的用語來說，叫做『選擇性眼瞎』。」<text:line-break/>我發現自己真是僵硬啊！無時無刻腦子裡的思想都困在教學之中。妹妹，你說得悠閒，我卻將你的訊息直達群己均衡的爭辯。<text:line-break/><text:line-break/>「這個訊息對我來說，就是西洋現代文化重視自我與自私，不重視群性培育，群性只剩下宗教與法律來維繫，絲毫不入人心。而宗教的愛太聖潔，無法落實人間，高翔著在彌撒與聚會裡熱情氾濫，法律的實踐則太理智，分毫刻劃，絕欲寡情，在實踐上便留下大塊的鴻溝裂縫，易於鑽漏，難以周全。因此，美感便飛騰在極端，生活中的黑白更加分明。」<text:line-break/><text:line-break/>「我常聽你說台灣兒童教育的福利很高，這種補助那種補助，強化甚麼稅賦教育添加甚麼法律教育，但是對整體『品德實踐』卻毫無生活落實，即使裝模作樣設定一系列『補救教學』、『補充教學』，卻不肯進行社會與教育之間源頭結構的檢視、解析、修改與強化，這和養狗福利卻不清狗便，不是一樣的意思嗎？」<text:line-break/><text:line-break/>「妹妹，教育放在社會裡就複雜了，個人與群體的爭鬥，政治與商業的爭鬥，教育就被爭鬥擠壓成扁平的底層，就像我倆這樣，一直只能貼著扁平的底層生存，毀不掉卻也撐不高。毀不掉是幸好我倆有志，撐不高是世濁少伴。你應該能體會到我倆生活中的費勁與無力。或許偶而有所反省與評倫，猶如此刻，能求的也只是個『莫忘初心』，以我的年代來說就是『君子務本』。『道』於社會得不得生？無法求無能求了，這是亂世，我倆的能力僅止於此。」<text:line-break/><text:line-break/>反省有用嗎？評論有用嗎？公知月旦的末流，總難免恃才傲物，入於自鎖的陷阱。我倆也就只能隱居以明其志，不求其必解。<text:line-break/><text:line-break/>「但是法律不可以更仔細的訂定嗎？例如：『寵物稅』？」<text:line-break/><text:line-break/>「稅與政治和商業息息相關。正如我剛才所說，教育混亂於政治與商業，需要權變的能力，而『權變』本來就是隱微的運作，在實踐角度是一種灰暗的不可見。你記得莊子齊物論『道惡乎隱而有真偽？言惡乎隱而有是非？道惡乎往而不存？言惡乎存而不可？』我們的教育一向只允許談光明的一元，因此形成黑白分明的二元。灰暗的權變運作是隱藏不可知也不該知的，不允許學習。但孩子們真的不知道嗎？政商運作結果不都明明白白擺在檯面上嗎？作弊抄論文可以得獎得位，來豬昨日有毒今日可以進口。正如寵物福利無數卻也狗便遍地視若無睹，這個狀況下，權變都弱智的不解權變了，怎樣能訂定出完備的法律與教育？」<text:line-break/><text:line-break/>熊姐靜默良久。<text:line-break/>「回頭思想，這位太太我僅只追著他的圖文，這個歐洲小國我訊息稀少，甚至連他們的街道都沒真正見過，遑論該國人民真實的個人生活品味、美感、公眾的法律、政治、教育。如此，我們方才針對他們的評論，也就只是翩浮的猜想，除了提供自我生活的反省，並不能斷定彼方的真實。」<text:line-break/><text:line-break/>亂而後的定嗎？熊姐可真是比我收放自如。<text:line-break/>「你這個往而復返的能力與概念真是提醒了我，或許因此，可以鼓動我繼續生活與學習的動力吧！每個人的腦子哩，若在論事評理之後，還能有一點這個概念，世界會平安許多吧！」<text:line-break/><text:line-break/>知慾望之無窮與時空之有限，知社會與教育之糾結，知亂知定，在深刻的知覺之間，生命或許浸滿了無奈與悲傷，但是，終還能留一點遙遠的期待。<text:line-break/></text:span></text:p>
      <text:p text:style-name="P1"><text:span text:style-name="T1">陳真   |  2020.12.26 00:32   |   </text:span><text:a xlink:type="simple" xlink:href="http://palinfo.habago.org/Entry?Command=Information_PrintForum&amp;iPage=1#FORUM40169"><text:span text:style-name="T2">#</text:span></text:a></text:p>
      <text:p text:style-name="P3"><text:span text:style-name="T1">毒豬啟示錄 (十九)：惟俗難耐<text:line-break/><text:line-break/>陳真<text:line-break/><text:line-break/>2020. 12. 26.<text:line-break/><text:line-break/><text:line-break/>萬般皆可忍，惟俗難耐。這是我對台灣所謂「民主化」以來，也就是蔣家政權結束後一個最重要的感受：猥瑣，齷齪，貪婪，下流，庸俗化，小丑化，低能化；島內政治不再具有一絲嚴肅性，純粹就只是一群詐騙人渣、網紅、小丑與文人走狗撈錢奪權的娛樂競技場。<text:line-break/><text:line-break/>李敖常感嘆：「我因台灣而小」，這話很有道理；特別是在蔣家之後，更是如此。過去我們打蔣家，也被蔣家打，朝不保夕，你根本不知道自己是否還有明天。但是，一是一，二是二，一個字有一個字的重量；打與被打的雙方，都有著一定的重量與嚴肅性。<text:line-break/><text:line-break/>但是，所謂「民主化」之後，蟑螂、蛆蛆全來了，講話就跟放屁沒兩樣，語言完全失去它應有的基本意義。你每天罵蛆蛆，打蟑螂，或是被蟑螂、蛆蛆群起攻擊，不管輸贏都很窩囊。而且，隨便一隻蛆，只要鍵盤在手，隨時都能折磨你，羞辱你，抹黑你。人與蟲鬥，這樣一種害蟲橫行的世界，你能不因之而「小」嗎？<text:line-break/><text:line-break/>三十多年前，解嚴之後，我寫過一些類似的系列文字，叫做《罵政客是可恥的》，簡單說就是我們居然墮落到必須罵蛆蛆，必須和一群蟑螂打架，必須討論一些毫無出息的猥瑣人渣擔任所謂總統或什麼院長部長市長之所作所為。吾友柏楊先生曾引用一段元曲 (？)：「道是劉三，說什麼漢高祖」，大約就是這個意思：啊不就是那個沒出息的劉三嗎？偷雞摸狗的小癟三，小混混，說什麼漢高祖呢！而我們居然墮落到必須和這樣一些毫無議論價值的小癟三共處海角一隅，罵也不是，不罵也不是；每天打開媒體，如雷貫耳全是他們的聲音，真的是很痛苦，很窩囊。<text:line-break/><text:line-break/>再怎麼恐怖的政治高壓都能忍，惟俗難耐。每天就是什麼「館長」什麼網紅，什麼男神女神3Q哥，什麼屎袋力量雞雞黨，什麼蔡英文、謝長廷等等黨國餘孽，沐猴而冠，招搖撞騙；政治低能化、小丑化、犯罪化到一個極點；連學位也能造假，一騙三十幾年，毫無一絲羞赧，而人民居然無所謂，甚至熱烈擁戴。<text:line-break/><text:line-break/>請問所謂「民主化」以來，哪一個政治人物懷抱一絲善念與利他精神？幾乎是零，一個也沒有，至少我實在想不出來；全是拼命搞錢奪權卡位搶資源，而仇中反華就是美國主子賦予他們的任務；只要聽話，只要仇中，只要搞台獨，包你享受不盡的榮華。<text:line-break/><text:line-break/>過去是國庫通黨庫，現在是國庫直接通內褲，把國庫當成自己家裏的金庫，吃喝玩樂總是記得打統編，報公帳，連一點小錢也要撈；並且進一步發展成一套羅素所說的「美式世襲制」，權位始終牢牢掌握在特定家族或幫派集團手中，大家輪流貪，我先撈幾年，然後換你撈；老子貪完，換兒子，兒子吃完換孫子。世襲現象與分贓酬庸，藍很嚴重，綠則迎頭趕上，青出於藍，卑劣骯髒程度，百倍於往昔。<text:line-break/><text:line-break/>蔣家年代，基本理性與是非善惡依舊還保有某種內在力量；在這個窩囊猥瑣的低能輕薄年代，誰越無恥就越佔上風，道德泯滅，理性根本不值一個錢，更不用說什麼事實與價值了，誰鳥你？<text:line-break/><text:line-break/>毒豬進口的事就是政治低能化輕薄化之一例，你看窩不窩囊，我們居然被迫得像幼兒園小朋友那樣，回應各種低能蠢話，沒有一句話是有點營養的，蠢到難以想像，什麼「量大就是毒，量小就不是，水喝多也是毒」；什麼「美國人吃多少年萊牛萊豬，也沒怎樣啊」；他媽的是要當場七孔流血口吐白沫才叫做「有怎樣嗎」？<text:line-break/><text:line-break/>還有什麼「這個跟那個無關，那個跟那那個也無關，統統都無關」，真的很想撞牆，有夠低能。這樣一些腦殘叫做學者專家？他媽的活見鬼了，而我們居然得去回應這樣一些低能蠢話，活在這島上究竟還需不需要大腦？這不是真的在討論，天底下沒有低能到這種程度的專業人士，這只是存心鬼扯蛋，為劉三政權護航。<text:line-break/><text:line-break/>自從所謂「民主化」以來，幾乎一切公共事務全是這樣幹的：鬼扯蛋，瞎掰，歪曲，渲染，抹黑，毀滅人格，眛著良知的御用學者與文人走狗到處都是，主流媒體更是每天造謠，洗腦，栽贓，網軍帶風向。有沒有哪一件事不是這樣幹的？沒有！有沒有哪一件事之議論過程是有一點點基本內涵的？沒有！誰認真誰就輸了，鬼扯瞎掰造謠抹黑則永遠是贏家。就算講輸也是贏，只要權力在手，完全可以為所欲為；只要我喜歡，有什麼不可以？只要我有錢撈有官做，有什麼事是我做不出來的？然後大家說這就是偉大的民主。<text:line-break/><text:line-break/>在這島上，「事實」變成毫無意義的東西，正直善良根本一文不值；沒有人在跟你講什麼事實與價值，反倒是以造謠抹黑為榮。好好一個人，例如韓國瑜，聰明勤奮善良，卻被抹黑成低能人渣，而那些人渣到爆的貪婪惡棍與歹徒，卻反而萬民擁戴，彷彿英雄，儼然明星。根本沒有什麼事情是媒體與網軍辦不到的。任憑你是人格者，只要派出網軍，出動媒體，馬上就能把你打成臭不可聞的過街老鼠。<text:line-break/><text:line-break/>所謂「民主化」的這二、三十年來，請你告訴我，有哪一天不是這麼一回事？這樣的政治讓你感到很榮耀？全世界都好羨慕？<text:line-break/><text:line-break/>你看那個什麼農運健將叫陳什麼仲的，過去說「打死也應該擋下毒牛」。現在當官了，比毒牛危害一百倍的毒豬來了，他卻居然說這是喜事一樁，可喜可賀，是台灣豬農邁向國際的大勝利，還嗆聲說萊豬進口「哪一點是負面」？<text:line-break/><text:line-break/>我常說，在台灣，參加所謂公共討論就是一種「自我作賤」，很窩囊，為什麼呢？因為不對等：知識不對等，誠意不對等，品性不對等，經驗不對等，目的不對等，心態不對等，感情不對等，態度不對等，一切都不對等，就好像人跟蟑螂跟蛆不對等一樣；誰認真，誰就是在自取其辱。<text:line-break/><text:line-break/>西方人，或是被西方人洗腦的台灣人，動不動就滿口民主，很多腦殘還真以為大陸十幾億人口，天天羨慕著我們每幾年就可以搞一次選舉。對此我真的很無言。這讓我常想起狗兒的一些行為。狗在吃東西時，除非你跟牠很熟，要不然還是不要隨便打擾牠比較好。為什麼呢？因為牠會以為你想搶牠的食物，搶牠心愛的骨頭。其實正常人絕無此一企圖，但是狗不相信，牠以為你羨慕牠的美食，以為你對牠的食物流口水。<text:line-break/><text:line-break/>人類近代史上最大的一個騙局就是所謂「民主」。我問你，你想去某個學校念書或某個機構上班，你在乎的是什麼？一定是很實在的一些東西不是嗎？比方說學校的學術水平、教育環境與科系內涵，或是公司的福利與待遇及工作環境等等等，我不相信有人會在乎該校校長或該公司董事長是否是全部師生或全體員工一人一票選出來，我不相信會有一個正常的公司或學校會把這樣一種所謂「民主」當成一種至高無上的價值。<text:line-break/><text:line-break/>就連單一學校或機構尚且不可能背棄基本的理性運作與專業，何況是統籌管理一切公共事務的政府；偌大權柄，怎麼可能交到一些低能網紅或貪婪人渣的手上？或者是像美國那樣，所謂選舉，基本上就是選左手或選右手，選來選去永遠都選出同一批人，選出彼此根本沒有任何差異的財團與特工，任由他們愛怎麼幹就怎麼幹，然後你說這就是你所引以為榮的民主？這不是腦殘，什麼是腦殘？<text:line-break/><text:line-break/>台灣七成以上的人反對毒豬，這不就是民意嗎？但它有任何意義與作用嗎？人渣黨愛怎麼幹就怎麼幹。只要掌控好媒體與教育，權力就會牢牢掌握在手上。哪天就算換國民黨執政，小事方面也許會比較好一些，但是大方向有何不同？還不是都一樣。國民黨哪天又上台，說不定也是馬上翻臉說萊豬無毒，萊豬很棒，進口萊豬是偉大成就，你又能如何？<text:line-break/><text:line-break/>反倒是對岸共產黨，才是真正依照人民的意志與需要在做事，至少心態上目標上努力想要把國家搞好，給大家過上好生活。這才是真正意義上的民主，以實質民意為依歸。台灣則是只要一掌權就拼命撈錢卡位搶資源，每天滿腦子就是想著下次的選舉，想著如何騙選票；能夠貪越久越好，而從來都不是努力想要讓大家過上好日子。<text:line-break/><text:line-break/>我能理解為什麼蔣家如此獨裁，卻依舊能夠擄獲民心。特別是蔣經國，至今受人懷念，因為他不貪不取，勤於任事，真心想要造福台灣，讓大多數人安居樂業。然而，所謂民主化之後，絕大部份政治人物卻只是想撈錢奪權而已，毫無一絲善念，而且行事猥瑣低能齷齪下流，講話就跟放屁根本沒有兩樣。台灣政治，撈錢奪權才是唯一的真實目的。<text:line-break/><text:line-break/>但我們應該搞清楚，蟑螂蛆蛆不該是跟我們對等的鬥爭對象，豢養這些腐蝕社會的害蟲背後的主子--美國，才是我們的對手，我們的敵人。惟有「去殖民」，台灣才有明天，才有可能走出下一步，否則，我們永遠只會在一種低能反智的抹黑瞎掰議論中，日復一日地不斷重演一模一樣的低能醜陋政治戲碼。<text:line-break/><text:line-break/>腦殘遊戲就這樣玩了二、三十年，真的夠了。</text:span></text:p>
      <text:p text:style-name="P1"><text:span text:style-name="T1">許世勤   |  2020.12.25 16:22   |   </text:span><text:a xlink:type="simple" xlink:href="http://palinfo.habago.org/Entry?Command=Information_PrintForum&amp;iPage=1#FORUM40168"><text:span text:style-name="T2">#</text:span></text:a></text:p>
      <text:p text:style-name="P4"><text:span text:style-name="T1">有一次買宵夜的時候，店家的結帳櫃檯上放著兩個捐款箱子，一個是幫助獨居老人的項目，另一個是幫助「浪浪」。幫助獨居老人的捐款箱子裡只有兩三枚十塊錢，幫助流浪阿狗阿貓的箱子裡卻滿滿都是錢，其中不乏百元鈔票甚至千元大鈔。那間店的客戶基本上以年輕人居多，所以現在的年輕人，他們的眼中只有阿貓阿狗值得關懷，對於獨居老人問題基本無感。<text:line-break/><text:line-break/>大家會覺得幫助獨居老人的協會在騙錢，可是為什麼就不覺得幫助流浪貓狗的協會也在騙錢？雙重標準與偽善已經成為「覺醒青年」的習慣與日常，就像喝水一樣，他們甚至無法察覺這之間有什麼問題。<text:line-break/><text:line-break/>美式的雙重標準已經成為「自由、民主、人權」的判定基準，難怪美國國會通過的最新議案，決定2021年的財政補助，大量的納稅人稅金被用來「130萬美元研究怎麼鼓勵人們吃蟲」「160萬美元研究蜥蜴跑跑步機」「200萬美元研究泡熱水澡能否消除壓力」...原來這些都比人民的生存來得重要，至於美國人民的紓困，只值600美元...Trump認為要提高到每人2000美元，而國會不分共和、民主兩黨，皆否決了每人2000美元紓困金額的提議，讓我突然有種錯覺Trump似乎比起美國的建制派更重視人民的生活。這次投給Trump的，多數竟是美國經濟地位較為弱勢的人民。原來美國要再次偉大，是要靠蜥蜴跑跑步機或是人民都開始吃蟲子。至於台灣，可能比這個還不如。<text:line-break/></text:span></text:p>
      <text:p text:style-name="P1"><text:span text:style-name="T1">鄭豐遠   |  2020.12.25 14:23   |   </text:span><text:a xlink:type="simple" xlink:href="http://palinfo.habago.org/Entry?Command=Information_PrintForum&amp;iPage=1#FORUM40167"><text:span text:style-name="T2">#</text:span></text:a></text:p>
      <text:p text:style-name="P3"><text:span text:style-name="T1">昨天台灣引進萊豬表決無懸念通過，再過 5 天，從 2021 年 1 月 1 日起，台灣人就得開始吃美國人的毒豬。很多時候，我確實是很恨。美國人滿口人權，但在美國人眼裡，你連人都算不上，為了賺錢，他餵你吃什麼，你就得乖乖地吃。<text:line-break/><text:line-break/>西方人真的是很可恥，我經常看到西方人對待貓狗動物的樣子，充滿愛心，全心全意，可是他們可曾如此對待過其他人? 同是西方人，彼此之間尚且如此冷漠虛偽，如果你是黑人或亞洲人，那就更不必說了，在他們心中你恐怕連一條狗都遠遠不如。<text:line-break/><text:line-break/>台灣人，你到底什麼時候才會清醒? 是誰讓你賤到連一條狗都不如? 誰又才是真正善待你，把你真正當成骨肉的同胞?<text:line-break/><text:line-break/></text:span></text:p>
      <text:p text:style-name="P1"><text:span text:style-name="T1">周淮安   |  2020.12.24 11:12   |   </text:span><text:a xlink:type="simple" xlink:href="http://palinfo.habago.org/Entry?Command=Information_PrintForum&amp;iPage=1#FORUM40166"><text:span text:style-name="T2">#</text:span></text:a></text:p>
      <text:p text:style-name="P4"><text:a xlink:type="simple" xlink:href="https://bit.ly/38weIIf"><text:span text:style-name="T7">https://bit.ly/38weIIf</text:span></text:a><text:span text:style-name="T1"><text:line-break/><text:line-break/>Quote:我們每天喝的自來水為什麼要加氯？喝水肯定比吃美豬的量大吧，美豬可以選，自來水沒得選，是不是更應該全面禁喝？<text:line-break/>－－<text:line-break/>自由時報前兩天冷眼集，拿自來水加氯，為萊豬狡辯鬼扯。但依自來水事業處網頁Q&amp;;A：<text:line-break/><text:line-break/></text:span><text:a xlink:type="simple" xlink:href="https://bit.ly/37JsKqQ"><text:span text:style-name="T7">https://bit.ly/37JsKqQ</text:span></text:a><text:span text:style-name="T1"><text:line-break/><text:line-break/>自來水加氯消毒，會致癌？<text:line-break/><text:line-break/>自來水加氯消毒不會致癌。<text:line-break/><text:line-break/>1.適量的餘氯對人體無害（世界衛生組織之標準為＜5 mg/L；美國環保署之標準為＜4 mg/L），氯為揮發性物質且易為光所分解，於照光或煮沸未加蓋情況下皆可加速其消散。一般水中之餘氯進入人體中能迅速被唾液或胃液分解消除，並不會造成人體危害。<text:line-break/><text:line-break/>2.自來水中所含自由餘氯為確保其輸送及儲存過程安全衛生，現行我國飲用水自由餘氯之標準訂為 0.2～1.0 mg/L。本處各場出水餘氯均嚴格控制在0.5~0.7 mg/L，到用戶水龍頭大都約維持在0.4～0.5 mg/L，皆符合飲用水水質標準，民眾可安心飲用。<text:line-break/>－－<text:line-break/>再說自來水加氯，是為了消毒。豈能偷換概念，與萊劑對比？</text:span></text:p>
      <text:p text:style-name="P1"><text:span text:style-name="T1">陳真   |  2020.12.23 20:28   |   </text:span><text:a xlink:type="simple" xlink:href="http://palinfo.habago.org/Entry?Command=Information_PrintForum&amp;iPage=1#FORUM40164"><text:span text:style-name="T2">#</text:span></text:a></text:p>
      <text:p text:style-name="P3"><text:span text:style-name="T1">大會報告，第二題答案有誤，應該是ACD，不是ADD，已更正。<text:line-break/><text:line-break/>負責出題的陳真陳老師已遭到黨的警告。黨懷疑他是故意的。<text:line-break/><text:line-break/>大家知道ADD是什麼嗎？就是 Attention Deficit Disorder，注意力缺失症，簡稱 ADD。如果不光是注意力缺失，而且還過動 (Hyperactive) 的話，就叫做 ADHD。<text:line-break/><text:line-break/>陳老師表示，長年日理萬機，公私繁忙，注意力一直不是很集中，心裏想著ADD，隨手就寫錯答案了，不是存心給黨難看。<text:line-break/><text:line-break/>事實上，黨之所以全面否定過去，決定進口萊豬，為的就是愛護下一代。現在的小朋友ADHD太多了。萊豬可以提高體內多巴胺，雖然可能加重精神病症狀，但是說不定可以成為過動兒的飲食聖品。<text:line-break/><text:line-break/>明天，黨就要為台灣寫下嶄新的一頁。<text:line-break/><text:line-break/>「輸真慘」院長語重心長地告誡同志們，務必秉持愛台灣的精神，在這風雨飄搖之際，大家更應緊緊地團結在一起，「站在歷史正確的一方」，絕不可聽信敵人的謠言而有所迷惑，有所動搖。柯總召說得對，「敵人的攻擊，正是我們榮耀的桂冠」，且讓我們迎接光輝燦爛的萊豬元年。<text:line-break/><text:line-break/>民進黨加油！一票都不能少哦。</text:span></text:p>
      <text:p text:style-name="P1"><text:span text:style-name="T1">陳真   |  2020.12.23 18:39   |   </text:span><text:a xlink:type="simple" xlink:href="http://palinfo.habago.org/Entry?Command=Information_PrintForum&amp;iPage=1#FORUM40163"><text:span text:style-name="T2">#</text:span></text:a></text:p>
      <text:p text:style-name="P4"><text:span text:style-name="T1">謝謝世耀，可惜只在台北上映。</text:span></text:p>
      <text:p text:style-name="P1"><text:span text:style-name="T1">楊世耀   |  2020.12.23 11:12   |   </text:span><text:a xlink:type="simple" xlink:href="http://palinfo.habago.org/Entry?Command=Information_PrintForum&amp;iPage=2#FORUM40162"><text:span text:style-name="T2">#</text:span></text:a></text:p>
      <text:p text:style-name="P4"><text:span text:style-name="T1">大島渚的俘虜2021/1/8要在台重新上映了。分享給大家。<text:line-break/></text:span></text:p>
      <text:p text:style-name="P1"><text:span text:style-name="T1">陳真   |  2020.12.22 17:18   |   </text:span><text:a xlink:type="simple" xlink:href="http://palinfo.habago.org/Entry?Command=Information_PrintForum#FORUM40161"><text:span text:style-name="T2">#</text:span></text:a></text:p>
      <text:p text:style-name="P4"><text:span text:style-name="T1">毒豬啟示錄(十八)：哈巴狗幼兒園智力測驗<text:line-break/><text:line-break/>陳真<text:line-break/><text:line-break/>2020. 12. 19.<text:line-break/><text:line-break/><text:line-break/>底下是哈巴狗幼兒園的一份邏輯試題，可以測出有無腦殘，特別歡迎民進黨及黨的學者專家們作答。<text:line-break/><text:line-break/>1. (複選題)沒有證據能證明安全的東西，那就是：(A) 安全的 (B) 可能有安全風險的 (C) 先吃再說 (D) 見解不同，大家法院見。<text:line-break/><text:line-break/>2. (複選題)沒有證據能證明有害的東西，那就是：(A) 無害 (B) 可能有害 (C) 吃一點點沒關係 (D) 黨說了算，由本黨決定是否有害。<text:line-break/><text:line-break/>3. (複選題) 豬吃了會軟腿骨折，會發神經、會心臟病發，會易怒暴衝喜歡打架的東西，死亡率增加一倍，請問人吃了會怎樣？(A) 絕對不會怎樣，人又不是豬 (B) 很多人吃過，也沒怎樣 (C) 別吃太多，少量是安全的 (D) 讓窮人有個選擇 (E) 很可能也會危害人體健康。<text:line-break/><text:line-break/>4. (複選題) (承續上題) 跟上述物質屬同類型的東西，請問人吃了會怎樣？(A) 很可能也會有害 (B) 絕對不會怎樣 (C) 小心匪諜危言聳聽 (D) 別讓美國人不開心。<text:line-break/><text:line-break/>5. (複選題) (承續上題) 跟上述物質屬同類型的東西，孕婦吃了兩天之後，產下自閉症的比例暴增數倍；大人吃了心跳破百，躁動亢奮。請問同類型的東西，你敢不敢當成食品添加物來吃？(A) 我不敢 (B) 給你吃，我OK (C) 大家都可以吃，但我不行，我有三高 (D) 黨說可以吃。<text:line-break/><text:line-break/>6. (複選題) 有個東西，長得很像搖頭丸，但是搖頭效果僅有搖頭丸的四分之一，請問，人吃了會怎樣？(A) 不會怎樣 (B) 搖頭丸是毒品，它不是；不當類比，散播謠言 (C) 多喝水把它溶化掉，尿出去就好 (D) 很可能危害健康。<text:line-break/><text:line-break/>黨的標準答案是：<text:line-break/><text:line-break/>1. (A) (C) (D)<text:line-break/>2. (A) (D) (D)<text:line-break/>3. (A) (B) (C) (D)<text:line-break/>4. (B) (C) (D)<text:line-break/>5. (B) (C) (D)<text:line-break/>6. (A) (B) (C)<text:line-break/><text:line-break/>很難吧？我說過了，正常人很難答對的。<text:line-break/><text:line-break/>7. (申論題) 小時候，公衛狀況差，家家戶戶備有老鼠藥，老鼠吃了痛苦抽筋而死。除非活得不耐煩，否則一般人應該都沒吃過老鼠藥，因此並沒有很多這方面的人體健康風險研究，試申論我們應如何看待老鼠藥？<text:line-break/><text:line-break/>黨的模範作答如下：<text:line-break/><text:line-break/>量大就是毒，量少就不是，尿尿一下就尿出去了，不會影響健康。我們要尊重科學，發揚科學精神，至今沒有科學研究能證明老鼠藥有害人體健康；小心匪諜造謠，製造社會恐慌，打擊政府威信。事實上，老鼠藥添加在食物裏，風味無窮，只要別吃太多，是很安全的。如果你跟我見解不同，請攜帶牙刷牙膏與換洗衣物，跟妻小吻別，直接向警察局報到。<text:line-break/><text:line-break/>我的作答如下：<text:line-break/><text:line-break/>信不信如果老鼠藥能夠讓黑心藥廠與人渣政客賺取暴利，黨一定會跟你說我們必須進口添加老鼠藥的牛肉豬肉，以便和國際社會接軌。御用學者專家們會告訴你說，保證無害健康，吃一點點不會怎樣；但我不行吃，我有三高。我們是多元開放的民主社會，應該給窮人多一點選擇。 </text:span></text:p>
      <text:p text:style-name="P1"><text:span text:style-name="T1">陳真   |  2020.12.22 02:27   |   </text:span><text:a xlink:type="simple" xlink:href="http://palinfo.habago.org/Entry?Command=Information_PrintForum#FORUM40160"><text:span text:style-name="T2">#</text:span></text:a></text:p>
      <text:p text:style-name="P3"><text:span text:style-name="T1">毒豬啟示錄(十七)：萊黨診斷學講義<text:line-break/><text:line-break/>陳真<text:line-break/><text:line-break/>2020. 12. 19.<text:line-break/><text:line-break/><text:line-break/>【前言】<text:line-break/><text:line-break/>這篇文字，大約一萬九千四百個字，居然花了我四、五個夜晚。每天得招呼所有人入睡，彷彿連整個世界都已沉沉睡去之後，才有我自己的一丁點時間。精疲力竭不在話下，在極其有限的零碎時間裏，能擠出一秒算一秒，而我眼前所能做的也就只是這些了。<text:line-break/><text:line-break/>你能體會利用各種零碎時間寫東西的無奈與痛苦嗎？每寫幾個字，很可能就得馬上中斷。很羨慕那些可以有一長段時間揮霍的人；希望餘生能有兩、三年清靜時光，讓我專心想清楚一些事，寫一些自己真正想寫的東西。題外話。<text:line-break/><text:line-break/>不過，這二十多年來，我有一種體會，似乎不管寫什麼或做什麼，其實都沒什麼意義，反倒是文字背後那些沒法寫出來的東西，也許才具有一點價值。<text:line-break/><text:line-break/>應該是托爾斯泰說的吧，他說，「如果有個女人心甘情願為你做頓飯，你此生已能死而無憾。」我能理解這些話的意思。不管男人女人，並不是她或他做出來的飯有多好吃，令人死而無憾的是他或她心裏懷抱的真情。<text:line-break/><text:line-break/>每當有人提起我的文字，我就很尷尬，希望對方趕緊住口別再講了，畢竟這類粗糙文字有何值得一提？每當我意識到有人會讀到我寫的這類以第一人稱出現的通俗文字時，我就很不安，有一種很深的愧疚與罪惡感，因為我怕傷了親友們的心。<text:line-break/><text:line-break/>我手寫我心，我自然相信自己寫的，但它終究只是一種「一人聖經」，自己寫，自己看，存乎方寸之間；我並無絲毫影響親友之企圖。如果有人看了，感到愉快，視我為知音，我自然也很愉快。反之，如果有人看了，發現你我之間存在著巨大差異呢？那該怎麼辦？<text:line-break/><text:line-break/>陳時中說，「見解不同，大家就法院見」，但我希望，倘若你我見解不同，「世界」不同，那就請你原諒我吧；但願來世我們可以「認出同樣的風暴」，同樣「激動如大海」(北島詩句)，擁有比較一致的心靈，活在同樣的「世界」，而不是各自生活在各種「戰場」的兩端。<text:line-break/><text:line-break/>惡行切割出「敵我」，但真假對錯並不是區分敵我的判準。我對腦殘們向來感到很無奈，但我並不敵視他們，因為我自己也曾經腦殘過，或許仍然持續腦殘中而不自知也說不定。因此，我其實並不希望親友們看我的「文章」，因為那很可能會在我們之間產生對立、誤解與傷害，非我所願。<text:line-break/><text:line-break/>每一種藥物都有所謂「仿單」，也就是說明書，載明藥物結構與藥理機轉、用法用量、作用與副作用等等等。藥物如此，文字其實也一樣，理解它，使用它，理應先懂得文字的主人希望它被如何看待。<text:line-break/><text:line-break/>我常害怕受訪，因為我知道人們會把你硬往某種現成而廉價的「框框」裏頭塞，或是把某種約定俗成的偏見套在你頭上，往你身上貼個「角色」標籤，彷彿不這樣幹就無法描述你這個人或理解你的思維似的。事實上，說到底，你我不過就只是一個「人」，這才是一切情感、議論與思維的起點。<text:line-break/><text:line-break/>【蘇偉碩的十年如一】<text:line-break/><text:line-break/>言歸正傳。蘇偉碩醫師十年前開始反萊克多巴胺，被民進黨奉為座上賓，以專家身份出席各種相關會議，並給綠委們集體講課，獲得高度讚賞。民進黨當年更發起「反毒牛」大遊行，發動「人民革命」，「捍衛糧食主權」，揚言「流血衝突在所不惜」、「誓死擋下毒牛」，要求萊克多巴胺「零檢出」；並指控馬政府是「無能總統」、「黑心內閣」、「毒留子孫」、「草菅人命」等等等。<text:line-break/><text:line-break/>如今，同樣一個蘇偉碩，同樣的專家言論，過去民進黨藉以發動食安聖戰，待取得政權後，卻居然成為造謠的「罪證」，說他「製造社會恐慌」，進而黑牢伺候。這樣一個黨，如果不是人渣黨，正常人哪來這等無恥品性？<text:line-break/><text:line-break/>【綠的昨是今非】<text:line-break/><text:line-break/>民進黨全體立委，當年佔領立法院五天四夜，強烈抗爭，「反黑箱」，「捍衛民主」，控訴馬政府之有條件解禁「美國毒牛」乃是「踐踏民意、操弄專家、強暴國會」；痛罵「三恥」：「無知理盲之恥」，「圖利私人與財團之恥」及 「喪權辱國之恥」；指控馬政府「開放毒牛肆虐全台，為毒品解套」，「全台灣的母親不擔心嗎？」，「下一代的健康怎麼辦？」；痛罵當年的衛福部長蔣丙煌是「混蛋」；指控馬英九是「兒皇帝」， 「喪權辱國，引狼入室」，讓台灣成為美國「殖民地」，讓「美國人要我們吞瘦肉精，台灣人真的很卑微」；並說這是「現代鴉片戰爭」，「美國人就是要你吃毒」，是「國家級的危機」等等等。<text:line-break/><text:line-break/>蔡英文說，我們只好被迫走上街頭，「保護大家的健康，保護我們的爸爸媽媽、朋友、兒子和女兒以及全體國民的健康」，「不能屈服於美方威嚇」，「如果擋不住美國壓力，總統就應該下台」，「不能欺負台灣人民，讓人民受害」。<text:line-break/><text:line-break/>民進黨立委王定宇當時並發動「媽媽們生氣了」活動，痛罵馬政府：「愛吃毒牛自己吃，不要毒害下一代」；民進黨籍的縣市長，例如台南市長賴清德和宜蘭縣長林聰賢等人，誓言徹底禁絕毒牛進入地方；謝長廷更是造謠說馬英九「拿美國牛肉進口交換個人綠卡，以出賣台灣人健康為代價」，並說馬英九一定是有什麼「把柄」在美國人手裏，只好犧牲國人健康；並不斷造謠說「這是台灣人民選出一個有綠卡以及女兒是美國公民的人來當總統，所付出的代價」。<text:line-break/><text:line-break/>我還可以寫更多。這個黨，舌燦蓮花，義正辭嚴，不知道各位看了有何感想？<text:line-break/><text:line-break/>這些日子以來，針對部分國民黨執政縣市首長抵制毒豬，堅持依《地方自治條例》規定，維持瘦肉精「零檢出」。陳時中卻回應說：「食安政策應由中央統一規定，別為小事扯台灣後腿」！還說萊豬「吃幾輩子也不會有事」，「豬睪丸吃了會變聰明」。這類鬼扯蛋，才是造謠欺騙，才是違反食安，應該繩之以法。<text:line-break/><text:line-break/>陳時中並揚言，蘇偉碩不會是最後一個移送法辦者，「台灣是法治社會，民眾若有不同見解，若有違法疑慮，大家就法院見，由法院作裁判。」不知道各位聽了有何感想？<text:line-break/><text:line-break/>當年民進黨說，馬英九部份開放萊牛是「喪權辱國，貽笑國際」，現在自己則是全牛全豬全內臟開放，卻反而變成是「讓台灣與國際社會接軌」的偉大成就；誰敢反對，誰就是「扯台灣後腿」。不知道各位聽了有何感想？<text:line-break/><text:line-break/>其實，真正應該被繩之以法的是民進黨這群無惡不作的政治詐騙犯罪集團。我們應該看清楚這些人的嘴臉：<text:line-break/><text:line-break/></text:span><text:a xlink:type="simple" xlink:href="https://bit.ly/3r9Ovru"><text:span text:style-name="T7">https://bit.ly/3r9Ovru</text:span></text:a><text:span text:style-name="T1"><text:line-break/><text:line-break/>【藍的昨非今是】<text:line-break/><text:line-break/>不過，藍營也好不了多少。從2009年開始，最先提議開放美國毒牛的國民黨立委至少有22位，請看這張「毒害人民健康的通緝名單」：<text:line-break/><text:line-break/></text:span><text:a xlink:type="simple" xlink:href="https://bit.ly/34B6GNk"><text:span text:style-name="T7">https://bit.ly/34B6GNk</text:span></text:a><text:span text:style-name="T1"><text:line-break/><text:line-break/>其中包括賴士葆、黃昭順、鄭麗文等人之外，還有一位是最近所謂「敢嗆 AIT」而爆紅的盧秀燕，以及我向來尊敬的洪秀柱。<text:line-break/><text:line-break/>這只是前菜，事實上，當年 (2012年) 國民黨六十幾個立委，僅有一位林國正反對開放美國毒牛而棄權。完整名單如下：<text:line-break/><text:line-break/>孫大千 吳育昇 徐耀昌 林鴻池 曾巨威 蔡正元 陳雪生 黃昭順 楊瓊瓔 翁重鈞 羅淑蕾 林德福 盧嘉辰 廖國棟 王進士 鄭汝芬 江啟臣 林滄敏 呂學樟 江惠貞 徐欣瑩 李鴻鈞 蔡錦隆 蘇清泉 張嘉郡 陳碧涵 徐少萍 李貴敏 楊玉欣 王育敏 林郁方 費鴻泰 楊應雄 廖正井 張慶忠 黃志雄 楊麗環 賴士葆 林明溱 孔文吉 呂玉玲 蔣乃辛 羅明才 盧秀燕 邱文彥 謝國樑 王惠美 馬文君 吳育仁 陳超明 陳根德 王廷升 丁守中 簡東明 陳學聖 鄭天財 陳鎮湘 陳淑慧 潘維剛 紀國棟 詹凱臣 李慶華 洪秀柱。<text:line-break/><text:line-break/>很諷刺吧！？黨籍立委必須服從黨意，也許無可厚非，問題是，他們當年的說詞就跟現在民進黨所說的幾乎一模一樣，包括說「萊劑無害」、「開放美牛交換美國貿易協定」，譴責反對者「危言聳聽」、「貽笑大方」、「不顧整體經貿發展」等等等。<text:line-break/><text:line-break/>就連最近揚言「萊豬就是毒豬」、向民進黨嗆聲「有種來抓我」的前衛生署長楊志良，都於當年 (2012年) 6 月15日投書《聯合報》說：<text:line-break/><text:line-break/>「美牛不(通)過，TIFA 無望，未來四年拚經濟沒有著落」，並說：「美國三億多人，白、黃、黑、紅各色人等，健康狀況有糖尿病、高血壓、癌症各種患者，吃了那麼多年，也尚未發生任何中毒病例」，因此反對禁止美牛進口。楊志良說：「與其禁萊劑，何不禁菸禁檳榔」？<text:line-break/><text:line-break/>當年馬政府的農委會，委託「財團法人台灣動物科技研究所」做了本土實驗，承認萊克多巴胺會使至少四分之一至二分之一的豬隻「跛腳」，甚至癱軟無法站立。<text:line-break/><text:line-break/>但你知道嗎，同樣一個農委會的「食品藥品安全專案會報技術小組」那些所謂學者專家們，當年卻居然說萊劑很棒哦：「林書豪就是吃了美牛才可以打NBA、台灣人沒吃才打不了」。<text:line-break/><text:line-break/>不管怎麼改朝換代，總會有一批知識份子為了個人前途，積極迎合當權者，眛著良心說話。<text:line-break/><text:line-break/>【兩個萊黨輪流演出】<text:line-break/><text:line-break/>但你可別搞錯，最早開放美牛的不是馬英九，而是阿扁，而且偷偷以書面形式答應美國人，不對美牛查驗萊克多巴胺，存心欺瞞國人。後來是因為狂牛症而停止進口。<text:line-break/><text:line-break/>因此，當馬英九上台時，這下又換成民進黨扮演「捍衛人民健康」的民主鬥士了。你演完，換我演；我演完又換你演。這就是你所引以為榮的民主嗎？<text:line-break/><text:line-break/>可別以為演出者是真心。民進黨演得最用力，動不動就說要「誓死反抗美國毒牛進口」。但是，別說拋頭顱灑熱血，就連好好認真演一下都不肯。比方說，2012年7月25日，美牛進口之後的《中央社》與《聯合報》新聞如此描述民進黨的五天四夜佔領立法院抗爭，說它就像「學生的露營活動」，充滿歡樂。報導如此寫道：<text:line-break/><text:line-break/>「就寢前，民進黨籍的潘孟安，持智慧型手機繞著議場，將每個同志各具模樣的睡姿一一拍下來，還拿一根吸管放在立委何欣純臉上，『加工』拍照。就寢前再看一次自己拍攝的影像，還因此笑出聲來，因此吵醒睡在附近的立委李昆澤。李昆澤被吵醒後跑去上洗手間，經媒體記者告知潘孟安拍下他的另類紀念照。李昆澤返回議場後，於是也持智慧型手機，拍下潘孟安的睡姿存檔；而何欣純臉上的吸管，則被姚文智英雄救美取下。」<text:line-break/><text:line-break/>不知道大家看了這樣一些人，成為我們的所謂民意代表，玩得不亦樂乎，心中做何感想？這就是你引以為傲的民主？<text:line-break/><text:line-break/>【民進黨是挺毒豬挺到發瘋了嗎？】<text:line-break/><text:line-break/>退輔會的副主委李文忠，最近跳出來當打手，造謠抹黑蘇偉碩，對他進行人格毀滅，而且居然禁止他自稱是「前」榮總醫師，同時也要求媒體別再以「前榮總醫師」來稱呼「蘇先生」。那就好像禁止大家稱呼阿扁或馬英九是「前」總統那般荒唐。<text:line-break/><text:line-break/>大家應該都知道已過世的林杰樑醫師吧？他是我的「前」林口長庚醫院同事，毒物科主任，有「毒物科權威」之稱。<text:line-break/><text:line-break/>我有好多「前」，前長庚醫師，前馬偕醫師，前台大醫師，前高醫幽靈醫師 (因為叛亂案無法上任)、前草屯療養院幽靈醫師 (因為叛亂案無法上任)，前台中靜和醫院醫師，前沙鹿童綜合醫院(創立精神科)主任、前花蓮門諾醫院(創立精神科) 醫師，前麥田診所院長，前劍橋大學精神醫學系訪問學者，前劍橋大學附設教學醫院 Addenbrooke's Hospital 精神科訪問學者，前屏東基督教醫院醫師...等等等等等，倘若我反毒豬，這一切「前」經歷，這一切事實，就統統都不允許再提了嗎？民進黨是挺毒豬挺到發神經了嗎？<text:line-break/><text:line-break/>剛剛寫了一封給李文忠的公開信，實體信件請看：<text:line-break/><text:line-break/></text:span><text:a xlink:type="simple" xlink:href="https://bit.ly/3h8Dimr"><text:span text:style-name="T7">https://bit.ly/3h8Dimr</text:span></text:a><text:span text:style-name="T1"><text:line-break/><text:line-break/>信件內文如下：<text:line-break/><text:line-break/>李文忠，<text:line-break/><text:line-break/>你這樣抹黑蘇偉碩，不覺得自己很可恥嗎？他媽的你是不是當官當到良心被狗給吃了？<text:line-break/><text:line-break/>為非作歹，傷害社會大眾利益，眛著良心說話做事，謀取一己之私，謀取一己榮華富貴，他媽的這就是你從政的目的嗎？<text:line-break/><text:line-break/>言盡於此，好自為之。<text:line-break/><text:line-break/>陳真 (2020. 12. 20.)<text:line-break/><text:line-break/>【俠醫林杰樑如果還活著...】<text:line-break/><text:line-break/>2012年，馬英九說，「無證據能證明含萊克多巴胺的肉品有害」，我的「前」林口長庚醫院同事、個性謙和的林杰樑毒物科主任站出來反駁說：<text:line-break/><text:line-break/>「孕婦及心血管疾病者，最好避免吃到含萊克多巴胺的肉品，特別是嬰幼兒更應避免，因為他們還無法代謝萊克多巴胺。」而且，「台灣婦女有坐月子吃內臟的習慣，媽媽吃了含萊克多巴胺的內臟，寶寶容易從母乳或肉粥攝取到萊克多巴胺，會有不利的影響。」<text:line-break/><text:line-break/>林杰樑醫師如果還活著，光憑這些與民進黨「見解不同」、「不符科學」的「不實言論」，大概得跟蘇偉碩一起去坐三年牢了。<text:line-break/><text:line-break/>林杰樑還說：<text:line-break/><text:line-break/>「國人愛吃內臟與骨湯，相較西方人單純吃肉，台灣人的飲食習慣比較容易面臨較多萊克多巴胺的風險。」<text:line-break/><text:line-break/>在2012年2月13日《自由時報》的專訪中，林杰樑反駁官方說法，如此說道：<text:line-break/><text:line-break/>「瘦肉精若是如政府高層所說這麼安全，為什麼全世界只有二十七個國家敢用，而且大多是畜牧出口國？就是因為它的安全性一直受到國際質疑...它具有讓動物違反自然生長的瘦肉作用，可能引發心悸、促進心血管疾病等副作用；對於有心臟與心血管疾病的民眾，根本不用攝取到中毒的程度，只要正常的心跳七十至九十下，一下加快就超過百下，就可能致病或致命。大多數國家都不敢開放或進口，歐盟甚至警告，量測 (毒性) 應加計其『中間代謝產物』，它的毒性及健康風險恐怕都是必須加倍計算的」，「不應該以模糊科學專業的方法去解決」。<text:line-break/><text:line-break/>林杰樑說，「臨床上有些藥，到後來都證明有不當的副作用，最有名的例子就是諾美婷，該藥因為事後證明會增加服用者心血管疾病風險，1997 年在美國上市，2010 年下市。所以，我們不得不謹慎面對萊克多巴胺可能對人體帶來的風險。」「特別是嬰幼兒，身體代謝酵素的功能還沒有很成熟，一旦食用有殘留萊克多巴胺的肉品，就無法有效分解、代謝，」<text:line-break/><text:line-break/>林杰樑憂心地說，孕婦更是高險群，因為「萊克多巴胺不但會累積在媽媽體內，也會間接累積在胎兒的身體，或是經由媽媽的乳汁，進到嬰兒體內；一旦進到體內，連代謝、分解都沒辦法進行。我對此非常擔心。」<text:line-break/><text:line-break/>《自由時報》提到：「儘管被媒體形容為不受官方歡迎的黑名單學者，林杰樑強調，他是本諸做為一位醫師、一位學者的學術良心，把應該講的說出來，常常被當做絆腳石，覺得好累，但不把問題及真相說出來，無法安心。」<text:line-break/><text:line-break/>【迎風搖擺的學者專家們與所謂社運人士】<text:line-break/><text:line-break/>在一項「瘦肉精肉品健康風險」的論壇上，除了林杰樑，還有一位吳焜裕教授，吳教授說，「政府不應違背民意，強迫民眾接受有風險的肉品進口」。這位吳教授曾經跟蘇偉碩一起反美牛，後來變成民進黨的不分區立委之後，整個態度與說法居然說變就變了，很不可思議。<text:line-break/><text:line-break/>當年反美牛，主婦聯盟發表了一篇鏗鏘有力的「食品安全宣言」如此說道：<text:line-break/><text:line-break/>「給人民吃骯髒、有毒的食物，就是個邪惡的政府。」<text:line-break/><text:line-break/>「眾所皆知，瘦肉精只是美國牛肉問題的冰山一角，過度以獲利為目標的工業化畜牧業，慘無人道、污染地球、違反自然，牛不成牛，生命不是生命，變成賺錢的工具！美牛的進口，對於整體食物安全和本土畜牧產業發展，都是無法承受的嚴重負面衝擊。」<text:line-break/><text:line-break/>「人民有免於恐懼的自由，乾淨、健康、安全、無污染的食物，是現代國家應該保障的基本人權。未經過人民的同意，欠缺公開討論，政府正準備用偽民主、偽科學的方式開放瘦肉精，不只是健康的倒退，也將是民主的淪喪，把操弄專業當作統治的工具。」<text:line-break/><text:line-break/>「不論現在或未來，當多數人民反對瘦肉精，政府不能把健康權當作交換政商利益的籌碼。在這個關鍵時刻，我們呼籲大家勇敢站出來，捍衛自己與世代子孫的健康！」<text:line-break/><text:line-break/>主婦聯盟過去反美牛，現在依舊反美豬，但它的董事長陳曼麗呢？當了民進黨的不分區立委之後，翻臉跟翻書一樣，立場也是說變就變。<text:line-break/><text:line-break/>【一個也跑不掉】<text:line-break/><text:line-break/>我覺得，台灣人也許應該想一想台灣的政治本質，為何我們永遠在同樣的醜陋戲碼中打轉？孰令致之？<text:line-break/><text:line-break/>其實，做為一個半生滄桑、在這島嶼上費盡青春、耗盡血淚的黨外人士，讓我更加感到痛苦的，不僅僅是藍綠政治人物道德的敗壞，更是基本理性的精神虐待與心靈刑求，極度愚昧反智，完全不講理，總是以抹黑代替議論；整個台灣社會缺乏對於基本是非善惡的評價意願與能力，低能到爆。<text:line-break/><text:line-break/>就以蘇偉碩被告的事由為例。衛福部說，之所以用那麼重的刑事罪名控告蘇醫師是因為，「怎麼可以拿萊劑和『毒品』相比」？說他造謠，「讓社會大眾恐慌」。可是，如果蘇醫師有罪，依其言論規模與內容，那麼，全體民進黨大小官員與民代，統統都得抓去槍斃才對，一個也跑不掉。<text:line-break/><text:line-break/>蘇偉碩只是像個正常讀書人那樣，引經據典訴說萊劑具有危害人體健康之潛在風險，但當年的民進黨卻是直接把棺材抬出來，言行聳動，信口開河，毫無尺度可言，拼命挑動全台動盪騷亂，長達數年；國民黨執政多久，民進黨就鬧多久，不擇手段；在當年的「反毒牛大遊行」中，還製作了一個幾公尺大小的一團糞便，揚言「寧吃牛糞，不吃毒牛」。<text:line-break/><text:line-break/>【萊劑就是毒】<text:line-break/><text:line-break/>萊克多巴胺就是一種有害化學物質，它若不是毒品，難道是藥品？難道是健康食品？難道是可以給人吃的東西嗎？這個世界上，至今僅有六個人直接吃過萊劑，為的是做實驗。可是，該實驗旋即停擺，因為參與實驗者健康立即出現不可承受的傷害。<text:line-break/><text:line-break/>「美國國家醫學圖書館」有個「有害物質數據庫」(Hazardous Substances Data Bank，簡稱HSDB)：<text:line-break/><text:line-break/></text:span><text:a xlink:type="simple" xlink:href="https://bit.ly/38vdP2W"><text:span text:style-name="T7">https://bit.ly/38vdP2W</text:span></text:a><text:span text:style-name="T1"><text:line-break/><text:line-break/>你很容易可以從裏頭找到你想要的各種毒物資料，包括萊克多巴胺。它不折不扣就是毒。它並不是用來治療任何疾病，而是用來增加所謂瘦肉比例，豬農藉以謀取極其微薄的利潤 (每斤萊豬肉可比一般豬肉多賺台幣一毛多)，卻製造動物極大的痛苦，為黑心藥廠賺取巨大暴利。<text:line-break/><text:line-break/>很多人很喜歡用所謂「容許劑量」來表示吃萊豬很安全，若非無知，便是故意裝蒜。因為，「容許劑量」並非意味著絕對安全無虞，就好像醫生平常開藥，當然統統都是在「容許劑量」底下，問題是，副作用照樣一大堆。<text:line-break/><text:line-break/>更重要的是，藥品才有所謂「容許劑量」，而毒品就是毒品，哪來什麼「容許劑量」？大便也不會有容許劑量，它們就是一些根本不應該吃進肚子裏的東西。<text:line-break/><text:line-break/>吃藥是為了治病，不得已只好承受其副作用，但是你去吃萊克多巴胺幹啥呢？百害無一利不是嗎？惟一獲取巨大暴利的是製造萊劑的黑心藥廠，卻由人與動物付出健康代價與身心痛苦。<text:line-break/><text:line-break/>黑心藥廠財大氣粗，政治勢力龐大，因此得以橫行無阻，犧牲大眾，傷害動物，藉以聚斂錢財。但這絲毫無法改變「萊劑就是毒」的基本事實。<text:line-break/><text:line-break/>【萊豬就像穿起高跟鞋走路】<text:line-break/><text:line-break/>最近，知名餐廳「鼎泰豐」指定使用肉品的春河畜牧場，負責人許春和出面反對進口萊豬。他質疑日後是否將開放使用瘦肉精？恐將造成台灣豬農倒閉。許春和有個說法相當傳神，他說，他曾見過吃瘦肉精的豬，「就像穿起高跟鞋走路」，連站都站不穩；只要吃瘦肉精一個月，豬的心臟就會負荷不了。他說，「豬吃都會出問題，人吃會沒問題嗎？」<text:line-break/><text:line-break/>【所有藥都是毒，反之並不然】<text:line-break/><text:line-break/>每個醫生都必須熟知「三理」：生理、病理、藥理。<text:line-break/><text:line-break/>有一本藥理學「聖經」，開宗明義寫了一句話：「所有藥物都是毒」。三十幾年前，當我讀到這句話時，感到很震撼，於我心有戚戚焉。藥能治病，但副作用卻很可能讓你搞出更多病來，因此，開藥成為一門學問；處方開得好就是藥，開不好就是毒。<text:line-break/><text:line-break/>但是，反之卻不然。所有藥都是毒，但並不是每種毒都能成為一種藥，例如萊克多巴胺，至少它在目前對人或動物健康來說，只有百害而無一利。<text:line-break/><text:line-break/>萊克多巴胺毫無疑問就是一種毒，但它也許哪天變成一種藥 (比方說預防或治療帕金森氏症)，我並不會感到意外。此話怎麼說，且看後續分曉。<text:line-break/><text:line-break/>【誇張聳動與斷章取義】<text:line-break/><text:line-break/>因為太多人說「萊劑就是毒」，並且願意向警方「自首」，於是這兩天衛福部改口了，說蘇偉碩的罪證並不是 (或不只是) 因為他拿萊劑和毒品相比，更是因為他「散播謠言」，說了一些「不符科學」的「不實訊息」，比方說蘇偉碩提到萊劑對於土壤和空氣的潛在污染，提到萊劑和搖頭丸的某些相似作用之毒性，提到萊劑和自閉症及精神疾病的可能關係。<text:line-break/><text:line-break/>這樣一些陳述到底哪裡「不實」？哪裡「不符科學」？我真不明白。萊劑既然是一種毒物，當它伴隨各種食物或再製食品進入人體，排出體外，或是成為廚餘，進入生態環境中，怎麼可能會對水源與空氣全然無害？<text:line-break/><text:line-break/>若真無害，萊劑原廠標籤何必警告使用時應使用抗滲手套、穿戴防護衣、護目鏡及N95口罩？如果不是毒，如果不是嚴重有害人畜，需要如此全副武裝嗎？平常農夫噴灑農藥也沒有這麼可怕，不需要保護得如此周密。<text:line-break/><text:line-break/>我們平常吃剩的藥應該怎麼辦？當然是交給醫院回收進行專業處理。你總不能隨便丟棄吧。為什麼呢？因為它不是垃圾，它是毒，它會污染環境，特別是污染土壤、水源、河流與海洋。倘若你隨便丟到垃圾桶，經過焚化廠焚燒，當然就有可能污染空氣；土壤裏的殘留藥劑，當然也有可能成為空氣微粒浮塵而被人體吸入。這會很難理解嗎？這只是普通常識不是嗎？<text:line-break/><text:line-break/>當然，台灣目前並無萊劑製造廠，豬農亦禁止使用，不太會有污染空氣的問題，但是，土壤與水源之污染應該就很難避免了。這部份的問題當然也是問題，但它在可預見的將來也許還不致於單獨成為一項具體的生態環境威脅，因此很容易讓人感覺你是在危言聳聽，進而忽略了你的其它所有重要陳述。<text:line-break/><text:line-break/>尤其是當它透過媒體，以某種誇張聳動標題出現時，很容易就會被拿來當成小辮子加以攻擊，進而醜化、扭曲或低能化你的主要陳述。這也是為何我長年不願受訪的原因之一。媒體一來篇幅有限，不可能讓你清楚說明任何想法，二來往往刻意聳動，博取點閱率。<text:line-break/><text:line-break/>這陣子很熱鬧，有一些關於「中天新聞」被關及萊豬進口的訪談或座談邀約，我都一概拒絕，原因很多，難以完整呈現、易被扭曲是原因之一，基本理念架構不同亦是原因。我始終認為，這些問題應該放在台灣的殖民本質來看，美國才是這一切問題的始作俑者，光是訴諸藍綠之爭只是細微末節；訴諸所謂「民意」、「民主」或「言論自由」等等流行概念，更非我所能認同。<text:line-break/><text:line-break/>【陳真就是我的本名】<text:line-break/><text:line-break/>不願受訪或參加座談的另一個主要原因就是：很多人或媒體很喜歡說我的筆名叫陳真。這是錯的。陳真不是我的什麼筆名。我沒有筆名，也不需要筆名。陳真就是我的本名。你總不會說沈從文的本名是沈岳煥，而沈從文是他的筆名吧？<text:line-break/><text:line-break/>跟國父孫文又叫孫中山一樣，我不知道為什麼從小會有兩個名字，身份證上寫著「陳興正」，那也是本名，但我除了上班看診不得已得用這名字之外，我對它缺乏認同感。<text:line-break/><text:line-break/>每當有人叫我陳興正，我就覺得很無奈，感覺好像不是在叫我。每當我被迫得回答說自己是陳興正時，我總是有一種說不出口的感覺，彷彿在騙人似的。你若問我女兒「妳把拔是誰？」她肯定只會回答「我把拔是陳真」。<text:line-break/><text:line-break/>我打算等我從一家三口變成一家四口之後，就要向戶政機關正式申請把身份證改成「陳真」，免得經常要取包裹或掛號信時，必須準備兩種印章，有時甚至因為無法出示「陳真」的身份證而辦不成公事。題外話。<text:line-break/><text:line-break/>【科普的形式與必要性】<text:line-break/><text:line-break/>蘇偉碩講得很清楚，萊劑和自閉症或精神疾病的因果關係是一種潛在風險。這樣一種風險考量是完全合理的；不但合理，而且具有深刻內涵。為什麼呢？因其內在分子生物學的相關機轉研究，恰恰就是當代「生物精神醫學」或「精神藥物學」的一個重要發展方向。它們之間怎麼可能會無關呢？不但有關，而且十分值得研究，只是我們目前還不清楚其相關機轉。<text:line-break/><text:line-break/>我知道我若光是這樣講，一般人根本無從判斷我所言究竟具有多少可信度與內涵。但這裏頭有個「根本困境」就是：惟有當你具有某種專業知識時，你才有可能「充份」評價某種相關說法。問題是，醫學專業這種東西，動輒需要至少十幾年的知識訓練與臨床經驗，一般人不可能切實理解。<text:line-break/><text:line-break/>也就是說，我若要進入相關專業細節的討論，恐怕得寫上好幾十萬字，而且，即便我真的寫了，事實上也不可能讓醫學或相關自然科學的外行人聽懂。因此，我勢必得「科普」一番。<text:line-break/><text:line-break/>「科普」是這樣一種東西：既然我不可能讓你理解某種知識「內容」，只好退而求其次，想辦法讓你了解該知識的外部「形式」。就好比說，我不懂汽車零件與組成及其相關機械原理，但這並不影響我知道怎麼開車或是弄懂一部車子的性能好壞。<text:line-break/><text:line-break/>這例子並不十分貼切，但我一時也想不出更好的例子。但你也許可以想一想，即便我們完全不懂某種知識內容，但是我們還是照樣可以評價任何一種知識的外部形式及其相關性，因為這只是任何事物的一種共同基本特性。<text:line-break/><text:line-break/>比方說，當有人跟你說 A 跟 B 可能有關，你就能問問他，究竟兩者「如何」有關、在「何種意義上」有關？<text:line-break/><text:line-break/>反之，當有人跟你說A和 B 絕對無關，甚至揚言誰敢說它們有關就得向警察局報到或是「法院見」時，你不妨就問問他說，舉例來講：倘若 A 之成立是因為 C，而 B 之存在亦與 C 有關，那麼，憑什麼你說 A 和 B 必然無關？憑什麼你能論斷這樣一種相關性C，只是一種毫無意義的偶然？<text:line-break/><text:line-break/>【科普的困境與傷害】<text:line-break/><text:line-break/>我不喜歡科普，更不喜歡哲普，為什麼呢？因為不管是科學或哲學，任何一種「語言」，當它必須被「普」一下時，必然會產生許多過度簡化與扭曲，從而很可能扭曲它的根本意義，喪失其應有的豐富內涵。這就像羅素所說的，每當我們進行一次分析，事物的意義就少掉一些。<text:line-break/><text:line-break/>比方說，A 等於 B 和 C 的組合。但是，A 其實並不等於「B加C」，而是等於「B加C」再加上 R(n)，n 趨近無限；亦即R又分成R1、R2、R3、R4.....。<text:line-break/><text:line-break/>R 就是把 B 和 C 給組合起來的一種「關係」；它並非實質，卻必然存在。因此，每當我往前進行一次科普或哲普時，R(n) 就少掉了一些；當我把 A 給不斷「普」下去時，事實上這個 A 已經不是原來那個 A，早已失去它原有的豐富內涵。<text:line-break/><text:line-break/>哪天，如果你在地上撿到我的一根頭髮，雖然它佔了「我」這一整個「人」的一億分之一，但你畢竟不是撿到「一億分之一個陳真」，你只是撿到我的一根頭髮而已。懂這意思嗎？不懂也得懂了。為什麼呢？因為，科普或哲普就算再怎麼幼稚與庸俗，為了某種溝通，也只好普一下。<text:line-break/><text:line-break/>【蘇偉碩十年前是怎麼說的？】<text:line-break/><text:line-break/>在我科普之前，我們先來看看蘇偉碩是怎麼科普的。蘇醫師反萊劑十年，發言眾多，我只能舉例來講。比方說，2012年，馬英九透過發言人強調，「沒有科學證據能證明含有萊克多巴胺的肉品對人體有害」。蘇偉碩當時仍是民進黨反毒牛之專家講師，他出面反駁，並指出某種跟瘦肉精一樣是乙型受體素(β-agonist)的安胎藥叫做「特布他林」(Terbutaline)，孕婦服用之後，產下自閉症兒童的機率比一般孕婦高出四倍。<text:line-break/><text:line-break/>根據當年《新新聞》雜誌的報導，蘇醫師提供了三份國外的科學研究報告做為佐證，其中兩份發表在《The Journal of Pharmacology and Experimental Therapeutics》。這是一本具有百年歷史的藥理學著名期刊。另一篇則是發表在《Journal of Neurodevelopmental Disorders》。這三篇論文一致指出：「含有乙型受體素的安胎藥，對孕婦造成的風險以及產下自閉症嬰兒的比率，遠比未服用安胎藥的孕婦來得高」。<text:line-break/><text:line-break/>其中一篇論文是2011年8月發表，研究報告指出：「孕婦暴露在乙型受體素『特布他林』的環境下超過兩天，生下自閉症小孩的機率，比一般孕婦足足高出四倍。」<text:line-break/><text:line-break/>「那是針對1995年到1999年在美國醫院產下的孩童所進行的一項回溯性研究。蘇偉碩表示，造成自閉症的成因很多，該研究報告已事先將其它變數排除，包括抽菸、喝酒與藥癮等等；再者，受試者是否足月生產、生產過程是否順利、是否雙胞胎、有無氣喘、過去有無服用安胎藥等等因素，也都逐一剔除，並有對照組佐證，從而歸納出上述結論。」<text:line-break/><text:line-break/>另一篇論文則發現：「『特布他林』之神經毒素，將會引起未成熟的腦部 (鼠類)產生化學變異及結構性損害」。還有一篇則指出「乙型受體素過度刺激 (特別是在早期關鍵時期)，對於微膠細胞活動，恐引發神經發炎及行為異常，跟人類自閉症孩童『有類似的異常表現』。」<text:line-break/><text:line-break/>我不是要你「一定」得相信蘇醫師所引證的這幾篇論文之研究發現「必然」為真，而是說，這樣一些論文，怎麼會是民進黨所指控的什麼「不實謠言」呢？這個長年以來滿口謊言的人渣黨，是以為我們都不識字嗎？當年，你們把蘇醫師奉為專家講師，高度推崇，如今卻說他散播不實謠言，把他抹黑醜化得一文不值，豈不荒唐？<text:line-break/><text:line-break/>【腦殘邏輯】<text:line-break/><text:line-break/>很多挺萊豬的所謂學者專家說，這是「特布他林」造成自閉症，又不是萊克多巴胺，兩者怎麼會一樣？當然不一樣，但是它們都是乙型受體素。這倒不是說化學分子結構相近就「一定」能一體適用，但它很有可能會有類似作用。這跟不實謠言有啥關係？民進黨及其衛福部說它是謠言，這話本身才是故意造謠抹黑，蓄意欺騙社會大眾。<text:line-break/><text:line-break/>舉個最新的例子，歐盟和美國早已全面禁用的一種安胎藥，叫做Ritodrine，台灣至今卻還在使用，而且每年使用量超過一百萬顆。跟萊克多巴胺一樣，它也是一種乙型受體素。直到上個月(11月)，也許是因為同為乙型受體素的萊克多巴胺之危害性逐漸為社會大眾所知悉，台灣的食藥署才開始研議是否於月底前禁用Ritodrine這個安胎藥。<text:line-break/><text:line-break/>相關的例子太多太多。那些故意說什麼「紛紛出狀況的各種乙型受體素跟萊克多巴胺不一樣、所以萊克多巴胺很安全」的所謂學者專家，甚至以此來羞辱蘇偉碩醫師；這些人，若非無知到爆，就是存心撒謊，存心欺騙社會大眾。<text:line-break/><text:line-break/>除非進行志願者人體實驗，否則萊劑當然不會有相關的人體健康數據，因為它根本不是藥，也不是食品，它是一種毒，誰會去吃它呢？哪來研究數據？<text:line-break/><text:line-break/>「沒有證據能證明安全的東西，就是安全的！」「沒有證據能證明有害的東西，就是無害！」市面上那些挺萊豬的學者專家，基本上就是這樣一種腦殘邏輯。<text:line-break/><text:line-break/>【聽聽其他人怎麼說】<text:line-break/><text:line-break/>《新新聞》2012年的報導還提到：<text:line-break/><text:line-break/>「臺大獸醫學院院長周晉澄表示，特布他林和萊克多巴胺的化學分子結構很相近沒錯，但是，能否擴大解釋兩者可能對人體與腦神經造成影響，還有待進一步科學實證及長期的追蹤研究，才能化解大家的疑慮，而這也是政府的責任和義務。因此，他一再呼籲，農委會和衛生署都應盡可能完整將資料呈現，不能說美國人做的研究報告才是科學，而歐盟或其他國家做的研究就不是科學。」<text:line-break/><text:line-break/>「清華大學分子醫學研究所教授李寬容，日前在媒體投書，也以人工合成的女性荷爾蒙『己烯雌酚』(DES) 為例，該藥最後證明會引起癌症及產下畸形兒，1975年美國禁止販賣，台灣也在五年前宣佈零容許量。李寬容教授強調，DES 和萊克多巴胺的化學結構式『雖不完全相等，但相似度實在太高』，他質疑政府官員草率告訴消費者吃瘦肉精安啦！」<text:line-break/><text:line-break/>林杰樑也附和上述質疑，反駁馬英九的「無證據證明萊劑有害」的說法。該報導說：「台灣毒物研究權威、長庚醫院毒物科主任林杰樑也說：分子相近，就可能有雷同的作用，但也可能會有不同作用，『所以才需要更多的資料來佐證』。林杰樑表示，人類吃了萊克多巴胺的實驗，目前僅有六例，並沒有進行後續追蹤研究，所以我們當然不能因此就斷定萊克多巴胺不會對人體造成影響，不是嗎？更沒有 (馬英九) 總統所說的『沒證據能證明瘦肉精有害』。」<text:line-break/><text:line-break/>這麼簡單的道理，理當小學生都能懂，民進黨及衛福部卻刻意裝蒜，存心造謠，存心欺騙社會大眾。<text:line-break/><text:line-break/>【滿口謊言蓄意欺騙社會大眾的民進黨和衛福部】<text:line-break/><text:line-break/>《新新聞》還指出：<text:line-break/><text:line-break/>「2012年3月3日，農委會的『行政院食品藥品安全專案會報』諮詢小組會議中，與會的專家學者提出質疑，歐盟進行的研究指出：餵食萊克多巴胺的雄性老鼠，睪丸有變小情形。針對歐盟的質疑，美國官方及開發萊克多巴胺的禮來公司迄今沒有提出回應。然而，含有萊克多巴胺的豬隻飼料包裝上卻清楚載明：建議飼主『不得餵食種豬』。換句話說，一旦人類長期食用餵食萊克多巴胺的豬隻，是否也會造成男性睪丸變小，甚至造成精蟲數減少影響生育功能？」<text:line-break/><text:line-break/>這樣看得懂吧？如果連製造萊劑的藥廠都說負責生育繁殖的種豬不准吃，為何人卻可以吃呢？<text:line-break/><text:line-break/>再說一遍，我並不是要你相信吃萊豬之後你的睪丸就「一定」會縮小，也不是要告訴你，孕婦吃到萊豬之後，就「一定」會生下自閉症小孩，我只是要說一個再簡單也不過的事實，那就是：這怎麼會是什麼「不實謠言」？衛福部次長薛瑞元姿態很高，一直說蘇偉碩的言論是「不符合科學的不實訊息」。事實上，一直在造謠抹黑、欺騙社會大眾的，就是民進黨及衛福部。<text:line-break/><text:line-break/>【十年後的蘇偉碩是怎麼說的？】<text:line-break/><text:line-break/>很多人很喜歡說，美國人吃了瘦肉精也沒怎樣啊。對此，根據今年(2020年)九月的報導，「蘇偉碩表示，美國小兒科權威相關期刊顯示，孕婦懷胎時暴露在這類受體素環境，恐會提高嬰孩自閉症風險，但這只是流行病學資料，有待進一步確定風險程度。」<text:line-break/><text:line-break/>「蘇偉碩說，美國食品藥品監督管理局在2011年即提出警告，孕婦使用受體素相關用藥應調整劑量，因為在動物實驗裡，老鼠使用超大劑量瘦肉精後，影響其下一代的行為及腦部發育。」<text:line-break/><text:line-break/>「美國疾病管制與預防中心從2000年開始，每年監測八歲兒童自閉症確診率，發現持續上升(按：16年之間飆升三倍)。蘇偉碩認為，造成自閉症的原因有很多，他無法證明跟瘦肉精有沒有關係，因為仍有待研究確定，但是站在精神科醫生的立場，他呼籲台灣政府勿拿台灣下一代吃瘦肉精美豬做試驗，代價很可怕。」<text:line-break/><text:line-break/>蘇醫師表示，「有些研究指出，超大劑量瘦肉精會影響老鼠胎兒腦神經發育和行為，目前只是動物實驗，無人體研究。但美國兒童自閉症盛行率從 1994 年起就一路攀升，有人認為與瘦肉精有關，於是進行集體訴訟。他呼籲台灣政府，何不等到訴訟結果確定，再來決定是否開放萊劑美豬進口。」<text:line-break/><text:line-break/>「由於萊克多巴胺是否對人類神經發育具有毒性風險，目前尚未有足夠的人類試驗結果，但在老鼠實驗中確實有影響，蘇偉碩認為，衛福部的健康風險評估不足，應完成神經發育毒性風險評估，否則沒有權利讓下一代健康為含萊劑美豬犧牲。」他呼籲，「大家有義務讓下一代活在一個沒有毒性的世界」。<text:line-break/><text:line-break/>再說一遍，我不是要你相信這些研究「必然」就是「真理」，也不是要說萊豬「一定」會讓嬰幼兒的腦神經受損，更不是說萊豬「一定」會讓你生下自閉症兒童。我只是要說，蘇偉碩所講的，哪裡過份了？哪些是什麼「不實謠言」？進而必須用整個國家機器鬥爭他、抹黑他，醜化羞辱他，毀滅其人格，進而想把他抓起來關三年。他之所言，不就是任何一個醫生所應具備的基本風險意識與專業良知嗎？<text:line-break/><text:line-break/>【成大講座：解構萊豬：動保、食安與政治】<text:line-break/><text:line-break/>今年11月18日，學姐在成大舉辦了一個【解構萊豬】的講座，當日之演講內容，我已委託世主上傳至Youtube如下：<text:line-break/><text:line-break/></text:span><text:a xlink:type="simple" xlink:href="https://bit.ly/3mz2hRa"><text:span text:style-name="T7">https://bit.ly/3mz2hRa</text:span></text:a><text:span text:style-name="T1"><text:line-break/><text:line-break/>主持人：<text:line-break/>李鑑慧 (成功大學歷史系副教授)<text:line-break/><text:line-break/>講者：<text:line-break/>蘇偉碩 (精神科醫師)<text:line-break/>王文心 (高雄醫學大學醫學研究所博士)<text:line-break/>李建誠 (民間反瘦肉精毒豬聯盟發言人)<text:line-break/><text:line-break/>各位想罵人之前，是不是應該仔細聽聽到底蘇偉碩等人究竟說了些什麼，再來開罵也不遲。這些演講內容並不難，一般人也聽得懂。不過，我曾見過有人開罵蘇偉碩說，「啥咪？！拿果蠅做實驗來恐嚇台灣人！現在是怎樣？把台灣人當成果蠅嗎？」<text:line-break/><text:line-break/>【萊劑和精神疾病絕對無關？】<text:line-break/><text:line-break/>存心造謠、蓄意欺騙社會大眾的民進黨及衛福部，指控蘇偉碩的另一項「沒有科學根據」的「造謠罪證」是說他提到萊劑對於精神疾病的影響。可是，這怎麼會「沒有科學根據」？這方面的相關研究汗牛充棟，相當先進，但其相關生理藥理機轉之基本知識，例如各種腦神經傳導物質與接受體之活化等等等，卻只是精神科醫師的普通常識而已。<text:line-break/><text:line-break/>根據報導，「蘇偉碩表示，以美國研究及萊克多巴胺藥廠所提供的數據資料顯示，使用萊劑的牛隻，相較於不使用萊劑的牛隻，死亡率增加91%；使用在豬隻身上則會增加豬的攻擊性；解剖豬腦顯示，使用萊劑的豬隻會改變其腦中神經傳導物質濃度，多巴胺（是一種腦內分泌物，屬於神經傳導物質）會增加，血清素減少，使得豬隻變憂鬱，增加攻擊性，改變了腦中多巴胺基因的表現。」<text:line-break/><text:line-break/>蘇偉碩還提到，「現行研究躁鬱症、思覺失調症等疾病如何產生，可能與 TAAR1 促動劑有關，萊克多巴胺就是促動劑之一，其促動活性高於搖頭丸及安非他命。」<text:line-break/><text:line-break/>蘇醫師曾提及萊劑比搖頭丸 (主要成份是MDMA) 毒性高出250倍，後來修正為0.25倍。錯誤並不在於蘇醫師，而是在於該回顧論文誤植所致，以此來抹黑蘇醫師是很沒品的，因為這裏頭並無任何刻意誇大或造假的問題，要怪只能怪期刊編輯誤植研究結果，怎麼會是去怪讀者蘇偉碩呢？<text:line-break/><text:line-break/>但我發現，這兩天，民進黨與許多媒體以及一堆網軍與所謂專家學者，故意扭曲事實，故意把這樣一個期刊編輯的錯誤，給渲染成「蘇偉碩造假被抓到了」。他媽的這些人真是很無恥。<text:line-break/><text:line-break/>這兩天，衛福部居然說，倘若蘇偉碩願意承認錯誤，承認萊劑是搖頭丸的0.25倍毒性，而不是250倍，就可以考慮幫他向警方美言幾句。這些人真的是有病，品性真的很差，總是會故意歪曲事實來抹黑。<text:line-break/><text:line-break/>再說，萊劑的毒性是搖頭丸的0.25倍，就意味著健康無虞嗎？這會不會太荒唐了點？這些人，其實不是真的在乎什麼食安，他們純粹只是在搞政治，造謠抹黑傷害反對者，蓄意欺騙社會大眾。<text:line-break/><text:line-break/>不過，話說回來，對我來講，我不會這樣子陳述論文結果，我不會說「萊劑之『毒性』是搖頭丸的幾倍或幾分之幾」。為什麼呢？因為，依現行的相關知識進展來看，重要的也許是兩者同樣作用於 TAAR1之「相關性」究竟意味著何種生理意義，而非代表其活性親和力之激活濃度大小之比較。<text:line-break/><text:line-break/>也就是說，在我們搞清楚相關性之「性質」之前，你很難說這必然意味著一種「毒性」，遑論毒性大小之論斷；搞不好不是毒性，而是治療性不是嗎？而且，搞不好啟發了更多的相關知識。<text:line-break/><text:line-break/>【多吃點萊豬？】<text:line-break/><text:line-break/>我來舉個例，我在這篇文章裏頭曾提到，萊劑目前是毒，百害無一利，但是，哪天如果它變成一種治療或預防帕金森氏症的神藥，我絕不會感到一絲驚訝。為什麼呢？因為藥、毒本是一體兩面，提高了某種腦神經傳導物，就有可能降低另一種相對物質。<text:line-break/><text:line-break/>親友有人得了一種病叫「腿不寧症候群」（Restless Legs Syndrome，簡稱 RLS），我常得開些藥給他吃，讓他半夜別再踢了，要不然跟他一起睡的人也都不用睡了。也許我該跟他開個玩笑，等萊豬上市，不妨多吃一些。<text:line-break/><text:line-break/>家裏有注意力不足的過動兒 (ADHD)，不妨也可以讓孩子多吃。為什麼呢？因為有些研究發現，萊克多巴胺可提高多巴胺，而「腿不寧症候群」或過動兒，很可能就是跟多巴胺的功能低下有關；前者往往缺乏鐵質，而鐵離子跟腦中合成多巴胺亦有關。<text:line-break/><text:line-break/>這裏就有一篇論文提到，肉類中殘留的萊克多巴胺，將可預防帕金森氏症，甚至還能預防某種類型的失智症：<text:line-break/><text:line-break/></text:span><text:a xlink:type="simple" xlink:href="https://bit.ly/2WwQtUY"><text:span text:style-name="T7">https://bit.ly/2WwQtUY</text:span></text:a><text:span text:style-name="T1"><text:line-break/><text:line-break/>為什麼呢？因為萊克多巴胺是一種乙型受體素 (β-agonist)，研究發現，乙型受體素可以抑制一種東西叫做alpha-synuclein (α-突觸核蛋白) 的基因表現，而這東西就是導致「帕金森氏症」及「路易氏體失智症」(Dementia with Lewy Bodies，簡稱DLB) 之「路易氏體」的主要成份。<text:line-break/><text:line-break/>美國有個喜劇演員叫做羅賓威廉斯，死後解剖，據說就是罹患「路易氏體失智症」，這是僅次於阿茲海默症 (Alzheimer's disease，簡稱AD) 的第二常見失智症。<text:line-break/><text:line-break/>當然，多吃點萊豬雖是玩笑話，但它倒也不是什麼「不實謠言」，而是有著許多科學根據。問題是，當我們尚未全盤了解某種藥理或生理機轉時，當然不會輕易拿自己或拿別人的健康做人體實驗。<text:line-break/><text:line-break/>再說，任何一種生理物質當然不是越多越好，比方說帕金森氏症跟多巴胺不足有關，但是精神分裂症 (亦即思覺失調症) 卻又跟多巴胺過多有關。<text:line-break/><text:line-break/>這說明了兩件事：<text:line-break/><text:line-break/>一，這類神經生物學知識極其複雜，並不是「缺什麼就補什麼」那麼簡單。<text:line-break/><text:line-break/>二，既然過猶不及，過多或太少都不好，那意味著，藥都不能亂吃，更不用說是毒了。為什麼呢？因為你無法預期某種外來生化物質將會對健康產生何種影響。<text:line-break/><text:line-break/>比方說很多人很喜歡吃維他命，把它視為一種「補品」或「健康食品」，彷彿吃越多越好。這是完全錯誤的。你也不要相信什麼「水溶性維他命吃多了就排掉」的傻話。管你水溶性或脂溶性，吃多了照樣有害。比方說維他命C 是水溶性，吃多了照樣罹癌、結石或遺害胎兒等等等，並不是什麼「吃多了沒關係，排掉就好」。<text:line-break/><text:line-break/>市面上不是也有一些挺萊豬專家嗎？很喜歡說什麼「萊劑是水溶性，所以很安全」，什麼「四小時就排出體外，排掉就沒事了」。講這些蠢話者，若非真的傻到爆，就是存心欺騙社會大眾。<text:line-break/><text:line-break/>【萊劑跟自閉症無關？】<text:line-break/><text:line-break/>蘇偉碩被蠢蛋與人渣政客們嘲笑與控告造謠的最主要罪證之一，就是說他指出「萊劑恐有產下自閉症兒童的風險」。這真的是很莫名其妙，這些指控者不是有一堆專家學者或醫生嗎？這些人難道是冒牌專家嗎？還是存心撒謊？蘇偉碩的警示究竟哪裡有問題？<text:line-break/><text:line-break/>接續我上一段所說的，可別以為alpha-synuclein (α-突觸核蛋白) 越少越好，可別以為這樣就能預防「帕金森氏症」及「路易氏體失智症」是一件很棒的事。為什麼呢？就如我上面所說，這類神經生物學知識極其複雜，任何物質過多或太少都不好。比方說磷酸化 α-突觸核蛋白之腦部堆積，導致上述兩種疾病。但是，許多研究發現，自閉症患者之 α-突觸核蛋白卻反而很明顯比一般人低，而 β--突觸核蛋白卻比一般人高：<text:line-break/><text:line-break/></text:span><text:a xlink:type="simple" xlink:href="https://bit.ly/3penLEJ"><text:span text:style-name="T7">https://bit.ly/3penLEJ</text:span></text:a><text:span text:style-name="T1"><text:line-break/><text:line-break/>自閉症很不容易診斷，因為目前只能透過問診及各種行為描述來做出診斷，但它事實上是一種生理性疾病，因此，很多人就企圖想找到它的「生物性記號」(biomarkers)，或是找到一種可以透過生理檢查方式來客觀確診的方法。α-突觸核蛋白的定量，於是就成為一種研究方向。有人研究發現，自閉症患者口水中的 α-突觸核蛋白，確實比一般人低：<text:line-break/><text:line-break/></text:span><text:a xlink:type="simple" xlink:href="https://bit.ly/3atusyy"><text:span text:style-name="T7">https://bit.ly/3atusyy</text:span></text:a><text:span text:style-name="T1"><text:line-break/><text:line-break/>我知道媒體或民進黨很喜歡故意扭曲別人的說法，然後加以栽贓抹黑，所以我再說一遍：我並不是要在此附和或討論任何一種醫學假說或理論，而只是要說這些正反兩面的假說與理論之相關研究，可謂汗牛充棟，就算沒有幾千篇，少說也有幾百篇。市面上那些不分青紅皂白挺萊豬、對於反對者張牙舞爪、極盡羞辱之能事的醫生或反食安的食安專家們，不可能不懂得這些基本事實，而是存心睜眼說瞎話，蓄意唬弄欺瞞社會大眾，故意把一種極其尋常的研究議題與研究方向，故意說成好像什麼笑死人的荒唐謠言。<text:line-break/><text:line-break/>【蘇正德教授知道自己在說什麼嗎？】<text:line-break/><text:line-break/>容我直接引用我之前寫的一篇文章，叫做《蘇正德教授知道自己在說什麼嗎？》：<text:line-break/><text:line-break/></text:span><text:a xlink:type="simple" xlink:href="https://bit.ly/37tFwto"><text:span text:style-name="T7">https://bit.ly/37tFwto</text:span></text:a><text:span text:style-name="T1"><text:line-break/><text:line-break/>我提到：今年四月，精神醫學界有個「大」新聞，其實說大也不大，不過就只是治療精神分裂症 (亦即思覺失調症)的藥理機轉有了所謂「突破性」的進展。日本住友製藥廠（Sunovion）的美國子公司，宣布開發出一道嶄新的、非經D2受體的治療途徑，關鍵就在於Trace amine-associated receptor 1，簡稱 TAAR1(第一型微量胺相關受器)。<text:line-break/><text:line-break/>外行人肯定看不懂 TAAR1是什麼東西。TAAR1 就是蘇偉碩醫師最近所提到的一個跟萊克多巴胺有關的接受器，而這接受器恰恰也是研發新一代精神分裂症藥物的希望之所在；另外，一些足以引起類似精神分裂症狀的毒品，例如安非他命，也能激活TAAR1。<text:line-break/><text:line-break/>當然不是說由此就能判定萊劑「必然」也會引起精神病，而是說，萊劑的生化作用機轉和各種精神疾病及嬰幼兒自閉症與注意力不足過動症之間，顯然有著千絲萬縷的關係。<text:line-break/><text:line-break/>如果有人反過頭來嗆說萊劑和精神病「絕對無關」，那就真的是太鬼扯蛋了，存心睜眼說瞎話，要不就是全然外行。例如蘇正德教授就是這麼說的。他甚至說「萊克多巴胺與多巴胺根本是風馬牛不相干的兩碼子事」，還說蘇偉碩認為萊劑做為TAAR1激化劑有可能造成神經傷害，是「扯東扯西、胡說八道，無法加以置評，是本年度最大的一樁笑話」。<text:line-break/><text:line-break/>很不可思議吧？怎麼會有人對自己一無所知的知識如此睜眼說瞎話。事實上，蘇教授全然脫離現實的幻想性論斷，才是「本年度最大的一樁笑話」。蘇教授的整篇文章，恰恰就是「扯東扯西、胡說八道」，除了讓人很想撞牆之外，「根本無法加以置評」。蘇教授甚至還把 TAAR1 給寫錯，居然寫成TARR1。我真懷疑蘇教授到底知不知道自己在說什麼。<text:line-break/><text:line-break/>還是老話，你要如此傲慢損人、傷人名節沒關係，但你得有那個本事才行啊，你得指出對方錯誤、講出一番道理來啊，你不能只會講一大堆蠢話，卻誇說自己好高明，然後拼命羞辱別人。<text:line-break/><text:line-break/>蘇教授透過各種毫無認知意義的修辭造句，一直要把蘇偉碩醫師形容成一個彷彿不識幾個大字的江湖術士。但是事實上，蘇教授應該要明白一點：對於一個醫生來說，特別是對於一個精神科專科醫師來說，理解或閱讀這些藥理與臨床知識的困難度幾乎是零。反倒是蘇正德教授似乎顯得十分外行。<text:line-break/><text:line-break/>蘇正德教授還說蘇偉碩醫師「最大的問題是：刻意將治療氣喘的其他乙型受體素藥劑和萊劑混為一談」。蘇教授講這些外行傻話，他真的知道自己在說什麼嗎？<text:line-break/><text:line-break/>【讓基本理性起作用真有那麼難嗎？】<text:line-break/><text:line-break/>為了安全起見，我再說一遍：我不是說萊劑「一定會」造成思覺失調或躁鬱症、憂鬱症或自閉症，而是說這樣一些相關的基礎醫學研究取向不是很平常嗎？特別是過去二十幾年來，各種相關論文成百上千，汗牛充棟，為何要睜眼說瞎話，故意要把它講得好像是什麼笑死人的胡言亂語？台灣精神科醫師有幾千個，不信你隨便抓一個來問問，看他會不會覺得這樣一些研究或說法很可笑很荒唐。<text:line-break/><text:line-break/>我的專業是維根斯坦哲學，特別是「數學哲學」、「道德哲學」、「Epistemology (知識論)」、「Philosophy of Mind and AI」 (人工智慧與心智科學哲學)，但我同時也是個精神科專科醫師，行醫30年，醫術一般般，但我識字，醫學知識水平還算可以，閱讀這些研究資料，比閱讀台灣媒體還要簡單輕鬆許多。我相信，不一定要懂得精神醫學或神經生物學或各種基礎醫學，一個人只要懂一點英文，稍微有點自然科學知識，應該一點都不難驗證這一切相關研究的基本意涵，更不難理解蘇偉碩所說的一切之基本合理性。<text:line-break/><text:line-break/>我常感到很痛苦，一種心靈刑求般的劇烈折磨；我常想，台灣社會是不是根本不需要大腦？為何如此反智低能？不管哪一種議題，除了修辭還是修辭，除了抹黑還是抹黑，彷彿只要把一個人給鬥臭了，把他的人格給摧毀了，從而也就贏得了一切真理似的。<text:line-break/><text:line-break/>讓基本理性起作用真有那麼難嗎？從我年少成為黨外亡命份子至今，年已半百，三十多年過去了，整個台灣社會，低能反智依舊，御用文人橫行，更為變本加厲的是網軍的出現，造謠抹黑，毀滅人格，不擇手段。<text:line-break/><text:line-break/>【萊劑中毒的民進黨】<text:line-break/><text:line-break/>民進黨顯然是萊劑吃多了，症狀相當明顯且複雜，有沒有救還不知道，只能盡人事聽天命。<text:line-break/><text:line-break/>萊黨症狀包括：胡言亂語、前言不罩後語、習慣性撒謊造謠、躁動易怒、時空定向感錯亂，且有被害妄想；對於顏色十分敏感，只認顏色不認人，具嚴重暴力傾向，認知功能受損，記憶力嚴重退化等等等。建議強制住院治療，以免自傷傷人之虞。<text:line-break/><text:line-break/>此外還出現許多詭異症狀，例如看到錢財會馬上大量流口水之異常現象，聽到權力二字立即曈孔放大及心跳加速。平常好吃懶做，步態不穩，忽左忽右；白天卻異常機靈，見人說人話，見鬼說鬼話，上了教堂喊耶穌，進到廟裡就說和尚的話。<text:line-break/><text:line-break/>顯然劇毒攻腦，日落現象十分明顯，太陽下山後，便展現狼人性格；不務正業，夜夜笙歌，縱慾無度；喬事圍事撈錢卡位的大腦皮質高功能卻毫髮無損，反而有增強作用。<text:line-break/><text:line-break/>人格表現方面亦有異狀，見日本人就跪，見洋人則跪加舔，見同胞卻異常威武；揮金如土，花錢如流水。但是很奇怪，即使爛醉如泥，每次總是記得打統編。<text:line-break/><text:line-break/>【結論1】<text:line-break/><text:line-break/>蘇偉碩偵訊那天，如果時間許可，我們一家三口都會去現場。原訂是12月25日晚上十點，夜間偵訊的目的應是出於恐嚇，讓當事人心生畏懼。不過，人渣黨顯然失算了，因為這樣一個時間，大家反而都有空參加。因此，我估計檢方或警方一定會改期，說不定會改一個大家都得上班的時間，讓聲援者減少，甚至撤告都有可能。<text:line-break/><text:line-break/>甘地有一句話在我年少時便深深感動我，他說：「你有多少無辜，就有多少力量。」不管現實如何令人挫折乃至絕望，但我依然相信這句話。我的為難並非來自對於「力量」的懷疑，而是來自於難以承擔做為一個「無辜者」的痛苦。至少對我來說，那是一件也許比死還痛苦的事，我總是想要逃避這樣一種艱難。<text:line-break/><text:line-break/>萊劑或毒豬的事，老實說，對我個人或家人而言，問題並不大，畢竟我和學姐都不吃肉，小孩以後也就少吃便是；別人倘若不相信我所言，非得吃毒豬毒牛不可，我也無話可說。個性使然，我始終不是很在乎這些肉眼可見的事物或議題。<text:line-break/><text:line-break/>我之所以打從進口毒豬事件一開始就花了不少時間談萊劑談毒豬，純粹只是受不了睜眼說瞎話，受不了對於基本是非善惡的瘋狂踐踏，受不了人渣黨以及一大票所謂學者專家對於蘇偉碩的抹黑霸凌。那不是蘇偉碩「他家的事」，而是我們每個人的事。台灣社會理應早日從這樣一種以撒謊詐騙及抹黑造謠為基礎的政治惡夢中清醒過來，揚棄惡行與愚昧，讓理性起作用，讓是非善惡回到它們應有的位置。<text:line-break/><text:line-break/>【結論2】<text:line-break/><text:line-break/>鄭南榕自焚之前，自囚雜誌社71天。那段期間，我跟他有很多故事足以訴說，也許有一天，我會想要把它們寫出來。雖然我從不以鄭南榕之剛烈獨斷作風為榜樣，但他確實說對了一些事。很多人應該不知道，鄭南榕在那段人生最後的日子裏曾經說了一句讓我很感動的話。他說：「政治若要清明，基督徒就應努力傳福音」。<text:line-break/><text:line-break/>我沒受過洗，言行也絲毫配不上基督徒的稱號，但我依然相信關於無辜者的福音。當一個正直的人，為了公義，平白承受許多痛苦與冤屈時，他就會產生力量，就如同那些無端受苦的動物，牠們的無辜，牠們的默然無言，牠們所承受的巨大痛苦，還有那些跟動物一樣脆弱無辜的人類幼小生命，事實上給了我們(至少給了我)極大的勇氣。<text:line-break/><text:line-break/>他們就像受難於十字架上的耶穌，隱隱地引領著人類社會向一個比較好的方向走去。當我們訴說光陰的過去與未來，訴說各種時代的悲歡，訴說每一個千年舊夢，也許永遠都不應該忘記究竟是什麼樣的力量與感情，帶領我們走向救贖。</text:span></text:p>
      <text:p text:style-name="P1"><text:span text:style-name="T1">葉小慧   |  2020.12.21 14:54   |   </text:span><text:a xlink:type="simple" xlink:href="http://palinfo.habago.org/Entry?Command=Information_PrintForum#FORUM40159"><text:span text:style-name="T2">#</text:span></text:a></text:p>
      <text:p text:style-name="P4"><text:span text:style-name="T1">轉貼：<text:line-break/><text:line-break/>如果你能收到香港凤凰卫视中文台的电视，下周该台的“凤凰大视野”节目将一连五天播放“当世界年轻的时候—参加西班牙内战的中国人”，我两参与和协助凤凰卫视制作这纪录片，一共五集，全长约140分钟。<text:line-break/><text:line-break/>香港凤凰卫视中文台播出时间：<text:line-break/>首播时间：香港时间<text:line-break/>周一至周五20:00-20:30<text:line-break/><text:line-break/>重播时间：<text:line-break/>周二至周六09:00-09:30<text:line-break/>周二至周六01:50-02:15<text:line-break/>周一至周五16:15-16:50<text:line-break/><text:line-break/>凤凰美洲台： 星期一至星期五， 7:55am, 14:25pm (可能是美西时间？)<text:line-break/><text:line-break/>你也可从网络观赏：可能需要比较新（快）的电脑<text:line-break/></text:span><text:a xlink:type="simple" xlink:href="https://sports8.cc/jintian/1806/"><text:span text:style-name="T7">https://sports8.cc/jintian/1806/</text:span></text:a><text:span text:style-name="T1"><text:line-break/><text:line-break/>慧如， 宁</text:span><text:span text:style-name="T8">远</text:span></text:p>
      <text:p text:style-name="P1"><text:span text:style-name="T1">陳真   |  2020.12.20 21:48   |   </text:span><text:a xlink:type="simple" xlink:href="http://palinfo.habago.org/Entry?Command=Information_PrintForum#FORUM40158"><text:span text:style-name="T2">#</text:span></text:a></text:p>
      <text:p text:style-name="P3"><text:span text:style-name="T1">給退輔會所謂「副主委」李文忠的公開信<text:line-break/><text:line-break/>內文：<text:line-break/><text:line-break/>李文忠，<text:line-break/><text:line-break/>你這樣抹黑蘇偉碩，不覺得自己很可恥嗎？他媽的你是不是當官當到良心被狗給吃了？<text:line-break/><text:line-break/>為非作歹，傷害社會大眾利益，眛著良心說話做事，謀取一己之私，謀取一己榮華富貴，他媽的這就是你從政的目的嗎？<text:line-break/><text:line-break/>言盡於此，好自為之。<text:line-break/><text:line-break/>陳真<text:line-break/><text:line-break/>2020. 12. 20.<text:line-break/><text:line-break/>p.s.: 《退輔會副主委李文忠不會良心不安嗎？》：<text:line-break/><text:line-break/></text:span><text:a xlink:type="simple" xlink:href="https://bit.ly/3h6fwr6"><text:span text:style-name="T7">https://bit.ly/3h6fwr6</text:span></text:a><text:span text:style-name="T1"><text:line-break/><text:line-break/>照片：寄給李文忠的限時掛號<text:line-break/><text:line-break/></text:span><text:a xlink:type="simple" xlink:href="https://bit.ly/3nOzt8N"><text:span text:style-name="T7">https://bit.ly/3nOzt8N</text:span></text:a><text:span text:style-name="T1"><text:line-break/><text:line-break/>=====================<text:line-break/><text:line-break/>退撫會要蘇偉碩勿以「前榮總醫師」身分發言　蘇煥智批：「摧毀人格」<text:line-break/><text:line-break/>風傳媒<text:line-break/>郭怜妤<text:line-break/><text:line-break/>2020-12-19<text:line-break/>   <text:line-break/>醫師蘇偉碩主張萊豬危害健康遭衛福部告發違反《食安法》，退輔會18日籲蘇偉碩與勿再以「前榮總醫師」的身分發言，引發風波。對此，台灣維新黨創黨人蘇煥智在臉書貼出2019蘇偉碩發布的新聞稿，提到其實是院方先壓榨勞工的，批評退輔會在毀壞蘇偉碩人格。<text:line-break/><text:line-break/>退輔會18日發出聲明指出，蘇偉碩2019年對同仁「妄控語言暴力攻訐」，讓醫師流失，險造成精神科停診，危及該院病患就醫照護甚鉅。聲明還提到，蘇屢次因違反醫院自我約束公約紀律，年度考績核列「丁等」，已遭免職。退輔會並強調，蘇偉碩發言內容和退輔會及榮總無關。<text:line-break/><text:line-break/>對此，蘇煥智在臉書引用蘇偉碩與醫勞盟2019年11月發布的新聞稿指出為其喊冤。內容提到，當時高雄榮總台南分院長官逼迫醫師超時加班，蘇偉碩協同遭到病患醫療暴力的醫生向長官提出申訴，未料在調查會上被長官辱罵「幹恁娘」，但副院長並未制止，僅指示他3天內提出辭呈；最終院方召開考績會，計蘇偉碩1大過，並即時停止其住院診療業務，隨後蘇偉碩自行辭職。</text:span></text:p>
      <text:p text:style-name="P1"><text:span text:style-name="T1">陳真   |  2020.12.20 15:05   |   </text:span><text:a xlink:type="simple" xlink:href="http://palinfo.habago.org/Entry?Command=Information_PrintForum#FORUM40157"><text:span text:style-name="T2">#</text:span></text:a></text:p>
      <text:p text:style-name="P4"><text:span text:style-name="T1">蘇偉碩、白米炸彈客明日踢館AIT 邀酈英傑辯論萊豬<text:line-break/><text:line-break/>陳大智<text:line-break/><text:line-break/>2020年12月20日<text:line-break/><text:line-break/>醫師蘇偉碩、「白米炸彈客」楊儒門等人明(21)日上午將赴台北市內湖的AIT辦事處，邀請酈英傑針對萊克多巴胺健康風險進行台美民間科學對話會。</text:span></text:p>
      <text:p text:style-name="P1"><text:span text:style-name="T1">李念淨   |  2020.12.19 09:48   |   </text:span><text:a xlink:type="simple" xlink:href="http://palinfo.habago.org/Entry?Command=Information_PrintForum#FORUM40156"><text:span text:style-name="T2">#</text:span></text:a></text:p>
      <text:p text:style-name="P3"><text:span text:style-name="T1">退輔會：蘇偉碩違反紀律已早被免職 勿再稱榮總醫師<text:line-break/><text:line-break/>2020-12-18<text:line-break/><text:line-break/>聯合報 / 記者蔡晉宇／台北即時報導<text:line-break/><text:line-break/>醫師蘇偉碩關注萊劑肉品問題長達10年。圖／本報系資料照<text:line-break/><text:line-break/>主張萊劑對人體有害的醫師蘇偉碩遭「查水表」事件持續延燒。退輔會今天發出聲明表示，呼籲媒體及蘇偉碩勿再以榮總醫師身分發表萊克多巴胺不實言論。<text:line-break/><text:line-break/>繼警方要求到案說明後，今天退輔會原預計在下午2時由退輔會副主委李文忠出現表示，媒體及蘇偉碩醫師勿再以榮總醫師身分發表萊克多巴胺「不實言論」；但在稍早下午1時左右，記者會臨時喊卡。<text:line-break/><text:line-break/>記者會取消後，退輔會改以聲明稿方式表示，近有媒體報導高雄榮總台南分院精神科已離職醫師蘇偉碩指出，萊克多巴胺可以在空氣中驗到，毒性是搖頭丸的250倍等訊息，為恐造成民眾恐慌，衛福部已告發違反食安法；蘇偉碩已在7月自高雄榮總台南分院離職，呼籲媒體及蘇偉碩勿再以其曾為榮總醫師身分發表言論，發言內容概與輔導會和榮總無關。<text:line-break/><text:line-break/>退輔會指出，蘇偉碩曾任職高雄榮民總醫院台南分院精神科主治醫師，去年間因違反公約紀律，對同仁妄控語言暴力攻訐，損害醫院及其他醫護人員聲譽，破壞單位和諧，致使醫師流失，且無精神科醫生願至該院支援服務，險造成精神科停診，危及該院病患就醫照護甚鉅；另因對同仁妄控語言暴力，屢次違反醫院自我約束公約紀律，在媒體發表詆毀院譽及有損公務人員形象等不實負面文章，累積處分二大過一小過，年度考績核列「丁等」，依法予以免職。<text:line-break/><text:line-break/>退輔會表示，蘇偉碩現已非高雄榮總醫院醫師，對外發表的言論，與退輔會和榮總無關，呼籲各黨派、媒體及社會大眾勿引用或轉傳這樣無專業背景、無科學安全依據之言論；另有關網路影片以「榮總醫師」指稱蘇偉碩，也籲請影片製作者應盡速修正，並勿再引用不正確訊息傳播。<text:line-break/><text:line-break/></text:span><text:a xlink:type="simple" xlink:href="https://udn.com/news/story/6656/5103373"><text:span text:style-name="T7">https://udn.com/news/story/6656/5103373</text:span></text:a><text:span text:style-name="T1"><text:line-break/><text:line-break/>===＝＝＝＝＝＝＝<text:line-break/><text:line-break/>人渣黨做壞事還真的是成群結隊，要在人格上徹底從頭到腳打倒一個人<text:line-break/><text:line-break/>這個丁等理由說的沒頭沒尾，而且完全跟萊藥有沒有毒這種事實沒關係，一個人被榮總開除就能證明萊藥沒毒？<text:line-break/><text:line-break/>這程度就好像天主教會把主張地圓說的伽利略關起來一樣荒唐</text:span></text:p>
      <text:p text:style-name="P1"><text:span text:style-name="T1">梁裕康   |  2020.12.18 10:31   |   </text:span><text:a xlink:type="simple" xlink:href="http://palinfo.habago.org/Entry?Command=Information_PrintForum#FORUM40155"><text:span text:style-name="T2">#</text:span></text:a></text:p>
      <text:p text:style-name="P4"><text:span text:style-name="T1">學姐，<text:line-break/><text:line-break/>其實我也很猶豫該不該貼這新聞，畢竟這裡不是私人聊天室。<text:line-break/><text:line-break/>但是既然新聞已經見報，我想公開也無妨吧！至少讓這裡有些令人振奮的消息。<text:line-break/><text:line-break/>身為同行，我完全明白要做出一部這樣的作品需要多大的心血跟天分。如妳所說，這些都是很私人隱密的關懷。但是另一方面，「結構性支持」也讓這些私人作品帶有某些公眾性格。不管妳願不願意，這些作品總是會影響別人。<text:line-break/><text:line-break/>我每天都來這裡報到，但我總感覺這裡大概有百分之九十九的讀者根本不瞭解妳跟陳真大哥。當然我也是那些多數人之一。<text:line-break/><text:line-break/>作為學術界的魯蛇，還是要很誠懇的恭喜妳。<text:line-break/><text:line-break/>希望您闔家平安！！<text:line-break/><text:line-break/>跟小鬼廝混這種小確幸才是我現在最大的快樂。高深的學問已經離我很遙遠了。</text:span></text:p>
      <text:p text:style-name="P1"><text:span text:style-name="T1">李鑑慧   |  2020.12.18 10:05   |   </text:span><text:a xlink:type="simple" xlink:href="http://palinfo.habago.org/Entry?Command=Information_PrintForum#FORUM40154"><text:span text:style-name="T2">#</text:span></text:a></text:p>
      <text:p text:style-name="P3"><text:span text:style-name="T1">唉呀，裕康，這無關世界和平的新聞怎麼貼上網啦。不過就藉這機會分享完整得獎感言好了。<text:line-break/><text:line-break/>這部著作源起於一個博論。從初識主題至專書出版，轉眼這研究竟也以著不同方式伴隨了我逾二十載。在這之中，沒有一定的執念，不會有此出版。這過程自然也經常縈繞著懷疑：這故事值得講述嗎? 值得花費大段人生歲月與氣力改寫嗎? 特別是在現行制度下，這工作對於學術升等也並無助益。<text:line-break/><text:line-break/>但我心中始終留存著這麼一段記憶。那是在異地求學的日子。強調研究與生命連結的指導教授曾經在指導時問道，我人生中最為關切的是甚麼東西? 青澀的我沒有遲疑地說—世上痛苦的減少。如今煩惱多了，我不知道自己是否還會那麼乾脆地回答這個問題。唯一還能確知的，是這答案，與這本著作，有著某種微妙連結。而這部著作之最終得以出版，也讓我心中彷彿卸下了一塊大石、了卻了一樁惦念，並也獲致某種能量，允我向前。<text:line-break/><text:line-break/>當然，這些個人心事，置於無邊的現實問題之前，終是無用地可笑。本書的問世與獲獎，自也無甚得以多說。但如果這樣一部作品仍舊具有某種微渺意義，這也終非成就於我個人。如同地球生靈之無法獨存，這段寫作背後始終仰賴著綿延助力。始終溫暖如家的輔大、自求學階段即寬大包容我如野生動物般地存在的成大、長年以來任我予取予求的知識寶庫劍橋大學、提供研究實質後勤資源的科技部，都是重要結構性支持。然而，與這段書寫存在某種更為重大之「關係性能動性」的，當是那群我有幸得以認識，於歷史、於現世，曾經因受苦動物而哀傷、而奔走的朋友們。因為他們，這些故事才終而得以述說，並也再獲新生。</text:span></text:p>
      <text:p text:style-name="P1"><text:span text:style-name="T1">梁裕康   |  2020.12.18 08:13   |   </text:span><text:a xlink:type="simple" xlink:href="http://palinfo.habago.org/Entry?Command=Information_PrintForum#FORUM40153"><text:span text:style-name="T2">#</text:span></text:a></text:p>
      <text:p text:style-name="P4"><text:span text:style-name="T1">恭喜學姐，實至名歸！！<text:line-break/><text:line-break/>這讓我對國內學術界的鑑賞力恢復了一點信心！<text:line-break/><text:line-break/>名單揭曉!中研院頒發人文社科學術專書獎 5人獲獎<text:line-break/></text:span><text:a xlink:type="simple" xlink:href="https://www.sinica.edu.tw/ch/news/6744"><text:span text:style-name="T7">https://www.sinica.edu.tw/ch/news/6744</text:span></text:a></text:p>
      <text:p text:style-name="P1"><text:span text:style-name="T1">陳真   |  2020.12.16 20:49   |   </text:span><text:a xlink:type="simple" xlink:href="http://palinfo.habago.org/Entry?Command=Information_PrintForum#FORUM40152"><text:span text:style-name="T2">#</text:span></text:a></text:p>
      <text:p text:style-name="P4"><text:span text:style-name="T1">蘇偉碩醫師反萊豬疑被高雄查水表 媒體人發現傳票有眉角<text:line-break/><text:line-break/>2020/12/16 中時新聞網 黃麗蓉<text:line-break/><text:line-break/>高雄榮總台南分院前主治醫師蘇偉碩長期關注萊豬議題，今（16）日卻傳出，高雄市政府警察局「查水表」通知他25日到案說明。媒體人「逆風的烏鴉」表示，這個傳票完全沒有寫法規條文，應有欺敵的味道，讓蘇偉碩無法第一時間搞清楚狀況。<text:line-break/><text:line-break/>「逆風的烏鴉」今天在臉書貼文表示，反萊豬很用力的蘇偉碩醫師被查水表了。這個他不意外，畢竟這幾年民進黨政府的主旋律，就是對言論自由的各種花式箝制。不過對付蘇醫師，民進黨政府真的很用心。<text:line-break/><text:line-break/>「逆風的烏鴉」指出，這次查水表有幾個點：第一是針對蘇偉碩的傳票，不再是以前的社維法，而是食品衛生管理法。這個傳票完全沒有寫條文，應是有欺敵的味道，讓蘇偉碩無法第一時間搞清楚狀況。應該是第46-1條散播有關食品安全之謠言或不實訊息，足生損害於公眾或他人者，處三年以下有期徒刑、拘役或新台幣一百萬元以下罰金。<text:line-break/><text:line-break/>這是刑事責任，不再是像社維法造謠罪，警察傳完送法院裁決就好，而是警察傳完地檢署傳，地檢署傳完覺得問不夠就再傳。如果起訴就換法院傳，法院傳不夠可以再傳。從程序看，將來蘇偉碩會增加很多麻煩。<text:line-break/><text:line-break/>逆風的烏鴉接著指出，第二點是傳蘇偉碩的時間，傳蘇偉碩的的時間是12月25日晚上10點。老實說，他沒看過這麼晚傳人的。除了時間晚，還特別挑了12月25日。那天是啥日子？除了行憲紀念日，多數人會過的是耶誕節。換句話說，蘇偉碩假如那天有排參加甚麼耶誕節活動，大概都得取消了；就算不取消，也沒啥心情過節了吧。<text:line-break/><text:line-break/>逆風的烏鴉認為，這個案子是高雄市警局辦的，但是蘇偉碩現在已經不在高雄榮總台南分院任職，倒是在台北有執業的診所，這顯然就是故意要惡整他。而且接下來的法律程序，都會在高雄走。所以從此可以知道，現在政府查水表已經不只是告你，而是要用各種手段折磨你，讓你困擾、讓你痛，就算最後判不了、刑罰不了你，也要讓你在過程中感受到極度的麻煩。</text:span></text:p>
      <text:p text:style-name="P1"><text:span text:style-name="T1">陳真   |  2020.12.16 20:31   |   </text:span><text:a xlink:type="simple" xlink:href="http://palinfo.habago.org/Entry?Command=Information_PrintForum#FORUM40151"><text:span text:style-name="T2">#</text:span></text:a></text:p>
      <text:p text:style-name="P3"><text:span text:style-name="T1">毒豬啟示錄 (十五)：謝謝學弟蘇偉碩醫師<text:line-break/><text:line-break/>陳真<text:line-break/><text:line-break/>2020. 12. 16.<text:line-break/><text:line-break/><text:line-break/>懶得看長文的，請直接看文末《後記》。<text:line-break/><text:line-break/>兩、三個星期前，我的車子停在停車場神祕被撞事件，短短三、五公尺的空間，居然也能把車子撞得連車門都打不開，繼之以高雄警方百般推託就是不肯調閱監視器，甚至還疑似撒謊說他們有連絡停車場但錄像帶已經洗掉等等，很多人認為這事件看起來像是蓄意，很可能是一種警告，說不定是反萊豬所致。<text:line-break/><text:line-break/>我一開始也覺得詭異，但是事實上應該只是一場無心的意外，反正只要對方願意賠償，我也不打算追究真相了。<text:line-break/><text:line-break/>說到反萊豬，如果要警告，應該先去撞蘇偉碩的車子才對啊，怎麼是來撞我的？他才是十多年來始終如一的反萊豬大將，而我只是看他被人抹黑與羞辱，路見不平講兩句良心話而已。怡靜說，可能是我比較沒有知名度，所以「私下解決」。題外話。<text:line-break/><text:line-break/>台灣這種言論環境，從來都不是競爭理性與知識程度高下，而是比賽鬼扯瞎掰，比賽抹黑，特別是那些挺萊豬的所謂學者專家或醫生們，蠢話一堆，你得要有多大的耐心才能回應？難道我們現在是在給幼兒園小朋友上課嗎？<text:line-break/><text:line-break/>很多話已經講過很多次，我就姑且再說一次。比方說，我看到人渣黨推出什麼「十大假新聞票選活動」，裏面居然有一條新聞是說「有位台大的姜至剛醫師，打臉蘇偉碩」。內文說，姜醫師指出，「連水喝太多都曾發生水中毒，所以量是很重要的，萬物皆有毒，劑量決定毒性」。<text:line-break/><text:line-break/>講這樣不是廢話嗎？飯吃太多也會噎死脹死啊，所以呢？所以萊克多巴胺跟飯菜是同樣性質的東西？如果萊克多巴胺是毒，飯菜和白開水也都是毒？它媽的騙小孩也不該這樣騙啊！什麼「萬物皆有毒」，所以毒物不具有結構性本質，而只是由劑量來決定？真是鬼扯蛋無極限。<text:line-break/><text:line-break/>依此邏輯，那何必禁絕海洛因與安非他命等毒品？它們不是毒品啊，只要每次少吃一點，不就變成健康食品了嗎？<text:line-break/><text:line-break/>萊克多巴胺如果不是毒品，難道是藥品或健康食品？我們生病就得吃藥，那是不得已的事，重點是，我們沒事吃萊克多巴胺要幹啥呢？這樣聽得懂嗎？明明有害的東西，我們幹嘛要去吃它？這才是重點，重點，重點。<text:line-break/><text:line-break/>我知道講大便很噁心，不說大便，就說鼻屎吧。小時候，我有很多鄰居，跟我很要好的一堆小朋友，流鼻涕了，就沾一點來聞一聞，舔一舔；更多的小朋友特別喜歡挖鼻屎來吃，我小時候也曾吃過，鹹鹹的，味道還不錯。<text:line-break/><text:line-break/>我相信，雖然鼻屎肯定有很多污物與細菌，但是，依照那些喜歡講「劑量決定毒性」的「專家」們的意見，至少要吃五大碗的鼻屎才會中毒，每天吃幾粒是絕對不會有事的。下回你若看到自己的小孩挖鼻屎吃，你阻止他，他若罵你「散播『鼻屎有害健康』的假新聞」，堅持每天要吃幾粒鼻屎配飯，不知你身為家長，心中做何感想？<text:line-break/><text:line-break/>大家懂這個意思吧？它有幾層含義：<text:line-break/><text:line-break/>一，必要性的問題。簡單說，我沒事幹嘛去吃顯然有害健康的東西呢？這是最根本的一個問題。<text:line-break/><text:line-break/>二，毒品或藥品有其內在結構性本質，再怎麼「後現代」，再怎麼鬼扯瞎掰，都不可能消除這個內在本質。<text:line-break/><text:line-break/>喝水太多、多到很離譜，例如美國擅長用來虐待犯人或俘虜的「水刑」，當然有可能產生「水中毒」。但是，水和海洛因畢竟是兩回事；水是水，毒品就是毒品，你就算只吃一點點海洛因，它還是一種毒，並不會因為劑量少而不是毒。而且，水是生理必須品，不喝水會死，而毒品卻是百害無一利的東西；我敢保證，不吃萊劑絕對不會死。<text:line-break/><text:line-break/>三，就是因為萊克多巴胺具有毒性，所以才要設立一個所謂「容許劑量」。但是，容許劑量並非意味著安全無虞，而僅僅只是意味著對大多數人來說，短期內應該不會死掉或送急診，如此而已。故意把容許劑量說成「絕對安全無虞」，那才是散播假新聞。至於所謂「衛福部長」陳時中，居然說「吃幾輩子也不會有事」，更是昧著良心造謠，睜眼說瞎話。<text:line-break/><text:line-break/>四，所謂「容許劑量」僅僅存在於少數國家。事實上。絕大多數國家，亦即全世界一百六十幾個國家統統禁止使用萊克多巴胺，豬不許吃，人更不用說了。<text:line-break/><text:line-break/>五，人體生理條件並非同質。簡單說，對於一個健康年輕人也許「暫時無明顯危害」的東西，對於嬰幼兒或孕婦或老年人或心血管疾病患者或精神病患，卻很可能危害甚鉅。這麼簡單的一個道理，難道所謂學者專家或挺萊豬醫生們聽不懂嗎？<text:line-break/><text:line-break/>六，若不嚴格強制標示，不可能避免吃到毒豬，除非你跟我一樣，根本不吃肉。<text:line-break/><text:line-break/>我相信，即便是那些昧著良心挺萊豬的所謂專家們，當你拿一盤健康豬肉和一盤萊豬肉讓他選擇時，他肯定會選擇不含萊毒的豬肉。我更相信，他們肯定也會更加小心地避免自己的小孩吃到萊豬。問題是，倘若不嚴格強制標示，你根本不可能避免吃到毒豬，除非你跟我一樣，完全不吃肉。<text:line-break/><text:line-break/>結論是，我再說一遍：全世界絕大多數國家都禁止使用，不准給豬吃的東西，卻居然要給台灣人吃，而且還騙大家說這東西只要量少就不是毒。如果有人不信，黨就抹黑你，羞辱你，恐嚇你。問題是：沒事你去吃一個連台灣豬都不准吃、明顯有害健康的東西做什麼？<text:line-break/><text:line-break/>《後記》：<text:line-break/><text:line-break/>剛剛利用看診空檔，寫完這篇文章時，恰好接到朋友傳來一封傳訊蘇偉碩的警方通知書。這裏有相關新聞：<text:line-break/><text:line-break/></text:span><text:a xlink:type="simple" xlink:href="https://bit.ly/2KquZWW"><text:span text:style-name="T7">https://bit.ly/2KquZWW</text:span></text:a><text:span text:style-name="T1"><text:line-break/><text:line-break/>蘇偉碩十幾年來不分藍綠，指出萊劑的毒性，卻反而被民進黨指控「散播假新聞」，真的是荒唐透了頂。民進黨過去在野時，聘請蘇醫師擔任該黨反對萊牛的專家講師。萊牛只是有條件進口，萊豬卻是全豬全內臟統統進口，這個人渣黨現在居然要用司法來偵辦蘇醫師。真是有夠無恥。<text:line-break/><text:line-break/>這個人渣黨，道理上講不贏，就用抹黑的手段。抹黑你如果你還不怕，就用司法迫害，強制大眾噤聲。<text:line-break/><text:line-break/>怎麼會有人如此無恥，真難想像。應該被查辦、被繩之以法的是這個無法無天、傷害大眾健康、每天造謠抹黑製造假新聞的人渣黨才對。<text:line-break/><text:line-break/>蘇醫師被傳訊的日期是12月25日晚上十點。我想這是故意深夜偵訊，以免太多群眾在警局外頭聲援。<text:line-break/><text:line-break/>謝謝偉碩學弟，謝謝你為大家承受這一切。我不知道今年聖誕節那一天晚上十點該不該或能不能抽空去警察局外面聲援你，但我希望，倘若你不反對，大家總該要有一些表示才對；總不能你為大家說出心聲，為大家捍衛健康，卻由你單獨面對這些很低級的司法恫嚇。 <text:line-break/><text:line-break/>人渣黨真的很傻，每個為非作歹的政權其實都一樣，總以為自己呼風喚雨，可以依靠各種形式的暴力來恫嚇大眾，為所欲為，其實那往往只是在自掘墳墓。 <text:line-break/><text:line-break/>說來很巧，我在三十一年前，也就是1989年的同樣是12月25日聖誕節那一天，接到叛亂罪的傳票，而且是第三次傳訊。傳票上寫著，「再不出庭，就要依法拘提」。但我仍然始終拒絕出庭。<text:line-break/><text:line-break/>我一直記得那一天，我在彰化基督教醫院外科部門實習，前一晚值班很累，回到家之後，躺在床上一個人對著天花板唱歌、休息，突然聽到房東太太在樓下大聲喊說「陳醫師，有掛號」，要我下去蓋章簽收。<text:line-break/><text:line-break/>房東太太是個年輕女生，一邊開玩笑說「今天是聖誕節，應該是祕密仰慕者寄卡片來！哇！還雙掛號咧！是有多怕你沒接到啊？」<text:line-break/><text:line-break/>我也很開心馬上衝下樓，準備接收「秘密仰慕者」的「雙掛號」禮物。沒想到打開一看，居然是叛亂罪傳票。那是我一生難忘的一份「耶誕禮物」。題外話。</text:span></text:p>
      <text:p text:style-name="P1"><text:span text:style-name="T1">孫從輔   |  2020.12.16 12:07   |   </text:span><text:a xlink:type="simple" xlink:href="http://palinfo.habago.org/Entry?Command=Information_PrintForum#FORUM40150"><text:span text:style-name="T2">#</text:span></text:a></text:p>
      <text:p text:style-name="P4"><text:span text:style-name="T1">這篇澳洲律師的文章寫得很好，讓我認識不少事。當然這種文章是不會在西方主流媒體出現的。查了一下，作者 Greg Barns 是阿桑吉的法律顧問，勇士也。<text:line-break/><text:line-break/>//<text:line-break/><text:line-break/>格雷格·巴恩斯：澳大利亞，沒資格批評中國 (Australia is in no position to criticise China on human rights abuses)<text:line-break/></text:span><text:a xlink:type="simple" xlink:href="https://www.guancha.cn/GregBarns/2020_12_16_574701.shtml"><text:span text:style-name="T7">https://www.guancha.cn/GregBarns/2020_12_16_574701.shtml</text:span></text:a><text:span text:style-name="T1"><text:line-break/><text:line-break/>如果說中澳關係此時正經歷著一些波折，那這一說法就太輕描淡寫了。澳大利亞那個最大的出口產品目的地國正讓澳洲人的生活變得艱難起來。當一名中國外交官在自己的推特上展示了一張澳大利亞士兵謀殺一名兒童的創作圖片後，澳大利亞總理斯科特•莫里森對此做出了憤怒的反應。澳洲國會還通過了一項新法律，該法同意莫里森政府可以推翻澳大利亞地方各州和地區政府與中國達成的投資協議。這一切都意味著更加平穩的中澳關係仍然遙不可及。<text:line-break/><text:line-break/>莫里森政府、反對黨和媒體的說法是，中國是人權賤民、暴徒和惡棍國家，而澳大利亞則是人道的燈塔，是自由民主國家的典範。美國當選總統喬•拜登選擇傑克•沙利文擔任自己的國家安全顧問，此人本週在推特上說了這樣一句話：“澳大利亞人民為保護全世界的自由和民主作出了巨大犧牲。正如過去那個世紀一樣，美國仍將與我們的盟友澳大利亞並肩站在一起，團結各民主夥伴一道促進我們共同的安全、繁榮和價值觀。<text:line-break/><text:line-break/>雖然在與中國這樣的一黨制國家發生爭執時，澳大利亞以人權衛士的面目示人最為討巧，但現實情況卻完全不是那麼回事。特別是考察澳大利亞在過去20年的表現，套用沙利文的話說，在維護“自由和民主”方面，澳大利亞早已成了一個賤民國家。<text:line-break/><text:line-break/>就拿來澳尋求庇護的難民和澳洲原住民來說，澳大利亞歷界政府已經並仍在繼續對他們造成精神和身體方面的傷害。而在全球舞台上，澳大利亞繼續盲目地支持以色列，拒絕與眾多國家一道為巴勒斯坦人爭取更好的和解條件。而且不出意外的是，在應對氣候變化這一現實威脅方面，澳大利亞仍然在拖後腿。<text:line-break/><text:line-break/>澳大利亞及其盟國對中國的抱怨之一，也是沙利文推文中所反映出的那種情緒，就是中國試圖將它自己的秩序強加給其它國家。它並不是“按照二戰後美國、英國、澳大利亞和其它民主國家設定的規則行事”。<text:line-break/><text:line-break/>就澳大利亞而言，在與中國關係緊張的背景下，它把自己打扮成了一個忠於法治和人權等西方價值觀的全球公民，這真是徹頭徹尾的偽善。在2001年，澳大利亞是第一個對難民採取強硬政治手段的西方國家。<text:line-break/><text:line-break/>它在貧窮的太平洋國家瑙魯和巴布亞新幾內亞的屬島馬努斯島上，分別建立了離岸拘留設施。在2001年至2007年間，這些設施“收容”了來自阿富汗、伊拉克、伊朗和斯里蘭卡等戰亂國家的數千名男女和兒童。這些拘留中心於2012年重新開放，而設在瑙魯的拘留設施直到今天仍然開放。拘留在這些收容中心的人遭受到了身體和精神方面的雙重折磨，因此澳大利亞招致國際社會的一片譴責之聲。自2004年以來，一些聯合國機構一直在敦促澳大利亞停止這種境外拘留的做法，而澳大利亞政府卻沒有一次重視這些要求。事實上，當聯合國酷刑問題特別調查員胡安•門德斯（Juan E. Mendez）在2015年表示，澳大利亞正在推行的政策等同於酷刑或以殘忍、不人道、有辱人格的方式對待難民。而時任澳大利亞總理托尼•阿博特只是簡單回應說，“我真心覺得澳大利亞人已經厭倦了聯合國來給我們上課。”<text:line-break/><text:line-break/>澳大利亞原住民的遭遇也與之類似。他們約佔澳大利亞2600萬人口中的3.3%，但卻佔監獄服刑犯人總數的28%以上。他們是世界上被監禁人數最多的種族。就像其鄰國新西蘭一樣，澳大利亞政界還一直牴觸原住民應在國會擁有保留席位這樣的觀點。澳大利亞原住民的健康和受教育狀況非常惡劣，2015年至2017年出生的男性原住民預期壽命為71.6歲，白人男性為80.2歲，女性原住民為75.6歲，白人女性為83.4歲。然而，當聯合國人權委員會譴責澳大利亞在原住民權利方面的不良表現時，澳大利亞政府和大多數澳大利亞媒體卻只是充耳不聞。<text:line-break/><text:line-break/>而且，作為世界舞台上的一員，澳大利亞也沒有為受壓迫者出頭。今年6月，在全世界所有國家中，只有澳大利亞和另一小國馬紹爾群島反對聯合國決議——譴責以色列吞併約旦河西岸的計畫。與此同時，澳大利亞投票反對聯合國人權理事會關於巴勒斯坦自決的決議，沒有反對以色列修建定居點和在巴勒斯坦領土上侵犯人權的行為。<text:line-break/><text:line-break/>當英國等國終於認真對待氣候變化的威脅並鼓勵全球合作時，澳大利亞卻因利用會計手段和漏洞來粉飾自己對全球減排的貢獻而受到了譴責。當澳大利亞總理和英國首相鮑裡斯•約翰遜在上週末共同主持全球氣候峰會紀念巴黎協定簽訂五週年時，這位總理也受到了鮑裡斯•約翰遜的冷落。<text:line-break/><text:line-break/>在過去20年裡，澳大利亞一直是一個民主國家，但這個國家已經失去了其在全球人權和價值觀領域的大部分光環。澳大利亞現在表現得像是一個直面中國邪惡威脅的“好人”，而這充其量不過是一種簡單化了的、更糟糕的誤導。<text:line-break/></text:span></text:p>
      <text:p text:style-name="P1"><text:span text:style-name="T1">陳真   |  2020.12.15 20:21   |   </text:span><text:a xlink:type="simple" xlink:href="http://palinfo.habago.org/Entry?Command=Information_PrintForum#FORUM40149"><text:span text:style-name="T2">#</text:span></text:a></text:p>
      <text:p text:style-name="P3"><text:span text:style-name="T1">民進黨系譜<text:line-break/><text:line-break/>陳真<text:line-break/><text:line-break/>2020. 12. 15.<text:line-break/><text:line-break/><text:line-break/>去年十月，有位長年定居美國的多年好友來找我，一起吃了飯。隔兩天，她寫信跟我說，她剛剛跟呂秀蓮吃飯，呂秀蓮問她認不認識一個人叫陳真。我朋友說，「我昨天才剛跟陳真吃過飯」。<text:line-break/><text:line-break/>我並不認識呂秀蓮。呂秀蓮之所以打聽我是因為我剛好在那一天寫了篇文章，她似乎十分認同，叫做《民進黨簡史》，如下：<text:line-break/><text:line-break/></text:span><text:a xlink:type="simple" xlink:href="https://bit.ly/3nk0b8Y"><text:span text:style-name="T7">https://bit.ly/3nk0b8Y</text:span></text:a><text:span text:style-name="T1"><text:line-break/><text:line-break/>這文章流傳很廣，很多人傳來傳去，甚至傳回給我自己。<text:line-break/><text:line-break/>現在這個黨，名字也叫民進黨，實際上跟1987年解嚴之前那個還未滿一歲的民進黨，基本上是完完全全不一樣的東西，只是名字一樣而已。比方說，如果你叫王小民，隔壁班也有人叫王小民，那並不表示你們就是同一人或兄弟姐妹。<text:line-break/><text:line-break/>現在這個民進黨，主要掌權者大約有三種人，最大的一群人渣是舊國民黨的黨國餘孽與黑金派系，這是目前掌大權的一群人，例如蔡英文及其周邊那些貪婪無度的豺狼虎豹。<text:line-break/><text:line-break/>其次是專門割稻尾、「你犧牲我享受」的一些投機份子，包括所謂「新潮流」以及來路不明的美麗島辯護律師群。所謂來路不明，指的是像謝長廷那樣的人，他事實上是舊國民黨時代的調查局特務，臥底黨外。<text:line-break/><text:line-break/>另外還有一位美麗島辯護律師也是特務，但我個人比較不想批評他，因為我認識他，始終覺得他是個好人。而且，他在生前因為良心不安而自己坦承是特務。他叫江鵬堅，林義雄的辯護律師，負責監視林義雄等人，後來成為民進黨的創黨黨主席以及台權會的創會會長。<text:line-break/><text:line-break/>施明德曾經說，與其問說美麗島辯護律師哪些人是特務，不如問說，到底有誰不是特務？你想，連一個剛創黨的反對黨之黨主席居然都是黨國特務，你就能想像，真實的政治與你所了解的政治相去有多遠。<text:line-break/><text:line-break/>不管如何改朝換代，許多黨國文件以及各種政治案件，之所以始終不見天日，主要原因之一就是因為其實大家都是「自己人」；文件若曝光，民進黨很可能會比國民黨更難看更醜陋。<text:line-break/><text:line-break/>事實上，大家都是「自己人」，台灣根本不曾存在反對黨，而是同一個黨就像細胞分裂那樣，一再分化重組，其實都來自同一個「胚胎母體」，隨著利益爭奪而產生分合現象。<text:line-break/><text:line-break/>而且，這還只是內部因素，真正起作用的是背後的殖民者，也就是美國，一手操控這一切分分合合。這就跟許多老闆掌控部屬的手法一樣，分而治之，讓你們彼此內鬥，製造內部分裂，互相爭寵，互打小報告，方便統治與控制。 <text:line-break/><text:line-break/>台灣人很熱衷政治，卻又不願意面對真實的政治，對政治的理解往往極其幼稚可笑；尤其年輕一代，完全就是活在自欺欺人的謊言與低能幻想之中。<text:line-break/><text:line-break/>藍營支持者素質好一些，但其實也往往令人難以恭維，比方說，其所理解之政治，通常就只是選舉或特定人物之好壞，缺乏對於整個島內政治之內外架構的全盤理解。<text:line-break/><text:line-break/>廣義的人渣黨的第三種成份尤其不堪入目，不外就是一些尾巴黨側翼，政二代、網紅、小丑混混、覺青或什麼社運、學運大腸花之類的小癟三，不學有術，滿口漂亮話，渾身上下充滿演藝細胞。<text:line-break/><text:line-break/>呂秀蓮雖然在幾年前因理念不合，「告別」了民進黨，但她其實仍保有黨籍。她是目前這個民進黨裏頭屈指可數的正直人士。當然，我不是用一種很高的標準來定義「正直」，但她好歹在一些大方向上仍然重視某種基本是非。<text:line-break/><text:line-break/>呂秀蓮說得對，台灣人長年以來被美國人如此予取予求，把台灣打造成一個擁有全世界飛彈密度最高的反中第一線軍事基地，充當美國人的炮灰；一方面讓美國人長年吸血啃骨，一方面還得為美國人充當攻擊大陸的人肉炸彈，這就是台灣人所渴望的偉大民主政治嗎？<text:line-break/><text:line-break/>這樣一個事關島嶼兩千三百萬人生死存亡的基本真相，在島內卻幾乎完全消音，取而代之的是一些毫無意義的低能八卦或枝枝節節，甚至是一些什麼女神的髮型，或是哪個人渣或網紅嗆了誰、酸了誰之類。這就是你所引以為榮的偉大民主政治？真的是自欺欺人到極點。<text:line-break/><text:line-break/>我常感納悶，世界上怎麼會有如此封閉如此低能反智的社會？！真是很難想像。一定要搞到像南斯拉夫內戰那樣兄弟相殘、屍橫遍野，然後台灣人才會意識到政治是如此醜陋與卑劣嗎？<text:line-break/><text:line-break/>你真的不知道人渣們是如何在掏空台灣？你真的不知道人渣們是如何以卑鄙手段迅速掠奪巨額錢財、奪權卡位？你真的不知道人渣們每天是如何過日子？我們一般人生活是如何辛苦，但我們一生的辛苦所得，卻只是人渣們在酒店裏喬事玩女人一夜春風之所得的一個零頭。<text:line-break/><text:line-break/>台灣政治墮落骯髒到這種地步，你真的都不在乎？依然傻傻地每天叫囂什麼民主自由，叫囂仇中反華？難道你真的不知道誰才是你的敵人？難道你真的不知道誰長年以來吸你的血啃你的骨頭做你的主子、對你頤指氣使把你當狗看待？難道你真的不知道誰才是每年讓你賺取數千億、一心想要善待你的良善骨肉同胞？<text:line-break/><text:line-break/>好吧，就算你過去真的都不知道，難道你的理性能力與智商，從今而後，依舊無能辨明基本是非善惡與真相？一方面，拼命仇視善待你的對岸親人，一方面卻又以充當敵人的狗為榮，甚至充當長年奴役你剝削你的敵人之砲灰，去攻擊你自己的親人骨肉？<text:line-break/><text:line-break/>它媽的台灣人真的是腦子進了水，連最簡單的基本是非之分辨能力都缺乏。羅素說得對，人類智商的低落是這個時代最大的問題，更是島内最大的問題。你面對的是一大群智能低落的綠蛆，連大腦都不存在。<text:line-break/><text:line-break/>你畢竟不可能教導一隻蛆認識是非，你只能期待那些理性能力與道德能力一息尚存者，揚棄荒唐妄想，面對真實世界，展現做為一個人應有的最基本的理性素質與道德能力，撥雲見月，抑惡揚善，為維護你我及全體下一代的生存福祉，奮力一博。<text:line-break/><text:line-break/>===================== <text:line-break/><text:line-break/>【Yahoo論壇／呂秀蓮】美麗島或軍艦島？<text:line-break/><text:line-break/>呂秀蓮<text:line-break/><text:line-break/>2020年12月15日 <text:line-break/><text:line-break/>作者為中華民國前副總統<text:line-break/><text:line-break/>出處：</text:span><text:a xlink:type="simple" xlink:href="https://bit.ly/3npSxK8"><text:span text:style-name="T7">https://bit.ly/3npSxK8</text:span></text:a><text:span text:style-name="T1"> <text:line-break/><text:line-break/>「時代雜誌」（Time）最新一期的封面用紅色X打在2020字面上，標示今年是最壞的年度。然而這個庚子歹年冬，恰是台灣的豐收年。<text:line-break/><text:line-break/>一因美中貿易戰，直接受惠了台商，二因全球新冠疫情蔓延，唯獨台灣安然無恙。近日蔡英文總統因而獲得國際許多獎讚，台灣與有榮焉。<text:line-break/><text:line-break/>但是，當AIT處長公開宣布，川普總統在卸任前卯勁促銷武器，台灣成為全球No.1的軍火客戶時，不知您是否同感驕傲？<text:line-break/><text:line-break/>美國過去以世界警察自居，以維持全球霸權。但川普總統不願當警察，只想當國際「保全」，因此凡需要美國保護的國家，通通要付保護費，卻也因此讓美國的「世界老大」地位逐漸褪色。<text:line-break/><text:line-break/>自1979年美台斷交以來，41年間美國先後對台軍售103次，但川普總統任期內就批售10次，總計美金181億，折合台幣5,400億。主要在2020年，共有5批，總價118億，台幣3,422億。AIT台北代表處處長還公開宣稱，台灣是美國軍火的全球最大客戶！<text:line-break/><text:line-break/>話才說完，12月7日美國防部又宣布，再將一批2.8億美元，台幣80億的「野戰資訊通信系統」（FICS）軍售案知會國會，致使川普對台軍售增至11批，總價超過台幣5,480億。<text:line-break/><text:line-break/>被列為全球軍火客戶第一名，絕不代表台灣很有錢，而是台灣已處在全球最危險的戰爭邊緣！<text:line-break/><text:line-break/>台灣歷任總統對美軍購「每年平均總額」<text:line-break/><text:line-break/>2017年：3192億<text:line-break/>2018年：3231億<text:line-break/>2019年：3404億<text:line-break/>2020年：3512億<text:line-break/><text:line-break/>2020：戰雲密佈<text:line-break/><text:line-break/>根據國防部長嚴德發在立法院報告，從今年年初到10月6日，中國解放軍軍機擾我空域高達1710架次，共機入侵我西南空域217架次，挑釁台灣海峽中線49架次。<text:line-break/><text:line-break/>為因應共機侵擾，我空軍派出2792架次，海上偵巡兵力7531艘次，執行偵蒐及驅離任務，空軍因此耗費255億元，海勤亦增加57億。很顯然，共軍已對台灣進行國防資源的「消耗戰」。<text:line-break/><text:line-break/>此外，共軍明目張膽的行動，意在否定海峽中線，並重劃南海防空識別區。共軍飛越海峽中線頻率增高，造成「台灣海峽為中國內海」的事實，目的是達到「一中內海化」的戰略目標。<text:line-break/><text:line-break/>至於共軍每天飛擾我西南海域，為了打造中國的「南海防空識別區」，阻絕國際機艦自由航行南海及巴士海峽。共軍正在積極執行「灰色戰略」，兩岸雖未正式開戰，實已進入準戰爭階段。<text:line-break/><text:line-break/>當然，美國並未放縱中共軍事行動，而是跟共軍亦步亦趨，如影隨形。根據中國軍方統計，美國在2020這一年度，上半年也出動3千架次的不同軍機，以及60餘艘次各型航母和軍艦巡弋南海，使台海與南海戰雲密佈，劍拔弩張。<text:line-break/><text:line-break/>2021國防預算<text:line-break/><text:line-break/>立法院最近通過2021年國防預算共3,668億，加上新式戰機預算290億，連同非營業特種基金576億，整體國防預算規模4,534億元，佔國民生產總額GDP的2.36%，但美國要求台灣國防預算應達3%。如此，全民最直接需要的民生福利、環保衛生、文化教育及疫情造成的產業紓困等經費，自然受到排擠。<text:line-break/><text:line-break/>2021財政赤字<text:line-break/><text:line-break/>蔡政府主政之下，台灣多有錢？由於疫情紓困及戰情緊張，影響經濟發展，明年度國家總預算，歲入2兆450億，歲出2兆1,615億，與2020年比較，歲入減少620億，歲出增加839億元，一來一往，國家總預算短絀1,165億元。<text:line-break/><text:line-break/>加上特別預算2,931億，以及一年以上公共債務未償餘額6兆1,337億，政府財政赤字高達6兆5,942億元，以台灣2360萬男女老幼平均算來，每人平均負債26萬元！<text:line-break/><text:line-break/>美台軍售的關鍵因素不外乎：1. 國際及兩岸情勢，2. 美國歷任總統的對華與對台政策，3. 台灣朝野的統獨意識。軍事買賣的交易從未公開，也未受嚴格的監督，國民黨主政時期，幾度動搖國本的軍火舞弊，國人記憶猶新。阿扁執政末期，冒出鐽震案疑雲。蔡政府也有幾件不尋常的軍購案，包括不只一次，華府宣布軍售，我們的國防部卻毫無所悉，也未敢抗拒。而且美方開價，我方照單全收，但總統府與外交部對於華府的任何宣示，一律表達感謝，再感謝。<text:line-break/><text:line-break/>值得注意的是，購買軍事武器不是一手給錢，另手交貨那麼簡單俐落的事。以F-16戰機為例，我方早在1980年代就申購，直到1992年美國才批准售台150架F-16戰機，1997年才拿到第一批戰機。其實這回我們想要F-35最先進戰機，但美方只願給F-16V改良式戰機。<text:line-break/><text:line-break/>川普任內前7次售台軍火132.74億美元，而最近兩個月內又火速批准4次共計50.6億美元的武器，這些軍火預估最快也要5~7年才能交貨。可見美國批准軍售，未必保得了台灣，還得老天爺保佑，這幾年不要開戰。<text:line-break/><text:line-break/>更值得注意的是，川普政府的國防部長及國安顧問等高官，在誇讚台灣的同時，往往會貼上一個標籤：台灣戰略地位重要，民主好棒棒，應該打造台灣成為「刺蝟」、「豪豬」或銅牆鐵壁般的「軍事堡壘」。<text:line-break/><text:line-break/>但是，對於數十年來用身家性命拼搏民主自由的各界先進而言，他們所追求的台灣應該是和平美麗島，絕非砲聲連連的軍艦島吧？想必國人同胞也該如此。<text:line-break/><text:line-break/>近年來隨著神秘龐大的AIT新館成立，AIT處長在台灣的媒體曝光率僅次於行政院院長。美國軍艦出沒台灣周遭，高雄港、清泉崗會否入駐美國軍隊？國人或許不在乎，人民解放軍可是虎視眈眈。<text:line-break/><text:line-break/>越來越接近戰爭邊緣的台灣，我們還要容忍「國防不透明，國安總統一肩扛」的鴕鳥或溫水煮青蛙戰略嗎？我們還要繼續仇中，升高敵意與危機嗎？我們不能親美友中及日韓，以預防戰爭，投資和平嗎？</text:span></text:p>
      <text:p text:style-name="P5"><text:span text:style-name="T9">陳真</text:span><text:span text:style-name="T1"><text:s/>  |  2020.12.14 02:01   |   </text:span><text:a xlink:type="simple" xlink:href="http://palinfo.habago.org/Entry?Command=Information_PrintForum#FORUM40148"><text:span text:style-name="T2">#</text:span></text:a></text:p>
      <text:p text:style-name="P6"><text:span text:style-name="T1">我的證詞</text:span><text:span text:style-name="T10"><text:line-break/><text:line-break/></text:span><text:span text:style-name="T1">陳真</text:span><text:span text:style-name="T10"><text:line-break/><text:line-break/>2020. 12. 14.<text:line-break/><text:line-break/><text:line-break/></text:span><text:span text:style-name="T1">我常提一個詞叫做</text:span><text:span text:style-name="T10"><text:s/>"testimony" (</text:span><text:span text:style-name="T1">證詞</text:span><text:span text:style-name="T10">)</text:span><text:span text:style-name="T1">，這東西很重要，因為它就是我們認識世界的主要方法之一；我們所認識的「世界」，並非基於各種「親知見聞」</text:span><text:span text:style-name="T10"><text:s/>(knowing and seeing)</text:span><text:span text:style-name="T1">，也不是基於各種事實</text:span><text:span text:style-name="T10">(fact)</text:span><text:span text:style-name="T1">，而是基於「聽說」。「聽說」很難聽，講好聽點就是「證詞」。</text:span><text:span text:style-name="T10"><text:line-break/><text:line-break/></text:span><text:span text:style-name="T1">即便世界之建構含有事實的成份，卻不是我們所能一一親自驗證。我相信地球是圓的，並不是因為我確實查驗了這項事實，而是我採信了各種專家的證詞，與其說我知道，不如說我信；或者說，我沒有更好的理由去懷疑。</text:span><text:span text:style-name="T10"><text:line-break/><text:line-break/></text:span><text:span text:style-name="T1">我甚至不知道比方說「台灣有兩千三百萬人」，我不能說那就是「事實」，只能說「我相信」，因為我沒有理由去懷疑我所聽到的資訊或信念。</text:span><text:span text:style-name="T10"><text:line-break/><text:line-break/></text:span><text:span text:style-name="T1">即便是專家的各項結論也不是一種事實，它依舊只是一種「經過驗證的信念」</text:span><text:span text:style-name="T10">(justified belief)</text:span><text:span text:style-name="T1">，而達成這些信念的過程，依舊依賴於無數的「證詞」，畢竟即便是愛因斯坦也不可能從無到有，一路親自發現各種事實，進而達成某種結論。</text:span><text:span text:style-name="T10"><text:line-break/><text:line-break/></text:span><text:span text:style-name="T1">講這些「哲普」有點幼稚，畢竟它「普」得太厲害，哲學或思想並非如此粗糙幼稚。我之所以講它，並不是要談思想或哲學本身；這些東西畢竟是沒法公開對著不特定對象談論的，就好像你想談</text:span><text:span text:style-name="T10"><text:s/>AI (</text:span><text:span text:style-name="T1">人工智慧</text:span><text:span text:style-name="T10">)</text:span><text:span text:style-name="T1">、談</text:span><text:span text:style-name="T10"><text:s/>philosophy of mind</text:span><text:span text:style-name="T1">，談神經生物學，談基因，談遺傳，談邏輯，談數學，談維根斯坦、談藥物學等等等，你要怎麼談？不可能，一般人不可能懂得那些需要進入專業細節的東西，你頂多只能把這些東西給通俗化或庸俗化，無限簡化成一種粗糙甚至幼稚的幾句口號標語或結論。</text:span><text:span text:style-name="T10"><text:line-break/><text:line-break/></text:span><text:span text:style-name="T1">既然這樣一種「哲普」如此幼稚，我為何還要談它？那是因為它好歹可以充當一種「手指」，指向某種可能性，指向某個思考方向。這時候，「手指」本身就算很幼稚低能，其實也無妨了，並不妨害它讓我們藉之意識到某種可能性的存在。</text:span><text:span text:style-name="T10"><text:line-break/><text:line-break/></text:span><text:span text:style-name="T1">講半天，讓我們再回到</text:span><text:span text:style-name="T10"><text:s/>testimony (</text:span><text:span text:style-name="T1">證詞</text:span><text:span text:style-name="T10">) </text:span><text:span text:style-name="T1">本身。我常提起，在大約</text:span><text:span text:style-name="T10">1995</text:span><text:span text:style-name="T1">年之前，我跟大家一樣，相當腦殘，以為美國是個什麼愛好民主自由的國家，以為歐洲是什麼人權天堂，以為洋人文明程度高，以為西方是個多元、寬容愛護弱小的社會。但是，南斯拉夫內戰完全消除了我對西方的妄想。</text:span><text:span text:style-name="T10"><text:line-break/><text:line-break/></text:span><text:span text:style-name="T1">因為有一天，也就是</text:span><text:span text:style-name="T10">1995</text:span><text:span text:style-name="T1">年，剛拍完以南斯拉夫內戰為故事背景之《地下社會》的</text:span><text:span text:style-name="T10">Emir Kusturica </text:span><text:span text:style-name="T1">接受採訪，他提到，他的家鄉極端血腥慘烈的戰爭，發動者就是美國。我聽了真是很驚訝，美國不是世界警察嗎？維護正義、捍衛人權？怎麼會是這一系列泯滅人性的恐怖內戰之發動者？</text:span><text:span text:style-name="T10"><text:line-break/><text:line-break/></text:span><text:span text:style-name="T1">於是，我的思想立即陷入困惑：一方面，從我出生到長大成人，所有島內媒體每天無時無刻完全一致地告訴我美國與西方社會是多麼熱愛人權與自由。但是，另一方面，我卻也不可能去懷疑</text:span><text:span text:style-name="T10"><text:s/>Emir Kusturica </text:span><text:span text:style-name="T1">的品格與智商，他不可能憑空講出如此荒謬、如此與主流說法完全相反的謊言，畢竟他是一個如此絕頂聰明而且十分善良虔誠的人。</text:span><text:span text:style-name="T10"><text:line-break/><text:line-break/>Kusturica</text:span><text:span text:style-name="T1">拍了《地下社會》之後，立即招來西方媒體以及一大堆西方人渣學者的攻擊，指控他是「統派」，是「大南斯拉夫主義者」，說他藉著該電影美化獨裁者、醜化西方等等等，就連飽受洗腦的南斯拉夫同胞也對</text:span><text:span text:style-name="T10"><text:s/>Kusturica</text:span><text:span text:style-name="T1">非常不滿，視為「南奸」，就像我從黨外到現在都還是常被罵「台奸」一樣。</text:span><text:span text:style-name="T10"> <text:line-break/><text:line-break/></text:span><text:span text:style-name="T1">面對西方的猛烈攻擊與醜化，</text:span><text:span text:style-name="T10">Kusturica</text:span><text:span text:style-name="T1">很難過，於是發表了一篇公開聲明說，他決定從此不再拍電影。我看了嚇一跳，於是用英文寫了一封公開信，找來幾十個人聯署，透過雜誌社轉交，寄給</text:span><text:span text:style-name="T10"><text:s/>Kusturica</text:span><text:span text:style-name="T1">，希望他打消「不再拍片」的念頭。我在信裏說，你的電影，對我來說有點像太陽，我不希望哪天醒來卻發現太陽已不再照耀大地。</text:span><text:span text:style-name="T10"> <text:line-break/><text:line-break/></text:span><text:span text:style-name="T1">我的思想困惑了一陣子，到底該怎麼看待</text:span><text:span text:style-name="T10">Emir Kusturica </text:span><text:span text:style-name="T1">和主流媒體之間截然相反的說法？主流媒體總是如雷貫耳每天不斷告訴我們，塞爾維亞人多麼恐怖，如何屠殺異己，米洛塞維奇又是多麼反民主的可怕獨裁者，所以北約</text:span><text:span text:style-name="T10"><text:s/>(NATO) </text:span><text:span text:style-name="T1">和美國基於維護普世價值，「只好」出面「拯救」受壓迫的人民，捍衛民主自由與人權。</text:span><text:span text:style-name="T10"><text:line-break/><text:line-break/></text:span><text:span text:style-name="T1">最後，我決定採信</text:span><text:span text:style-name="T10">Kusturica</text:span><text:span text:style-name="T1">的說法。同樣在那一年</text:span><text:span text:style-name="T10"><text:s/>(1995</text:span><text:span text:style-name="T1">年</text:span><text:span text:style-name="T10">)</text:span><text:span text:style-name="T1">，我考上公費留學，兩年後</text:span><text:span text:style-name="T10"><text:s/>(1997</text:span><text:span text:style-name="T1">年</text:span><text:span text:style-name="T10">)</text:span><text:span text:style-name="T1">我去英國讀書，加上網路的興起，在極其有限的資訊中，我立即發現了真相確實就如</text:span><text:span text:style-name="T10">Emir Kusturica</text:span><text:span text:style-name="T1">所說。我這才明白，原來我過去完全被島內媒體給洗腦了，被騙了。</text:span><text:span text:style-name="T10"><text:line-break/><text:line-break/></text:span><text:span text:style-name="T1">隔年，也就是</text:span><text:span text:style-name="T10">1998</text:span><text:span text:style-name="T1">年，我和學姐加入英國的反戰、反美運動，開始關注南斯拉夫、伊拉克與阿富汗等等等，開始關注美國大量使用的非法武器，例如貧鈾彈、橙劑與集束彈，開始關注美國各種喪心病狂泯滅人性的侵略計劃以及種族滅絕式的大規模屠殺，例如非法的「伊拉克禁運」，美國有計畫性地透過刻意破壞伊拉克之淨水設施，以瓦解其公衛體系做為一種軍事手段，一口氣殺害五十萬名伊拉克兒童等等等。我從那時候開始寫起各種相關文章，直到今天。</text:span><text:span text:style-name="T10">  <text:line-break/><text:line-break/></text:span><text:span text:style-name="T1">以美國為首的西方社會，在二戰之後，不斷透過同樣的政治操弄與媒體造謠，妖魔化異己，藉以四處侵略，四處製造動亂，四處製造它國內部分裂及仇恨對立，四處姦殺擄掠與軍事佔領，日日夜夜不停地在世界各地暗殺反美人士與左傾人士或重要科學家與意見領袖。並且在世界各地從事特務顛覆活動與政變，培植傀儡政權，豢養文人走狗，威脅、賄賂與安插人員佔領各種國際性或地方性之</text:span><text:span text:style-name="T10">NGO</text:span><text:span text:style-name="T1">，腐化愚化年輕一代；每天散播極大量假新聞，操控輿論，消滅異議，鎮壓異己；資助與軍援聽命行事的各方恐怖份子，卻說他們是「民主鬥士」，在世界各地發動恐怖攻擊，殺害它國人民數百萬條人命</text:span><text:span text:style-name="T10"><text:s/>(</text:span><text:span text:style-name="T1">真實數字，不是形容詞</text:span><text:span text:style-name="T10">)</text:span><text:span text:style-name="T1">。</text:span><text:span text:style-name="T10"><text:line-break/><text:line-break/></text:span><text:span text:style-name="T1">尤有甚者，透過侵略戰火，殺害數千萬人</text:span><text:span text:style-name="T10"><text:s/>(</text:span><text:span text:style-name="T1">真實數字，不是形容詞</text:span><text:span text:style-name="T10">)</text:span><text:span text:style-name="T1">，一手製造了上億的難民以及數億人民的貧病傷殘</text:span><text:span text:style-name="T10"><text:s/>(</text:span><text:span text:style-name="T1">真實數字，不是形容詞</text:span><text:span text:style-name="T10">)</text:span><text:span text:style-name="T1">；透過軍事撐腰的美元霸權與經濟掠奪，更是這個世界的主要貧窮根源。</text:span><text:span text:style-name="T10"><text:line-break/><text:line-break/></text:span><text:span text:style-name="T1">結論是：</text:span><text:span text:style-name="T10"><text:line-break/><text:line-break/></text:span><text:span text:style-name="T1">「民主自由與人權」這幾個概念，若是有一絲意義，那麼，中國才是它真正意義上的實踐者，而西方國家卻是比納粹更加血腥殘暴千百倍的惡魔，極端邪惡，極端血腥而殘忍，完全泯滅人性。如果你反對納粹，那麼，以美國為首的西方國家，其泯滅人性的血腥殘暴程度，卻是一百個一千個納粹那般恐怖。</text:span><text:span text:style-name="T10"><text:line-break/><text:line-break/></text:span><text:span text:style-name="T1">至於中國呢？請你告訴我，它幾時發過一顆子彈去侵略過哪個國家？百年來的中國，就是從西方列強與日軍的侵略屠殺與佔領中，非常辛苦地慢慢掙扎活了過來，慢慢擺脫貧窮，進而造福其它更為弱小貧窮的國家，為他們鋪橋造路，為他們發展民生設施，幫助他們大幅消除貧窮，改善生活；所謂「己欲立而立人，己欲達而達人」，中國走的正是這樣一條尋求共存共榮、與帝國獵殺侵略完全不同的發展途徑，中國才是在真正意義上的人權、民主、自由與和平的捍衛者。</text:span><text:span text:style-name="T10"><text:line-break/><text:line-break/></text:span><text:span text:style-name="T1">如果你希望世界往一個良善的方向走去，那麼，你就更應該向中國頂禮歌頌，脫帽致敬，因為它展現了一種良善的、前所未有的人類發展可能性，完全有別於過去幾世紀以來包括英、美、法、日、德的各種以血腥侵略與屠殺來擴張勢力範圍、完全泯滅人性的帝國行徑。</text:span><text:span text:style-name="T10"><text:line-break/><text:line-break/></text:span><text:span text:style-name="T1">我想說的是，如果你覺得我上述這些結論，與你所過去所認知的世界相去甚遠時，不妨想一想</text:span><text:span text:style-name="T10">25</text:span><text:span text:style-name="T1">年前那個腦殘陳真，想一想</text:span><text:span text:style-name="T10">Emir Kusturica </text:span><text:span text:style-name="T1">之於當年的陳真。你沒必要馬上接受我的說法、我的證詞，但你至少應該保留一個可能性，那就是也許我是對的。為什麼呢？因為：</text:span><text:span text:style-name="T10"><text:line-break/><text:line-break/></text:span><text:span text:style-name="T1">第一，我並不笨，在智能方面，講句不夠謙虛的話，當代除了</text:span><text:span text:style-name="T10">Noam Chomsky </text:span><text:span text:style-name="T1">之外，我其實沒見過一個能夠讓我在智商方面真正自嘆不如的人。</text:span><text:span text:style-name="T10"><text:line-break/><text:line-break/></text:span><text:span text:style-name="T1">第二，我是個異常執著的篤志者，凡事一旦投入，我便會用一輩子的時間去下苦功，我不是一個不學無術者或道聽途說之徒，更不會「現買現賣」或「不懂裝懂」。相反地，我信奉一個知識原則就是：除非我真正懂了一百，否則我絕不說出一。也就是說，為了避免犯錯，任何一種信念或說法或知識，惟有當我對它鑽研透徹，進行紥實的研究，懂了一千或一百之後，我才會僅僅只說出一。</text:span><text:span text:style-name="T10"><text:line-break/><text:line-break/></text:span><text:span text:style-name="T1">第三，更重要的是品格與道德方面，我沒有理由撒謊去欺騙各位。相反地，以我過去黨外時代在政治反對運動和社運方面的各種開創性貢獻，在這樣一種分贓體制下，連當年一些窩囊猥瑣投機鑽營的低能小混混，也都早已當官、當立委了；我只要對於過去黨外同志們變質之後的無數惡事與醜事假裝視而不見，老早就當部長級以上的大官了不是嗎？</text:span><text:span text:style-name="T10"><text:line-break/><text:line-break/></text:span><text:span text:style-name="T1">以我的能力與學經歷以及同儕之中無人可比擬的各種痛苦犧牲與紮紮實實的無數貢獻，輪得到檯面上這些擅於操弄媒體虛構貢獻的低能冒牌貨嗎？如果不是出於善念，會有人願意放棄高官權位，卻寧可成為一名就像過街老鼠那樣人人喊打、長年飽受污名化的極少數異議者嗎？</text:span><text:span text:style-name="T10"><text:line-break/><text:line-break/></text:span><text:span text:style-name="T1">綜合這三點，簡單可以這麼說：我的「證詞」是可信的。但你沒必要立即採信，你只須保留這樣一個可能性，然後透過自己的眼睛，自己的大腦，去探究我的證詞是否經得起驗證，從而考慮重新型塑一個或許比較接近真實的「世界」，而不是讓自己永遠陷落於荒謬透頂、黑白善惡完全顛倒的低能謊言之中；為虎作倀，認賊作父，殘害忠良，毀滅人類社會良善發展的可能性。</text:span><text:span text:style-name="T10"><text:line-break/><text:line-break/></text:span><text:span text:style-name="T1">你的重新思索與判斷，其實極端重要，因為台灣事實上就是面臨類似南斯拉夫</text:span><text:span text:style-name="T10">1990</text:span><text:span text:style-name="T1">年的處境，瀕臨內亂與內戰，甚至在戰爭規模上將有過之無不及；內部充滿對立分裂，對外則對於長年善待我們之對岸同胞充滿荒謬透頂的仇恨，卻反而認賊作父，自甘充當美帝打擊祖國之人肉炸彈，對於長年以來剝削台灣壓榨台灣頤指氣使的美、日如此卑躬屈膝甚至爭相跪舔，以當走狗奴才為榮，愚蠢至極地說這是在爭取什麼民主自由。</text:span><text:span text:style-name="T10"><text:line-break/><text:line-break/></text:span><text:span text:style-name="T1">我相信，惟有當某個比例</text:span><text:span text:style-name="T10">(</text:span><text:span text:style-name="T1">不用多，也許</text:span><text:span text:style-name="T10">1%</text:span><text:span text:style-name="T1">就夠</text:span><text:span text:style-name="T10">)</text:span><text:span text:style-name="T1">的人民能夠「充份覺醒」，或許才有可能改寫被美國與西方透過台奸走狗強加於我們身上的厄運與悲劇。</text:span><text:span text:style-name="T10"><text:line-break/><text:line-break/></text:span><text:span text:style-name="T1">除非你全面掌控主流媒體，否則你不可能期待那些完全缺乏基本理性能力或利益取向品格不端之徒能夠重新審視自己的認知內容，你也很難期待那種懶得看長文、只習慣看兩三行文字的人，你只能期待那些如同</text:span><text:span text:style-name="T10">25</text:span><text:span text:style-name="T1">年前的我那樣依舊保有一點理性能力的人，紮紮實實地去理解一個真實而迫切的世界，從而為消除世上各種人為災厄與悲劇做出努力與貢獻。</text:span></text:p>
      <text:p text:style-name="P5"><text:span text:style-name="T9">陳真</text:span><text:span text:style-name="T1"><text:s/>  |  2020.12.12 01:52   |   </text:span><text:a xlink:type="simple" xlink:href="http://palinfo.habago.org/Entry?Command=Information_PrintForum#FORUM40147"><text:span text:style-name="T2">#</text:span></text:a></text:p>
      <text:p text:style-name="P7"><text:span text:style-name="T1">無意中看到底下這新聞，我不知道這位部落客是誰，這裏有她和她女兒的照片：</text:span><text:span text:style-name="T10"><text:line-break/><text:line-break/></text:span><text:a xlink:type="simple" xlink:href="https://bit.ly/3ncjGjs"><text:span text:style-name="T7">https://bit.ly/3ncjGjs</text:span></text:a><text:span text:style-name="T10"><text:line-break/><text:line-break/></text:span><text:span text:style-name="T1">雖是陌生人，卻如許親近，也許是痛苦和死亡，拉近了人與人之間的距離，就如愛默生</text:span><text:span text:style-name="T10"><text:s/>(Ralph Waldo Emerson) </text:span><text:span text:style-name="T1">所說：</text:span><text:span text:style-name="T10">"</text:span><text:span text:style-name="T1">悲傷使得所有人重新成為小孩，摧毀一切聰明才智的差異隔閡。</text:span><text:span text:style-name="T10">" (Sorrow makes us all children again — destroys all differences of intellect.)<text:line-break/><text:line-break/></text:span><text:span text:style-name="T1">雖然看多了生離死別，但我還是很難對死亡麻木，每個人終究都逃不了那一天。生命轉眼成空，如飛而去，就像個嘆息日，死字其實並不難寫，不過就是黑暗中的一聲嘆息。活著本身倒是十分艱難，從小到大，身心千錘百鍊，得挨上多少打擊。這位小姐說得對，也許我們該為每位死者感到釋懷，他終於能夠安息，往後世上一切都不用他操心了。</text:span><text:span text:style-name="T10"><text:line-break/><text:line-break/></text:span><text:span text:style-name="T1">生之短暫，死亡卻是永恆。每當我感到絕望，我就以死亡來安慰自己。無畏孤獨，無須惆悵，總有一天，死亡將會平息一切悲歡；生前寂寞的人，死後也就不寂寞了。</text:span><text:span text:style-name="T10"><text:line-break/><text:line-break/></text:span><text:span text:style-name="T1">反倒是還活著的人，得承受更多艱難。因此，我希望自己長命百歲，先送走身邊每個人，我必須是那最後一個熄燈謝幕的人。</text:span><text:span text:style-name="T10"><text:line-break/><text:line-break/></text:span><text:span text:style-name="T1">陳真</text:span><text:span text:style-name="T10"><text:line-break/><text:line-break/>2020. 12. 12.<text:line-break/><text:line-break/>=====================<text:line-break/></text:span><text:span text:style-name="T1">快訊／知名部落客「肺腺癌」病逝　臉書留遺言：終於能脫離痛苦了</text:span><text:span text:style-name="T10"><text:line-break/><text:line-break/>ETtoday</text:span><text:span text:style-name="T1">新聞雲</text:span><text:span text:style-name="T10"><text:line-break/><text:line-break/></text:span><text:span text:style-name="T1">記者趙蔡州／綜合報導</text:span><text:span text:style-name="T10"><text:line-break/><text:line-break/>2020</text:span><text:span text:style-name="T1">年</text:span><text:span text:style-name="T10">12</text:span><text:span text:style-name="T1">月</text:span><text:span text:style-name="T10">11</text:span><text:span text:style-name="T1">日</text:span><text:span text:style-name="T10"><text:line-break/><text:line-break/></text:span><text:span text:style-name="T1">知名部落客「仿妝夭后</text:span><text:span text:style-name="T10"><text:s/>Yui</text:span><text:span text:style-name="T1">」今年</text:span><text:span text:style-name="T10">6</text:span><text:span text:style-name="T1">月才在臉書公布，自己被醫生診斷「罹患肺腺癌</text:span><text:span text:style-name="T10">4</text:span><text:span text:style-name="T1">期」消息，不料本月</text:span><text:span text:style-name="T10">11</text:span><text:span text:style-name="T1">日晚間</text:span><text:span text:style-name="T10">10</text:span><text:span text:style-name="T1">時許，她的弟弟就在臉書公布她的死訊，同時公開她預先準備好的遺言。她寫下「大家不用覺得傷心，相反的要為我感到開心，因為我終於能夠脫離痛苦的疾病地獄，這是多麼棒的一件事。」</text:span><text:span text:style-name="T10"><text:line-break/><text:line-break/></text:span><text:span text:style-name="T1">仿妝夭后</text:span><text:span text:style-name="T10"><text:s/>Yui</text:span><text:span text:style-name="T1">臉書全文：</text:span><text:span text:style-name="T10"><text:line-break/><text:line-break/></text:span><text:span text:style-name="T1">如果你們看到這篇貼文，就表示我已經離開這個世界，去當小天使了。</text:span><text:span text:style-name="T10"><text:line-break/><text:line-break/></text:span><text:span text:style-name="T1">不用覺得傷心，相反的要為我感到開心，因為我終於能夠脫離痛苦的疾病地獄，這是多麼棒的一件事</text:span><text:span text:style-name="T10">!<text:line-break/><text:line-break/></text:span><text:span text:style-name="T1">謝謝大家這麼久以來的支持和陪伴，我都點滴在心頭。希望我曾經的存在有為這個世界帶來一點美好，也希望這份美好可以延續下去，畢竟最放不下的還是孩子，我只希望她能夠健康平安快樂的成長。</text:span><text:span text:style-name="T10"><text:line-break/><text:line-break/>#</text:span><text:span text:style-name="T1">這一次真的再見了</text:span><text:span text:style-name="T10"><text:line-break/>#</text:span><text:span text:style-name="T1">下台一鞠躬</text:span></text:p>
      <text:p text:style-name="P5"><text:span text:style-name="T9">陳真</text:span><text:span text:style-name="T1"><text:s/>  |  2020.12.11 20:47   |   </text:span><text:a xlink:type="simple" xlink:href="http://palinfo.habago.org/Entry?Command=Information_PrintForum#FORUM40146"><text:span text:style-name="T2">#</text:span></text:a></text:p>
      <text:p text:style-name="P2"><text:span text:style-name="T1">sad</text:span></text:p>
      <text:p text:style-name="P5"><text:span text:style-name="T9">張萬康</text:span><text:span text:style-name="T1"><text:s/>  |  2020.12.11 20:21   |   </text:span><text:a xlink:type="simple" xlink:href="http://palinfo.habago.org/Entry?Command=Information_PrintForum#FORUM40145"><text:span text:style-name="T2">#</text:span></text:a></text:p>
      <text:p text:style-name="P7"><text:span text:style-name="T1">金基德走了。和馬拉度納同歲。</text:span><text:span text:style-name="T10">1960-2020.</text:span></text:p>
      <text:p text:style-name="P5"><text:span text:style-name="T9">陳真</text:span><text:span text:style-name="T1"><text:s/>  |  2020.12.11 12:00   |   </text:span><text:a xlink:type="simple" xlink:href="http://palinfo.habago.org/Entry?Command=Information_PrintForum#FORUM40144"><text:span text:style-name="T2">#</text:span></text:a></text:p>
      <text:p text:style-name="P6"><text:span text:style-name="T1">黨外今昔</text:span><text:span text:style-name="T10"><text:s/>(</text:span><text:span text:style-name="T1">二</text:span><text:span text:style-name="T10">)<text:line-break/><text:line-break/></text:span><text:span text:style-name="T1">陳真</text:span><text:span text:style-name="T10"><text:line-break/><text:line-break/>2020. 12. 11.<text:line-break/><text:line-break/><text:line-break/></text:span><text:span text:style-name="T1">過去我們反蔣，反的是他的威權統治與鎮壓異己，特別是在美國支持下，誅殺、關押數十萬左傾人士。雖然反蔣，但我們對蔣家仍然懷有一定的敬意，就如周恩來所說，好歹蔣家「始終是個愛國者」，依然致力於造福大多數人民，只是手段凶殘。</text:span><text:span text:style-name="T10"><text:line-break/><text:line-break/></text:span><text:span text:style-name="T1">但是，人渣黨及其無數尾巴黨呢？卻是一堆低能小丑、網紅，無才無德，騙吃騙喝，不學無術，什麼</text:span><text:span text:style-name="T10">3Q</text:span><text:span text:style-name="T1">哥，什麼女神、戰神或什麼衝衝衝、緊緊緊；特別是那些政二代，生活豪奢，嘴臉尤其難看；文人走狗更是遍佈校園，遍佈醫界、學界，遍佈媒體與文化界，逢迎拍馬，吃相難看。這些人，每天就是搞一些仇中反華的言詞把戲，做為一種撈錢奪權謀取前途的工具；難道你真的蠢到會去相信這樣一些窩囊猥瑣的人渣是什麼台獨勇士？</text:span><text:span text:style-name="T10"><text:line-break/><text:line-break/></text:span><text:span text:style-name="T1">對岸最近說要開立什麼「頑固台獨份子」的清單，實在很狀況外。島上哪來幾個台獨份子？更不用說什麼「頑固」了。真正的台獨人士是像史明或彭明敏那樣的人，屈指可數，一個巴掌就能數完。至於目前「市面上」這些每天哭爸哭母的人渣，只是一群騙吃騙喝的罪犯歹徒；當下流行統，他們就大統特統，當下獨盛行，他們就非常獨，完全就是看風向，看利益。</text:span><text:span text:style-name="T10"><text:line-break/><text:line-break/></text:span><text:span text:style-name="T1">當然，我能理解對岸看人不是看真心，而是看行為，他們要懲罰的是「表面上」的台獨言行，哪怕明知你是冒牌貨，依然符合「台獨份子」的定義。但是，島內人們，難道還真的蠢到會去相信他們是什麼台獨份子，這就好像蔣家年代，鬼才相信什麼「反攻大陸」，這跟阿扁的「拼經濟」口號也一樣，據說阿扁曾公開喊了三百八十幾次「拼經濟」的口號；人渣黨確實是「拼經濟」，不過卻是拼自己家裏的經濟，拼自己小孩兒孫的經濟。</text:span><text:span text:style-name="T10"><text:line-break/><text:line-break/></text:span><text:span text:style-name="T1">你看美國在全世界各地扶植無數法西斯極右勢力或傀儡政權，這些人，有的是殺人不眨眼的土匪，有的是大貪官，有的是納粹信徒，有的是土豪劣紳，有的是拿錢辦事的</text:span><text:span text:style-name="T10">CIA</text:span><text:span text:style-name="T1">走狗或</text:span><text:span text:style-name="T10">CIA</text:span><text:span text:style-name="T1">與西方媒體刻意吹捧的「明日之星」，有沒有一個是正直的？零！一個也沒有。但這些人有個共同特徵就是：不管其真實行徑如何血腥或如何法西斯，個個仇中反華，個個滿口民主自由與人權。</text:span><text:span text:style-name="T10"><text:line-break/><text:line-break/></text:span><text:span text:style-name="T1">最近在一篇文章中</text:span><text:span text:style-name="T10"><text:s/>(</text:span><text:a xlink:type="simple" xlink:href="https://bit.ly/3n95mIK"><text:span text:style-name="T7">https://bit.ly/3n95mIK</text:span></text:a><text:span text:style-name="T10">)</text:span><text:span text:style-name="T1">，我提到澳洲軍隊在伊拉克摩蘇爾大城人口稠密之住宅區進行大規模轟炸，殺害超過一萬三千名伊拉克平民百姓，其中包括數千名兒童與婦女。各位看看底下照片：</text:span><text:span text:style-name="T10"><text:line-break/><text:line-break/></text:span><text:a xlink:type="simple" xlink:href="https://bit.ly/3lvex4D"><text:span text:style-name="T7">https://bit.ly/3lvex4D</text:span></text:a><text:span text:style-name="T10"> <text:line-break/><text:line-break/></text:span><text:span text:style-name="T1">請你仔細看看照片，看看這些平民住宅遭到什麼樣的毀滅，你覺得這是戰爭嗎？這不是戰爭，這是大屠殺。然而，這樣一種泯滅人性的血腥暴行，卻僅僅只是美英澳等國長年四處侵略屠殺的數量與規模之千分之一而已，殺人完全就是像在殺螞蟻那樣，絲毫不在意。</text:span><text:span text:style-name="T10"><text:line-break/><text:line-break/></text:span><text:span text:style-name="T1">至於中國呢？請你告訴我，它幾時發過一顆子彈去侵略過哪個國家？百年來的中國，就是從西方列強與日軍的侵略屠殺與佔領中，非常辛苦地慢慢活了過來，慢慢擺脫貧窮，進而造福其它更為弱小貧窮的國家，為他們鋪橋造路，為他們發展民生設施；所謂「己欲立而立人，己欲達而達人」，中國走的是一條尋求共存共榮、與帝國獵殺侵略完全不同的發展途徑。中國才是在真正意義上的人權與和平的捍衛者。</text:span><text:span text:style-name="T10"><text:line-break/><text:line-break/></text:span><text:span text:style-name="T1">「民主自由與人權」這幾個概念，若是有一絲意義，那麼，中國才是它的實踐者，而西方國家卻是比納粹更加血腥殘暴千百倍的惡魔。</text:span><text:span text:style-name="T10"><text:line-break/><text:line-break/></text:span><text:span text:style-name="T1">但是，你看看，人渣黨卻花納稅人的錢，買了幾百瓶澳洲紅酒，發起什麼「台灣國會添購澳洲紅酒，支持澳洲捍衛人權」的活動，說要「讓澳洲感受台灣人的溫暖」：</text:span><text:span text:style-name="T10"><text:line-break/><text:line-break/></text:span><text:a xlink:type="simple" xlink:href="https://bit.ly/3oIikgY"><text:span text:style-name="T7">https://bit.ly/3oIikgY</text:span></text:a><text:span text:style-name="T10"><text:line-break/><text:line-break/></text:span><text:span text:style-name="T1">看看這些人的那種嘴臉，難道你真的會相信這些人在乎什麼人權什麼民主自由？</text:span><text:span text:style-name="T10"><text:line-break/><text:line-break/></text:span><text:span text:style-name="T1">我知道在媒體與教育整個被控制得滴水不漏的狀況下，我講這些一時也沒法改變什麼，你甚至根本不會信，或是說我偏激。但我說的純粹只是一些最基本的客觀事實。</text:span><text:span text:style-name="T10"><text:line-break/><text:line-break/></text:span><text:span text:style-name="T1">這個世界完全籠罩在謊言底下。但是，可怕的不是謊言，可怕的是人們其實沒有能力也沒有意願去認清事實。我越來越能體會百年前的羅素，為何經常感嘆人類的智能低落是這個世界最大的問題根源。</text:span></text:p>
      <text:p text:style-name="P8">秉叡   |  2020.12.11 04:16   |   <text:a xlink:type="simple" xlink:href="http://palinfo.habago.org/Entry?Command=Information_PrintForum&amp;iPage=1#FORUM40143"><text:span text:style-name="T11">#</text:span></text:a></text:p>
      <text:p text:style-name="P9"><text:line-break/><text:line-break/>丘就却：反犹太复国主义的犹太人，都经历了什么？ <text:line-break/><text:line-break/>丘就却 <text:line-break/>“一带一路”观察者 <text:line-break/><text:line-break/>2020-12-10 07:51:43 来源：观察者网 <text:line-break/>最后更新: 2020-12-10 10:16:20 <text:line-break/><text:line-break/><text:line-break/>【文/观察者网专栏作者 丘就却】 <text:line-break/>他们是犹太人，有的笃信犹太教，生活方式传统；有的是世俗人士，却也坦然承认自己的犹太背景。与此同时，他们却对以色列国——战后犹太人公认的新家园——报以激烈的批评。因此，他们被一些人看作数典忘祖的叛徒，乃至彻头彻尾的“反犹主义者”和“自我仇恨的犹太人”（Self-hating Jews）。而另一些人则夸赞他们是淳朴的传统犹太人以及正直而有良心的知识分子。 <text:line-break/><text:line-break/>他们到底是谁？他们为什么批评以色列？他们的批评是基于怎样的事实和思想背景？ <text:line-break/><text:line-break/>无论如何，他们的存在让我们不得不去重新审视“犹太”和“锡安主义”、“现代以色列国”这些概念之间的关系。同时，他们也反映了不同社会力量围绕民族、宗教、占领、正义、回归、发展等困扰着巴以和平前景的重要概念，曾产生过怎样的摩擦与碰撞。 <text:line-break/><text:line-break/>今天，就让我们走进他们当中的几个代表，看看这些“反锡安主义”而并不“反犹”的犹太人到底说过什么，做过什么。 <text:line-break/><text:line-break/><text:line-break/>“城市守护者”及其他正统犹太教徒 <text:line-break/><text:line-break/>在以色列分布着不少正统犹太教徒社区。正统犹太教徒往往笃信宗教，比较传统而保守。从穿着上看，正统犹太教徒男性穿大体（黑色为主，也有其他颜色），戴礼帽，留鬓发。女性则一般穿长裙，可能包头。一般情况下，男性一生学习犹太宗教经典，女性负责生育和抚养孩子。他们一般排斥现代科技，在某些社区，最常用的公告方式可不是我们这种微信群或公众号，而是在公告栏里面贴告示。在经济方面，他们需要拿国家资助，但因为孩子太多，妻子往往需要靠打零工补贴家用。 <text:line-break/><text:line-break/>然而就是这样一群拿着以色列政府资助读经学院的人，却有相当一部分反对以色列政权，支持巴勒斯坦，甚至呼吁摧毁“锡安主义政权”。这里面最激进的一派恐怕就是曾经会见伊朗前总统艾哈迈迪内贾德的“城市守护者”社团（Neturei Karta）了。除此之外，还有Satmar、Toldos Aharon等若干团体。 <text:line-break/><text:line-break/>别说以色列政府和世俗人士对此大为不满，是不是我们这些局外人刚刚了解到这一现象的时候，都难免诧异：为什么被政府养着，他们还反锡安主义？反过来，为什么以色列政府即便如此还要养着这群人呢？ <text:line-break/><text:line-break/><text:line-break/><text:line-break/>正统犹太教徒在游行时高举反锡安主义口号和巴勒斯坦国旗（<text:a xlink:type="simple" xlink:href="https://www.adl.org/resources/backgrounders/neturei-karta"><text:span text:style-name="T12">https://www.adl.org/resources/backgrounders/neturei-karta</text:span></text:a>） <text:line-break/><text:line-break/><text:line-break/><text:line-break/>说来话长。从神学信仰上来看，传统的正统犹太教徒反对世俗锡安主义政权倒也不难理解。在他们眼里，犹太人在政治上的复兴要等到“弥赛亚”救世主到来之后。对于他们而言，这是神的工作，人力不可干预。而作为一种世俗民族主义运动的锡安主义，就自然被解读为对天意的粗暴干涉，其罪当诛了。此外，从生活方式上看，正统派比较保守，对锡安主义早期倡导的世俗生活方式比较抵触，这更是不难理解。 <text:line-break/><text:line-break/>因此，正统犹太教徒一边领着资助，另一边还和政府对抗。他们宁死不服兵役，上街游行与军警发生冲突时，激烈程度不亚于巴勒斯坦青年与以色列军警的碰撞。他们甚至曾经殴打闯入耶路撒冷正统社区Mea Shearim的以色列士兵，引起这位士兵母亲的大为不满。她表示这些正统犹太人“和加沙的‘恐怖分子’一样”。她质问道：我的孩子在前线打击“恐怖主义”，保护的不就是你们这帮不劳而获的教徒？ <text:line-break/><text:line-break/>这质问是不是挺振聋发聩的？但正统派未必那么想。他们可能确实无法理解：你们去轰炸加沙和我的安稳生活之间，到底有怎样的因果联系？ <text:line-break/><text:line-break/>其实，这个说法也不无道理。正统派定居奥斯曼巴勒斯坦的历史，其实远长于世俗锡安主义移民。二者的不同点在于正统派移民是出于宗教信仰而非政治上独立建国，也没想过自己是这片古老而复杂的土地唯一的合法主人。锡安主义背后的现代西方民族主义和殖民扩张背景，在十九世纪其实并不为大多数传统犹太人所熟知。对于正统派而言，在锡安主义者到来之前的那么长时间，即便自己和当地巴勒斯坦穆斯林、基督徒的相处未必完全和睦，但后来从三十年代开始打打杀杀的局面却并不常见。从他们的角度看，混乱是你们带来的，建国本身违反神的意图，而现代性又打乱了自己的生活节奏。现在你们居然还要强迫我们也去服兵役杀人？那自然是宁死不从了。 <text:line-break/><text:line-break/><text:line-break/><text:line-break/>耶路撒冷Mea Shearim正统社区；旗帜上写着“我们不当兵”（作者摄） <text:line-break/><text:line-break/><text:line-break/><text:line-break/>严格地说，正统犹太人和世俗锡安主义者的真正矛盾所在，乃是传统文化与一种西方现代政治意识形态的矛盾。具体到二者身上，这也是关于谁才能代表“犹太”这一身份的争夺战。与此同时，对于以色列政府而言，正统犹太人又是有价值的——因为他们生育率高。只要他们还在继续繁衍犹太后代，只要以色列对他们有一些表面的容忍和帮助，那么在国内外舆论中以色列的“犹太性”就不容置疑。 <text:line-break/><text:line-break/>当然这种容忍不是没有限度的。政府致力于迫使正统派年轻人入伍当兵以接受锡安主义大熔炉的改造，如此一来，正统派高生育率所造就的下一代就可以忠于锡安主义并接受锡安主义话语体系中“自我”（处于“危险时刻”的犹太民族）和“他者”（周围的穆斯林和阿拉伯民众乃至全世界对犹太人“不怀好意”的“罪人”们）构建。到那时，正统派的转化就成功了——就好比曾经的东方犹太人最终变成了“宗教—锡安主义者”，而且比欧洲裔犹太人还要敌视阿拉伯人一样。锡安主义化的正统派，也就不会再是世俗政权的敌人。 <text:line-break/><text:line-break/>在这样的时代背景下，“城市守护者”们能守护的那座“圣城”，彻底改旗易帜也是早晚的事情。谁能代表“犹太”？这场争论还在继续，但胜负的天平肯定会向掌握着舆论和教育工具的现代国家机器倾斜。 <text:line-break/><text:line-break/><text:line-break/>美国左翼犹太知识分子：诺曼‧芬克尔斯坦 <text:line-break/><text:line-break/><text:line-break/>但上文提到的现代犹太国家，一定要走坚定的“锡安主义”道路吗？即一定要号召犹太人定居巴勒斯坦，挤走当地人，并在此建立一个排他性的世俗民族主义犹太政权吗？这种行为所引发的地区紧张和人道主义危机如何处置？此外，犹太民族主义的宏大叙事会不会掩盖以色列这个移民社会内部本身具有复杂的社群关系和阶级矛盾？ <text:line-break/><text:line-break/>随着以色列在中东地区的政治和军事上的成功，有一些犹太（包括以色列籍）知识分子，也从另一个角度思考着“谁能代表犹太人”和“如何建立犹太国”的问题。一些继承了欧美左翼犹太人传统或在上世纪六七十年代受到过国际社会主义运动、左翼运动影响的犹太知识分子，成为了这场争论的积极参与者。 <text:line-break/><text:line-break/>很多人可能听说过，著名犹太裔语言学家诺安‧乔姆斯基不仅反越战、批评资本主义和帝国主义，而且还是一位著名的以色列批评家，并曾因此被以色列拒绝入境。而今天我们要介绍的第一位左翼犹太学者就是他的晚辈朋友，美籍犹太人学者诺曼‧芬克尔斯坦（Norman Finkelstein）。 <text:line-break/><text:line-break/>芬克尔斯坦1953年出生在纽约，父母都是二战纳粹集中营的幸存者。青少年时期，他受父母左翼思想的影响，参与反越战运动，同情社会主义。八十年代中后期，芬克尔斯坦在普林斯顿大学攻读政治学博士学位。第一次巴勒斯坦大起义期间，他就生活在约旦河西岸的巴勒斯坦基督教小城Beit Sahour。当时以色列军警和巴勒斯坦民众之间的冲突对他冲击很大。之后三十年，他一直为巴勒斯坦人民的解放事业以及两国解决方案奔走呼号，并撰写了多部有关犹太历史和巴以关系的著作。 <text:line-break/><text:line-break/>然而，与乔姆斯基的功成名就不同，芬克尔斯坦的政治立场却影响了他的职业生涯。在一部关于他人生经历的纪录片中，乔姆斯基曾提过：因为芬克尔斯坦对以色列某些举措及其对美宣传的批评，他的博士论文在普林斯顿大学无人审读，几年后才勉强获得博士学位。他之后的工作经历也不顺利。几经辗转之后，48岁才在德堡大学（DePaul University）找到助理教授职位。2007年，54岁的芬克尔斯坦因批评某哈佛犹太裔教授的论述抄袭而卷入纷争。巧合地是，在那一年他没有通过德堡大学的终身教职评估，从此失业至今。 <text:line-break/><text:line-break/><text:line-break/><text:line-break/>点击查看大图 <text:line-break/>芬克尔斯坦的成名作《大屠杀产业：反省对犹太苦难经历的利用》（The Holocaust Industry: Reflections on the Exploitation of Jewish Suffering） <text:line-break/><text:line-break/><text:line-break/><text:line-break/>不过，职业发展上的不顺并没有耽误他的研究和写作。九十年代他就出版了两部关于巴以冲突和巴勒斯坦历史的专著。之后，芬克尔斯坦的研究重心转向了“反犹主义”及对“反犹主义”的滥用。在《大屠杀产业：反省对犹太苦难经历的利用》（The Holocaust Industry: Reflections on the Exploitation of Jewish Suffering）一书中，他认为，西方基督教社会对犹太人的种族歧视在当代已经被某些政治团体所利用，成为了他们攫取政治资本、为自身行为找正当性的借口。 <text:line-break/><text:line-break/>他大胆地指出，战后关于“犹太大屠杀”的叙事就反映了某些犹太政治精英和后来的以色列官方对犹太历史的滥用。战争是残酷无情的，而且成千上万的欧洲犹太人和波兰人、苏联人、吉普赛人一起遭到了纳粹分子的压迫和屠杀。他自己的父母便是这一场浩劫的亲历者。但他表示，在自己的童年时期，几乎很少有人提到“大屠杀”（Holocaust）这个词。大约在六七十年代之后，这个词才越来越多地被提及，并且变成了一场不可更改的、正典式的宏大叙事。而“大屠杀”和犹太之间也被划上了等号，似乎其他民族、其他群体都不曾或不配遭受过能与之相提并论的迫害和灾难。 <text:line-break/><text:line-break/>这当然只是芬克尔斯坦的一家之言。不过，笔者曾读过一本出版于二战后期（1944年）的书籍，作者是纽约的犹太学者。这本书中，作者讨论了欧洲犹太“战争难民”的处置问题，也讨论了在巴勒斯坦继续建立犹太“殖民地”（原文如此）的可能性。但确实没有将犹太群体单独拿出来看作二战最大的殉难者。“战争难民”是当时犹太知识分子对欧洲犹太人的定位。 <text:line-break/><text:line-break/>芬克尔斯坦在书中说很多个人曾经从将犹太历史遭遇产业化的过程中牟利。有些人甚至不惜伪造自己的经历，甚至少数“大屠杀幸存者”都无法证明自己在任何集中营生活过——更有甚者，有人甚至无法证明自己是犹太人。另一方面，他指出，以色列政府在战后早期对于欧洲犹太人的“软弱可欺”形象是不屑一顾的。出生在巴勒斯坦的以色列人甚至会称大屠杀幸存者为“人体肥皂”（这在一些电影中也有所体现）。恰恰也是在六七十年代之后，以色列开始愈发重视对“大屠杀”宏大叙事的宣传和研究。 <text:line-break/><text:line-break/><text:line-break/><text:line-break/><text:line-break/>点击查看大图 <text:line-break/>芬克尔斯坦在滑铁卢大学与人辩论（视频截图） <text:line-break/><text:line-break/><text:line-break/><text:line-break/>在加拿大滑铁卢大学的一场讲座中，芬克尔斯坦的言论显然对一些青年学生产生了冲击。一位女学生泪如雨下地“控诉”芬克尔斯坦无视犹太人民的悲惨遭遇。而这位习惯于跟人硬碰硬的犹太学者如此回应她： <text:line-break/><text:line-break/>“我不尊重，也不喜欢，这种鳄鱼的眼泪……” <text:line-break/><text:line-break/>台下一下子炸了锅，很多听众纷纷让他闭嘴。但芬克尔斯坦的声音压过了他们。他继续道： <text:line-break/><text:line-break/>“我从不愿在听众面前打‘大屠杀’牌，但这次我不得不这样：我已故的父亲，曾在奥斯维辛；我已故的母亲曾在迈达内克集中营。我父母两边每个家庭成员都被处决了。我父母也都曾在华沙隔都。他们教导了我和我的两个兄弟——面对以色列对巴勒斯坦人的罪行，我不会沉默。在我眼里，没有比利用他们（犹太人）的苦难和牺牲来为针对巴勒斯坦人的暴行辩护更令人不齿的事情了……如果你还有一点善心，你应该为巴勒斯坦人而哭泣。” <text:line-break/><text:line-break/>再后来，芬克尔斯坦的研究重心再次转向了以色列在加沙的多次军事行动，并出版了多部著作。在牛津大学的一场辩论中，他和一位听众就以色列空袭造成加沙过万平民死亡以及以色列一方有几个平民伤亡发生了争论。最终，对方不得不承认：“数字不重要，不管是巴勒斯坦人还是以色列人，无论多少人死亡都是悲剧！”而他马上接过了话茬：“如果我们犹太人可以抓住六百万这个数字不放，为什么巴勒斯坦人不能强调伤亡数字呢？”当今西方，除了犹太学者，恐怕没有人敢说这种话。 <text:line-break/><text:line-break/>他还曾赴黎巴嫩的巴勒斯坦难民营探望难民后代，并在黎巴嫩的电视台上表示，纳斯鲁拉（真主党总书记）是你们国家唯一能抵抗外敌入侵、捍卫民族独立的人。在西方，他又因此饱受批评。 <text:line-break/><text:line-break/><text:line-break/><text:line-break/><text:line-break/>点击查看大图 <text:line-break/>芬克尔斯坦在纽约的一次支持巴勒斯坦示威中被捕（<text:a xlink:type="simple" xlink:href="https://www.worldbulletin.net/america-canada/norman-finkelstein-arrested-in-new-york-pro-palestine-protest-h141674.html"><text:span text:style-name="T12">https://www.worldbulletin.net/america-canada/norman-finkelstein-arrested-in-new-york-pro-palestine-protest-h141674.html</text:span></text:a>） <text:line-break/><text:line-break/><text:line-break/><text:line-break/>这位即将年满67岁的老者，一生没有取得世俗意义上的巨大成功。他靠著作和演讲谋生，没有稳定的收入。他丢了工作，曾因参加示威在美国被捕，也曾被以色列拒绝入境。连他的律师弟弟都纳闷：为什么自己的兄长因为立场倒了一辈子霉还不改悔？而芬克尔斯坦坦承自己受到了母亲的巨大影响。他的母亲是一位左派，一直告诉他解救欧洲的是苏联而非美国，并且是一位积极的反越战活动家。 <text:line-break/><text:line-break/>在一场讲座中，当一位听众问芬克尔斯坦是否觉得自己“亲巴勒斯坦（pro-Palestine）”时，他当即否认：“我只是亲正义（pro-justice）。” <text:line-break/><text:line-break/><text:line-break/>以色列左翼学者：依兰‧帕佩 <text:line-break/><text:line-break/><text:line-break/>依兰‧帕佩（Ilan Pappe）差不多是芬克尔斯坦的同龄人，出生于上世纪1954年的海法，父母系德裔犹太人，于三十年代离开了纳粹德国，前往巴勒斯坦定居。父母双方都有多位亲属在二战中丧生。因此，锡安主义运动——如果只看在远离德国的巴勒斯坦建立犹太政治实体的这件事本身——实际上是值得帕佩一家感恩的。 <text:line-break/><text:line-break/>这位以色列历史学家也并不否认这一点。只不过，他对此有极大的保留。在一次采访中，他曾说：“我从未低估过（锡安主义运动）的那些成就。但我的父母并不能预见到建立犹太国的方式是对巴勒斯坦人民的掠夺。” <text:line-break/><text:line-break/><text:line-break/>点击查看大图 <text:line-break/>帕佩（中）与另两位巴勒斯坦支持者的合影。左为法国制片人Frank Barat，右为著名犹太语言学家诺安‧乔姆斯基 <text:line-break/><text:line-break/><text:line-break/><text:line-break/>佩普曾入伍并参加1973年第四次中东战争。而这场战争中，阿拉伯联军攻势颇盛，以色列一方勉强不败。因此，这一场战争在以色列的宣传工作中远不如第一次和第三次（即六日战争）抢眼。第四次中东战争后，以色列社会开始反省六年前的大胜所带来的自负和浮躁氛围。在这个环境下，帕佩踏入学术圈，于1984年在牛津大学取得中东研究博士，进入海法大学任教。 <text:line-break/><text:line-break/>帕佩自认为属于以色列的“新历史学家”一代。这些学者的作品颠覆了传统以色列历史学家关于锡安主义和以色列建国历史的经典叙述——即大卫对歌利亚式以弱敌强的正义事业。特别是有些学者通过新采访和新解密的档案，指出以色列军队在第一次中东战争中曾犯下严重的战争罪行，包括屠杀，迫使成千上万的巴勒斯坦人背井离乡，形成了二战欧洲、犹太难民潮式的巴勒斯坦难民问题。 <text:line-break/><text:line-break/><text:line-break/><text:line-break/>点击查看大图 <text:line-break/>一本出版于1944年关于犹太二战难民问题及其解决方案的书籍（作者资料图） <text:line-break/><text:line-break/><text:line-break/><text:line-break/>帕佩并不满足于调整战争史叙述本身。在《现代巴勒斯坦史》一书中，他试图书写一部从每一个巴勒斯坦人——包括穆斯林、基督徒和奥斯曼时期的本土犹太人——角度去审视巴勒斯坦现代化进程的历史。他想分析在这个过程中外来者——不论是奥斯曼官僚、锡安主义移民还是后来的英殖民当局——与原住民之间围绕着权力和话语的互动。在他眼中，巴勒斯坦这篇土地应该有自己的一套历史话语，而不仅应该囿于某一方的民族主义叙述。 <text:line-break/><text:line-break/>跨越民族主义的思想背景是什么？作为芬克尔斯坦的同龄人，帕佩在青少年时期或许也经历了类似的社会和思想风潮。我们可以确定的是，他曾在1999年作为由以色列共产党领导的某党团的候选人参加了议会选举。 <text:line-break/><text:line-break/>帕佩对于锡安主义运动的批判似乎比芬克尔斯坦还要直白和深入。在他眼里，战争暴行以及对犹太人悲惨遭遇的滥用只是表象。他认为，锡安运动本身就是一场殖民主义运动，是西方殖民主义的一个分支，只不过这一支的执行者不是某个帝国，而是在欧洲无力圈地建国的世俗西方犹太精英。 <text:line-break/><text:line-break/>因此，民族主义和殖民主义从一开始就缠绕在了一起，同时还要加上对宗教典籍和古史的利用。面对着早已世代居住于此，操阿拉伯语的巴勒斯坦穆斯林、基督徒乃至本土犹太人，西方锡安主义者将其视为“他者”。他们是落后的象征，而自己则代表着先进的西方文明。 <text:line-break/><text:line-break/>更有甚者，有些叙事不承认巴勒斯坦人的存在。于是，彼时的巴勒斯坦，被称为“留给无地之民的一块无主之地”。笔者曾亲耳听过以色列在华留学生说过这种观点，让人哭笑不得——圣经传说尚且承认古代以色列部落到来之前此处有迦南人、赫梯人等原住民。因而，除了殖民主义和民族主义，种族主义成分也掺杂在内。而这一切，都与十九世纪末二十世纪初的欧洲思想和政治潮流息息相关。 <text:line-break/><text:line-break/><text:line-break/><text:line-break/>点击查看大图 <text:line-break/>锡安主义移民运动宣传画（图底为欧洲犹太人的意第绪语：帮他建设“以色列地”；英文为“帮他建设巴勒斯坦”）（<text:a xlink:type="simple" xlink:href="https://hautevitrine.com/2011/09/20/1930-united-israel-appeal-poster/"><text:span text:style-name="T12">https://hautevitrine.com/2011/09/20/1930-united-israel-appeal-poster/</text:span></text:a>） <text:line-break/><text:line-break/><text:line-break/><text:line-break/>土地上已有的居民，却完全不配拥有这片土地，这种叙事还在哪里出现过？不外乎北美、澳洲、南非。因此帕佩认为，以色列和这些地方一样，就是一个完全一样上的“移民—殖民”政权。只不过，北美和澳洲原住民在政治意义上已经完全退出了历史舞台，而巴勒斯坦的穆斯林和基督徒还没有完全放弃。一次在澳大利亚参加访谈节目上曾出现滑稽的一幕：帕佩这位以色列人激烈批评锡安主义，而几位澳大利亚嘉宾则极力维护锡安主义。帕佩毫不留情地对他们说：不意外，反正其实你们都是一路货。 <text:line-break/><text:line-break/>帕佩将以色列这个西方眼中中东“唯一的”“民主”国家称作殖民政权，对巴勒斯坦人实行了“种族清洗”（他一本书的题目），引起了轩然大波。实际上，赫策尔《犹太国》和直到四十年代的犹太作品中，都从不避讳犹太人要在巴勒斯坦建立“殖民地”。只不过后来，随着反殖民运动的开展，“殖民”成了贬义词，称以色列“殖民”也就成了西方舆论中大不敬的罪过。 <text:line-break/><text:line-break/>2005年前后，帕佩觉得自己在以色列已经无法生活下去。在一次报刊采访中，他表示那时候自己已经收到死亡威胁。以色列议会谴责他，教育部长公开呼吁海法大学开除他，甚至有专栏作家称：我不会让你杀掉他，但有人如果这么做了，我也不奇怪。在海法大学，同事已经不敢和他交往。他支持和指导的硕士论文被勒令修改，学生被起诉，只因论文揭示了第一次中东战争中前人未知的一场战争暴行。最终，帕佩远赴他乡，至今执教于英国的埃克塞特大学。 <text:line-break/><text:line-break/>作为一个老左派，他的理想是建立和平共处的两族国家——除了古代的传统帝国和社会主义国家，还有谁做到过呢？他说，自己曾统计过，即便几百万巴勒斯坦难民都回归故土，巴以地区也有足够的土地让他们安家。他只是想说：为什么从未涉足于此的很多犹太人有“回归权”，而真正被赶走的巴勒斯坦难民后裔却只能生活在难民营中呢？他认为，在一个殖民氛围浓厚的地方建立两族一国，第一步就要给以色列社会“去殖民化”。这种观点在很多人眼里，自然又是异端学说。看来，这位老者可能终将只得在异国结束自己的学术生涯。 <text:line-break/><text:line-break/><text:line-break/>尾声 <text:line-break/><text:line-break/><text:line-break/>其实这些人，只是千千万万不认同某些宏大叙事的犹太人的代表。这个名单远未完结：以色列著名记者Gideon Levy，以色列开国将军后裔Mike Peled，犹太历史学家Avi Shlaim，曾经驻扎在约旦河西岸的以军士兵，等等等等。甚至以色列某大学一位并不著名的古代语言教师，都曾经在讲解某个语言现象时说：“你们觉得这个锡安主义政权，还能撑到希伯来语变化到那一步的时候吗？” <text:line-break/><text:line-break/>作为他的学生，我也曾诧异：你为什么那么“恨”自己的国家？ <text:line-break/><text:line-break/>当我后来了解到那些或传统或现代的“反锡安主义”犹太人的言行时，我才明白，他们对犹太民族、犹太文化其实充满了热爱。他们只是在争夺——在有些人眼里，或许是以某种堂吉诃德式的方式——“犹太人”的代表权和解释权。在他们眼中，犹太或许是一个古典的文化传统，或许应该是与巴勒斯坦兄弟共存的社会主义民主政权的成员，只是未必应该是现在这副样子。现实令他们苦恼、愤怒、反抗。同情弱者、反抗强者，绝不是什么营生的好活计，但他们甘愿付出代价。 <text:line-break/><text:line-break/>我们不必同意他们说的每一句话。我们只需记得，有那么一群犹太人在默默地告诉这个世界自己本应是谁。他们可能被一些人批判为“反犹”，但恰恰是他们的存在告诉我们“犹太”或任何民族、宗教是一个多么复杂的标签，而“反犹”是一种多么无知的错误行为。除了正义以外，别忘了那里所发生的，所宣传和塑造的，与我们中国的历史经历和现实利益息息相关。我们更不应该模糊了焦点。 <text:line-break/><text:line-break/><text:line-break/>参考资料： <text:line-break/><text:line-break/>J. Jalil, “IDF officer attacked in Jerusalem’s Mea Shearim,” <text:line-break/><text:line-break/><text:a xlink:type="simple" xlink:href="https://www.timesofisrael.com/idf-officer-attacked-in-jerusalem-ultra-orthodox-neighborhood/"><text:span text:style-name="T12">https://www.timesofisrael.com/idf-officer-attacked-in-jerusalem-ultra-orthodox-neighborhood/</text:span></text:a><text:s/><text:line-break/><text:line-break/>Chris Arnot, “ ‘I felt it was my duty to protest’ The Israeli historian, Ilan Pappe, tells Chris Arnot that speaking out for the Palestinians turned him into a pariah” <text:line-break/><text:line-break/><text:a xlink:type="simple" xlink:href="https://www.theguardian.com/education/2009/jan/20/interview-ilan-pappe-historian"><text:span text:style-name="T12">https://www.theguardian.com/education/2009/jan/20/interview-ilan-pappe-historian</text:span></text:a><text:s/><text:line-break/><text:line-break/>Simon McGregor-Wood, “Noam Chomsky Denied Entry to Israel. Israel admits error in denying Chomsky entry into controlled territory,” <text:line-break/><text:line-break/><text:a xlink:type="simple" xlink:href="https://abcnews.go.com/International/noam-chomsky-american-left-wing-intellectual-denied-entry/story?id=10664920"><text:span text:style-name="T12">https://abcnews.go.com/International/noam-chomsky-american-left-wing-intellectual-denied-entry/story?id=10664920</text:span></text:a><text:s/><text:line-break/><text:line-break/>Neturei Karta官方网站 <text:line-break/><text:a xlink:type="simple" xlink:href="https://www.nkusa.org"><text:span text:style-name="T12">https://www.nkusa.org</text:span></text:a><text:s/><text:line-break/><text:line-break/>Noam Chomsky, Ilan Pappé, and Frank Barat, “New Texts Out Now: Noam Chomsky, Ilan Pappe, and Frank Barat, On Palestine,” <text:line-break/><text:line-break/><text:a xlink:type="simple" xlink:href="https://www.jadaliyya.com/Details/31957"><text:span text:style-name="T12">https://www.jadaliyya.com/Details/31957</text:span></text:a><text:s/><text:line-break/><text:line-break/>[以色列] 艾兰·佩普（即依兰·帕佩）著，王健，秦颖，罗锐译，《现代巴勒斯坦史》（第二版），上海：上海人民出版社，2019年 <text:line-break/><text:line-break/>[以色列] 依兰·帕普（即依兰·帕佩）著，张金凤译，《以色列理念：权力与知识的历史》，解放军出版社，2016年 <text:line-break/><text:line-break/>Finkelstein, Norman G. Beyond chutzpah: On the misuse of anti-Semitism and the abuse of history. Univ of California Press, 2008. <text:line-break/><text:line-break/>Pappe, Ilan. The ethnic cleansing of Palestine. Simon and Schuster, 2007. <text:line-break/><text:line-break/>本文系观察者网独家稿件，文章内容纯属作者个人观点，不代表平台观点，未经授权，不得转载，否则将追究法律责任。关注观察者网微信guanchacn，每日阅读趣味文章。 <text:line-break/><text:line-break/><text:line-break/><text:line-break/>文章來源：<text:a xlink:type="simple" xlink:href="https://www.guancha.cn/qiujiuque/2020_12_10_574086_s.shtml"><text:span text:style-name="T12">https://www.guancha.cn/qiujiuque/2020_12_10_574086_s.shtml</text:span></text:a><text:s/><text:line-break/></text:p>
      <text:p text:style-name="P8">陳真   |  2020.12.11 02:17   |   <text:a xlink:type="simple" xlink:href="http://palinfo.habago.org/Entry?Command=Information_PrintForum&amp;iPage=1#FORUM40142"><text:span text:style-name="T11">#</text:span></text:a></text:p>
      <text:p text:style-name="P10">黨外今昔 <text:line-break/><text:line-break/>陳真 <text:line-break/><text:line-break/>2020. 12. 11. <text:line-break/><text:line-break/><text:line-break/>現在這個人渣黨，比過去的國民黨還要貪婪腐敗一百倍；國民黨是幾顆老鼠屎壞了一鍋粥，人渣黨卻是一整鍋幾乎全是老鼠屎，裏頭勉強找出幾粒沾滿老鼠屎的白米；舊國民黨有功亦有過，當今這個人渣黨之於台灣，卻猶如癌細胞，百害無一利。 <text:line-break/><text:line-break/>過去做為一個黨外，跟現在做為一個政治異類，最大的不同就是窩囊感；在過去，你面對的是蔣家；它很壞，大軍壓境，氣勢凶殘，但它並不低能猥瑣，一如海珊政權，它確實致力於造福大多數人民，具有某種歷史嚴肅性。 <text:line-break/><text:line-break/>但人渣黨不是，它就只是一些猥猥瑣瑣很沒出息的低能小癟三，一個以詐騙與造謠抹黑貪取暴利的犯罪集團。在過去，我們是跟大獨裁者鬥，現在卻是面對這樣一群毫無存在意義的小走狗。 <text:line-break/><text:line-break/>人跟狗鬥，能不窩囊嗎？鬥贏不光采，鬥輸更是窩囊。人被狗咬很倒楣，但人總不能咬狗吧？李敖曾引「孫悟空戰二郎神」為例，說了句名言：「只好連狗也一起打」。我們並不想跟狗鬥，但有些時候，就如李敖所說，「只好連狗也一起打」。不過，不管怎麼樣，人狗畢竟不對盤，人跟狗鬥總是窩囊。 <text:line-break/><text:line-break/>我常難以直呼人渣們之名，原因無它，就是因為感覺窩囊；我們幾時墮落到竟然必須去批評一堆低能猥瑣很沒出息的小癟三；他們過去是黨國餘孽，是舊國民黨裏頭黑金成份最高的一群人，掠奪財富無數，連學位都能造假，一騙就是三、四十年，後來搖身一變，虛構歷史，個個居然成為民主鬥士，真是很不可思議。 <text:line-break/><text:line-break/>常有媒體要採訪我，我都一概婉拒，原因之一是我沒法把人渣黨當成一個具有實質意義的討論對象；這些人渣，就只是一群下三濫、貪婪成性的犯罪集團與台奸走狗，另外則是一群更加下流，專門給走狗當走狗的走狗文人。 <text:line-break/><text:line-break/>你看這些人渣，有沒有幹過一件好事？零！每天除了貪污舞弊搞錢奪權卡位喬資源之外，就是幹些下三濫之事，企圖使眾人噤聲，惡行昭彰，俯拾皆是，罄竹難書，真的是很沒出息。 <text:line-break/><text:line-break/>這樣一個人渣犯罪集團，我們一時拿他沒辦法，只能怪自己力量薄弱，但它畢竟不是一個值得議論的主體對象，它只是美國養的一條狗。美國在全世界許多國家或地區，豢養了無數類似的法西斯極右勢力。很多人，比方說當今的國民黨，一方面跟狗鬥，一方面卻又拼命跪舔狗主人，其實是很荒唐的。 <text:line-break/><text:line-break/>兩岸將來若有戰事，也絕不是什麼武統，而是解放戰爭，解脫美帝殖民剝削地位；而人渣黨這群台奸，其所作所為，就是要把台灣推向戰火。這應非其本意，但其作為卻很可能導致戰爭後果。 <text:line-break/><text:line-break/>台灣解放只是遲早之事，根本無須急於一時；最好的狀況就是應該儘一切努力，避免戰爭。祖國應以大局發展為重，切莫因小失大。我不在乎繼續被人渣黨肆虐個二十年。 <text:line-break/><text:line-break/>當然，我也同樣不喜歡那些一談起什麼武統，就一副囂張跋扈儼然狗仗人勢的所謂統派。你的仇恨對象應該是人渣黨，而不是以大陸為靠山，視整體台灣人如無物。人渣黨和台灣人應該分開來看才對。台灣是你的家鄉，台灣人是你的同胞，不是你耀武揚威的對象。哪天若真有戰火，那就是兄弟血腥相殘的悲劇，而不是什麼值得欣喜雀躍甚至傲慢得意之事。 <text:line-break/><text:line-break/>================== <text:line-break/><text:line-break/>中華婦女聯合會理事長何建華收陸統戰金援 國安法起訴 <text:line-break/><text:line-break/>2020-12-07 <text:line-break/><text:line-break/>聯合報 / 記者賴佩璇 <text:line-break/><text:line-break/><text:line-break/>中華婦女聯合會理事長何建華，涉透過小三通模式，招待陸配赴金門、廈門五天四夜旅遊，遭依違反選罷法起訴。台北地檢署追查，何女接受大陸統戰金援指使秘書包克明撰寫年度工作計畫、舉報在陸台獨人士、干預我國選情，今依違反國安法起訴兩人，並建請法院從重量刑。 <text:line-break/><text:line-break/>何女是統促黨不分區立委候選人，檢調偵辦何女旅遊招待案，查出大陸長沙台灣同胞投資企業協會會長林懷等7人，涉嫌幫韓國瑜及國民黨拉票，宴請500多名台商，並向長沙市台辦、湖南省台辦索取149萬人民幣返台投票補助款，依違反選舉罷免法起訴。 <text:line-break/><text:line-break/>「大陸全國台灣同學會」會長是濟學家、北京大學教授林毅夫之妻陳雲英。檢察官林達查出，「大陸全國台灣同學會」副會長黃信瑜（台籍人士，在陸當副教授）共匯款40萬元新台幣至何女帳戶，指示在台散布假訊息、找人陳抗蔡英文、舉報台獨人士等行為。以此方式持續深化、滲透與掌握我國各階層人士，足生危害國安。 <text:line-break/><text:line-break/>檢調查出，去年11月20日，全民拔菜總部動員20多人至教育部前陳情，「拒絕假博士，人民要真相。」質疑蔡英文的博士論文是假的。事後，黃男依約匯款3萬元人民幣至何女帳戶，何女再領出現金存放於辦公室內。 <text:line-break/><text:line-break/>黃男再以微信指示何女組織陳抗及謀議相關活動，要求將「拒絕假博士，人民要真相。」新聞稿傳給資深媒體人彭文正、年金改革聯盟、軍公教聯盟等單位，以求於總統大選期間，擴大渲染假訊息製造選舉紛爭。何女並蒐集台獨等資訊，回報北京市臺辦， 以宣揚大陸地區對臺理念，危害國家安全。 <text:line-break/><text:line-break/>包克明本是我國國民，更曾為肩負社會責任的媒體從業人員，熟稔兩岸政治及國安情勢，竟甘為統戰犬馬，協助撰寫統戰工作計畫，罔顧國家安全，被告兩人惡性重大，今依違反國安法發展組織罪起訴，均建請法院從重量刑。</text:p>
      <text:p text:style-name="P8">Lucy   |  2020.12.10 14:57   |   <text:a xlink:type="simple" xlink:href="http://palinfo.habago.org/Entry?Command=Information_PrintForum&amp;iPage=1#FORUM40141"><text:span text:style-name="T11">#</text:span></text:a></text:p>
      <text:p text:style-name="P9">這兩天我也很沮喪，聽說伊朗的核彈之父是被＂無人機槍＂精準暗殺，當時坐在他身旁的妻子毫髮無傷。分析說，透過人臉辨識，這暗殺武器可以百分之百命中。 <text:line-break/><text:line-break/>伊朗接二連三，重要人士被精準暗殺，這世上還有那個領導人敢拂逆美國？然後，減少露面，儘量躲在滴水不漏的密室裡，免步伊朗核彈之父後塵。 <text:line-break/><text:line-break/>美國繼續壓榨全世界，所謂民主國家均美國派政黨當政，人們繼續狗吠火車。 <text:line-break/></text:p>
      <text:p text:style-name="P8">陳真   |  2020.12.09 17:15   |   <text:a xlink:type="simple" xlink:href="http://palinfo.habago.org/Entry?Command=Information_PrintForum&amp;iPage=1#FORUM40140"><text:span text:style-name="T11">#</text:span></text:a></text:p>
      <text:p text:style-name="P10">我不為理念而來 <text:line-break/><text:line-break/>陳真 <text:line-break/><text:line-break/>2020. 12. 08. <text:line-break/><text:line-break/><text:line-break/>精神醫學有一本英文版常用教科書，一兩千頁，我能清楚記得第一頁到最後一頁的幾乎每個字。我跟 Noam Chomsky 一樣，從小有一種「影印機」一般的「記憶」能力；與其說是「記憶」，不如說它就像存在腦海中的一種「圖像的印記」功能，一目十行，過目不忘，整個畫面就直接「印」下來。 <text:line-break/><text:line-break/>小時候曾公開表演過這項神技。其實它沒什麼意義，因為重點不是你看見或記住了什麼，而是你理解、創造了什麼、感受了什麼。我能看見的，其實你也都看見了，差別只是在於我們對它的理解與感受。 <text:line-break/><text:line-break/>精神科專科醫師不好考，很多人考了好幾次才通過，但我考一次就過。其實剛考完、不用等日後放榜，我就知道一定會過，而且自以為很可能得滿分。後來放榜，據說才第二名。 <text:line-break/><text:line-break/>考完當天，心滿意足之餘，來到台北市許昌街的YMCA，那裏有個餐廳，是我當年的最高消費地，一個人199元吃到飽。那時我在淡水馬偕醫院工作，一個月若能吃上一餐，就感覺很奢侈。記得我們第一次去吃時，我先「進攻」布丁，一口氣吃了五個，完成我童年未滿足的慾望。 <text:line-break/><text:line-break/>考完那一天，決定犒賞一下自己；一路幻想著布丁，一個人來到YMCA準備大吃一頓。可是，當我來到現場，卻看到餐廳門口角落橫躺著一隻瘦弱的大黃狗，氣若游絲；牠若不是餓壞了，就是生了病，但我就是沒法救牠。 <text:line-break/><text:line-break/>我覺得很沮喪，原本歡樂的心情頓時陷入陰沉，沒想到這麼多年過去，而我始終還是難以忘懷，彷彿一切榮耀也好，虛榮也罷，統統失去意義。也許生命的巨大痛苦，不管是自己的或他人的，乃至是一隻小動物的痛苦，都能讓你瞬間掃除一切虛榮。 <text:line-break/>   <text:line-break/>轉眼之間，二十七年過去了，生命若有輪迴，大黃狗想必已經輪了好幾回；牠生前偌大的痛苦，卻一點聲音也沒有，很多人或動物就是這樣，如此無辜，默默承受一切。我常想，上帝真的眷顧他們嗎？許多時候不免懷疑，惆悵只在凡人之間，上帝也許根本沒想那麼多。 <text:line-break/><text:line-break/>我常想起比這還更早兩年，黨國肆虐、家破人亡之際，被我們遺棄在林口長庚醫院的阿乖；想起駐守馬偕醫院門口的波波和她的小孩；那是我見過最聰明最具靈性的一隻狗，後來卻連同牠的小孩被當成「垃圾」移除、消滅；我也常想起五旗峰瀑布底下那隻奄奄一息的小小狗，我想用機車壓死牠，迅速解除牠的寒冷、痛苦與恐懼，卻又下不了手。 <text:line-break/><text:line-break/>我很喜歡沈從文的《三個男人和一個女人》小說末尾那些話，幾十年來不斷在我腦海迴響，究竟是帶來刺痛或安慰，我自己也說不上來，總覺得它似乎就像發自我內心的一種告白。 <text:line-break/><text:line-break/>故事中的少女死了，人事皆非。那段結尾是這麼說的： <text:line-break/><text:line-break/>「至於我，還有什麼意見沒有？……我有點憂鬱，有點不能同年青人合伴的脾氣，在軍隊中不大相容，因此來到都市裏，在都市裏又像不大合式，可不知再往哪兒跑。我老不安定，因為我常常要記起那些過去事情。一個人有一個人命運，我知道。有些過去的事情永遠咬著我的心，我說出來時，你們卻以為是個故事，沒有人能夠了解一個人生活裏被這種上百個故事壓住時，他用的是一種如何心情過日子。」 <text:line-break/><text:line-break/>我在這顆藍色的星球上活過了半個世紀，也許生命有多長，悲傷就有多長。 <text:line-break/><text:line-break/>除了維根斯坦和沈從文之外，我也很崇拜梵谷，不僅僅是崇拜他的才華，更仰慕他不可思議的善良。他生命終了前說了一句話：「La tristesse durera toujours」意思是說，「悲傷會永遠留存」。 <text:line-break/><text:line-break/>幾年前，來到高雄林園偏鄉工作，無盡的悲劇故事，無從訴說，難以釋懷，「沒有人能夠了解一個人生活裏被這種上百個故事壓住時，他用的是一種如何心情過日子」。那不是他家的事。如果你是你、我是我，如果生命不是一種連結，不是一個整體，活著有何意義？ <text:line-break/><text:line-break/>忙碌半生，一事無成。很多人喜歡自我標榜某種理念派別，但我不為理念而來；我不知道自己是左派或右派，我更是極端厭惡西方所謂「民主自由」的鬼話，我只知道，一切所謂政治，無非就是使人得著安樂，使生命減少痛苦；那不是一種施捨，不是邊緣項目，而是事物的核心，事物之所應然，否則我不知道政治或政府有何存在價值。    </text:p>
      <text:p text:style-name="P5"><text:span text:style-name="T9">陳真</text:span><text:span text:style-name="T1"><text:s/>  |  2020.12.07 02:51   |   </text:span><text:a xlink:type="simple" xlink:href="http://palinfo.habago.org/Entry?Command=Information_PrintForum#FORUM40139"><text:span text:style-name="T2">#</text:span></text:a></text:p>
      <text:p text:style-name="P6"><text:span text:style-name="T1">整人為快樂之本：整你千遍也不厭倦</text:span><text:span text:style-name="T10"><text:s/>(</text:span><text:span text:style-name="T1">三</text:span><text:span text:style-name="T10">)<text:line-break/><text:line-break/></text:span><text:span text:style-name="T1">陳真</text:span><text:span text:style-name="T10"><text:line-break/><text:line-break/>2020. 12. 07.<text:line-break/><text:line-break/><text:line-break/></text:span><text:span text:style-name="T1">我之所以講述一些難以為外人道的「痛苦遭遇」，並非聚焦於該事情本身，而只是想說一種「行路難」的生存處境。</text:span><text:span text:style-name="T10"><text:line-break/><text:line-break/></text:span><text:span text:style-name="T1">「有辦法」的人，飛天鑽地，呼風喚雨，無所不能，行路一點都不難，但對於普通人來說活著卻很難，弱勢者更難。</text:span><text:span text:style-name="T10"><text:line-break/><text:line-break/></text:span><text:span text:style-name="T1">別說弱勢者，在台灣，光是當個普通人，日子都十分艱難；明明理所當然垂手可得之事，對於一個普通人或弱勢者來說，卻很可能難如登天，辦不到就是辦不到。反之，對於一個「有辦法」的人來說，似乎再怎麼困難或根本不可能的事，卻如此易如反掌，簡直條條大路通羅馬。</text:span><text:span text:style-name="T10"><text:line-break/><text:line-break/></text:span><text:span text:style-name="T1">對於「有辦法」的人來說，所謂「規則」只是參考用，但是對於普通人或弱勢者來說，每道「規則」卻彷彿滿佈妖魔鬼怪的高山峻嶺，寸步難行，比唐三藏赴西天取經還更加艱難。</text:span><text:span text:style-name="T10"><text:line-break/><text:line-break/></text:span><text:span text:style-name="T1">比方說，我曾企圖幫助一個生活陷入困境的病人得以減免不過只是一百多元的掛號費，結果在申請過程中，卻讓他飽受羞辱與刁難，依舊無法成功。後來，當我再度提起要不要再申請看看時，對方用力搖頭。我問他何故？他說「我恨那些社工」。於是我就默然了，因為我能明白他的感受。</text:span><text:span text:style-name="T10"><text:line-break/><text:line-break/></text:span><text:span text:style-name="T1">當然，也許他該恨的不是社工或辦事人員，而是應該痛恨背後那個吃人的體制以及貪婪無度為非作歹的統治者。</text:span><text:span text:style-name="T10"><text:line-break/><text:line-break/></text:span><text:span text:style-name="T1">這兩天，高雄有一家四口，停車路邊，引入廢氣自殺身亡；父親打零工，母親罹癌，兩子女是身障病患，日子艱難，於是走上絕路。今天還好一家四口全死了，要是有人被救活，恐龍法官恐怕會判他死刑，判決書會嚴厲地譴責他說「因為一時的生活不順」，「竟然殺害子女」，「道德敗壞，罪無可逭」。</text:span><text:span text:style-name="T10"><text:line-break/><text:line-break/></text:span><text:span text:style-name="T1">事實上，如果有人應當被槍斃，第一個應該槍斃的就是貪婪無度為非作歹的統治者及其黨羽。</text:span><text:span text:style-name="T10"><text:line-break/><text:line-break/>(</text:span><text:span text:style-name="T1">插播</text:span><text:span text:style-name="T10">)</text:span><text:span text:style-name="T1">：</text:span><text:span text:style-name="T10"><text:line-break/><text:line-break/>(</text:span><text:span text:style-name="T1">住在高雄，你很清楚可以感受到它真的「被光復了」；韓國瑜一走，高雄很明顯又回到過去那種好像「怎麼做都沒關係」的黨國年代：</text:span><text:span text:style-name="T10"><text:line-break/><text:line-break/></text:span><text:span text:style-name="T1">幾名工人死在下水道沒關係，警政敗壞、喝花酒沒關係，公務員集體翹班沒關係，貪污濫權沒關係，涉及多條人命的重大刑案一樁接一樁沒關係，幫派火拼街頭械鬥，一夜數起，當做家常便飯，連兒童在公園玩都會被擄走</text:span><text:span text:style-name="T10">...</text:span><text:span text:style-name="T1">這就跟我搬來高雄之前住在台南的感受一樣，總是很納悶到底這城市還有沒有政府的存在？</text:span><text:span text:style-name="T10"><text:line-break/><text:line-break/></text:span><text:span text:style-name="T1">一般來講，我們平常不太容易能感受到所謂市政的明顯差異，畢竟刑案並不是發生在我們自己身上。但是，居民感受最大的卻是比方說交通、工安、空污或淹水等等。以工安為例，你看，高雄左營區和鼓山區工程不斷，包括輕軌與鐵路地下化等等。韓國瑜的時代，凡事戰戰兢兢，路上一點紙屑與落葉或一丁點坑洞，綠營完全掌控的主流媒體馬上就會瘋狂叫罵抹黑，整天輪播砲轟，鼓動學生發動人身攻擊，把韓國瑜打成過街老鼠。</text:span><text:span text:style-name="T10"><text:line-break/><text:line-break/></text:span><text:span text:style-name="T1">但是現在呢，我每天早上得騎機車載小孩上學，被迫得經過翠華路及美術館附近，它媽的真是有夠荒唐，亂七八糟到極點的路況以及幾乎完全不考量工安的施工狀況，那種荒唐程度真的會讓你深深痛恨，它媽的這些當官的還把人當人看嗎？那附近沿路那麼多幼兒園那麼多小學，考慮一下施工安全會很難嗎？今天如果是韓國瑜執政，他敢這樣亂七八糟地做事嗎？</text:span><text:span text:style-name="T10">)<text:line-break/><text:line-break/></text:span><text:span text:style-name="T1">言歸正傳，我這篇文章並不是要談高雄被人渣與腦殘們「光復」之事，而是要說「行路難」。這裏頭有三層意義：</text:span><text:span text:style-name="T10"><text:line-break/><text:line-break/></text:span><text:span text:style-name="T1">一，階級差異：普通人與弱勢者所該得或應有的權益，往往得不到；不管是洽公、就醫或申辦各種事物，「行路」往往比登天還難。但是，權勢者卻剛好相反，飛天鑽地，呼風喚雨，無所不能。</text:span><text:span text:style-name="T10"><text:line-break/><text:line-break/></text:span><text:span text:style-name="T1">二，濫權行事：一個人，當他手上有一點點權力時，往往就會作威作福，擴而大之，藉以濫權整人或圖利私人，反正所謂「規則」其實都可以任由自行解釋，整人無極限。</text:span><text:span text:style-name="T10"><text:line-break/><text:line-break/></text:span><text:span text:style-name="T1">哪天，我如果能夠把我前文所說的「整人」遊戲給公諸於世，你就會知道人性居然可以敗壞惡劣到何種程度；不一定違法，更非作奸犯科，但所展現的醜惡人性卻是如此不可思議。</text:span><text:span text:style-name="T10"><text:line-break/><text:line-break/></text:span><text:span text:style-name="T1">在這樣一種濫權擴張的「整人遊戲」中，被整的對象當然不會是權勢者，而是普通人，特別是弱勢者。許多時候，當我承受這樣一種邪惡荒謬的漫長折磨，感到無法再忍受時，實在很想「展現肌肉」，鏟除這些敗類，用這類人渣的所能懂的「權勢語言」來處理事情。</text:span><text:span text:style-name="T10"><text:line-break/><text:line-break/></text:span><text:span text:style-name="T1">哪天，我如果能夠把我前文所說的某個「整人」遊戲給公諸於世，肯定可以寫成一本至少一千頁的鉅著，書名就叫做《整人為快樂之本：整你千遍也不厭倦》。</text:span><text:span text:style-name="T10"><text:line-break/>   <text:line-break/></text:span><text:span text:style-name="T1">其實，極端特殊的事情不說，光是平常就醫就是一大痛苦。我常為那些識或不識的人寫信，以醫生的身份，幫他們跟他們的醫生說情或解說症狀，請他們的醫生多費心，同時也幫助他們的醫生能夠更迅速準確掌握病情。</text:span><text:span text:style-name="T10"><text:line-break/><text:line-break/></text:span><text:span text:style-name="T1">但是，當我自己成為病人去就醫時，我卻很不喜歡亮出醫生身份，我還是比較喜歡當個普通人，但也因此經常飽受屈辱與折磨，因為我看起來就不是一個貴氣的人，更不像「成功人士」，倒是很像魯蛇。</text:span><text:span text:style-name="T10"><text:line-break/><text:line-break/></text:span><text:span text:style-name="T1">特別是當我越客氣時，遭到的刁難與屈辱就往往越嚴重。學姐常說我太客氣，太沒有架子，而且衣著裝扮太廉價，難怪常會被刁難與羞辱。</text:span><text:span text:style-name="T10"><text:line-break/><text:line-break/></text:span><text:span text:style-name="T1">三，吃人的體制。一般人行路難，權勢者卻飛天鑽地暢行無阻。為什麼呢？因為這是一個吃人的體制。</text:span><text:span text:style-name="T10"><text:line-break/><text:line-break/></text:span><text:span text:style-name="T1">舉個例，最近兩天看到報紙大張旗鼓報導，標題是「仁醫行善助弱勢兒少餐食」。報導說，高雄市政府社會局有個什麼「愛心串連溫情處處</text:span><text:span text:style-name="T10">-</text:span><text:span text:style-name="T1">提供弱勢家庭兒少餐食計畫」，向高雄市診所協會、高雄市醫師公會以及四十八個診所和許多基金會募款，募來的錢一共</text:span><text:span text:style-name="T10">12</text:span><text:span text:style-name="T1">萬，由「仁醫」們出面，捐給高雄市社會局，由局長謝琍琍代表接受。局長稱讚：這是「愛心行善的典範」，將「藉此號召更多團體及企業投入社會福利行列」。</text:span><text:span text:style-name="T10"><text:line-break/><text:line-break/></text:span><text:span text:style-name="T1">你看了這樣一個大張旗鼓、藉以美化施政的所謂溫馨的新聞，心裏做何感想？</text:span><text:span text:style-name="T10"><text:line-break/><text:line-break/></text:span><text:span text:style-name="T1">當然不會有人反對捐款，但是這樣就叫做「仁醫」嗎？這就叫做「愛心行善的典範」嗎？一共</text:span><text:span text:style-name="T10">12</text:span><text:span text:style-name="T1">萬元，平均一個人恐怕捐了不到幾十元。醫生有這麼窮嗎？我應該是全台灣的醫生裏頭最窮的一個，但我長年捐給病患的錢</text:span><text:span text:style-name="T10"><text:s/>(</text:span><text:span text:style-name="T1">其它類型的捐款不算</text:span><text:span text:style-name="T10">)</text:span><text:span text:style-name="T1">，恐怕是</text:span><text:span text:style-name="T10">12</text:span><text:span text:style-name="T1">萬的好幾十倍。我之所以得老實說是因為，一些腦殘一定會說「那你自己又捐了多少錢？」</text:span><text:span text:style-name="T10"><text:line-break/><text:line-break/></text:span><text:span text:style-name="T1">不過，話說回來，我自己其實是沒資格說什麼捐款的，因為別人幫助我的錢同樣也不少。比方說，我有個好朋友同時也是大學同班同學，在我住英國面臨斷炊時，一口氣就借我好像是兩百萬或更多我也記不太清楚了，他也沒要我還。也就是說，我只是把別人幫助我的錢，再幫他捐出去給更需要的人而已。</text:span><text:span text:style-name="T10"><text:line-break/><text:line-break/></text:span><text:span text:style-name="T1">重點不是個人捐多捐少的問題，重點是：那麼多的團體，一共才捐了</text:span><text:span text:style-name="T10">12</text:span><text:span text:style-name="T1">萬，這也值得社會局拿出來大書特書嗎？兒童沒飯吃，所以社會局幫忙跟特定菁英團體乞討式地要來一點錢充門面嗎？這樣的施政好意思拿出來講嗎？</text:span><text:span text:style-name="T10"><text:line-break/><text:line-break/></text:span><text:span text:style-name="T1">當然不是說不能對大眾募款，而是說，這樣一個體制，會不會太荒唐了點？跟美國買武器，幾千億幾千億地買，什麼勞退基金的投資，幾百億幾百億地虧損，各種荒腔走板的政策，例如什麼前瞻計畫，也是幾千幾百億甚至上兆地浮濫編列，各種政策賄選，更是花錢如流水</text:span><text:span text:style-name="T10">....</text:span><text:span text:style-name="T1">種種荒唐作為，罄竹難書。</text:span><text:span text:style-name="T10"><text:line-break/><text:line-break/></text:span><text:span text:style-name="T1">但是，弱勢貧窮家庭的兒童沒飯吃，卻是大張旗鼓宣揚募到了</text:span><text:span text:style-name="T10">12</text:span><text:span text:style-name="T1">萬，說是「愛心行善典範」，它媽的這樣像話嗎？</text:span><text:span text:style-name="T10">12</text:span><text:span text:style-name="T1">萬能給幾個家庭吃多久？</text:span><text:span text:style-name="T10">12</text:span><text:span text:style-name="T1">萬，根本不夠人渣政客們每天在酒店喬利益喬職位玩女人的一夜花費。</text:span><text:span text:style-name="T10"><text:line-break/><text:line-break/></text:span><text:span text:style-name="T1">大家懂我的意思嗎？我們繳稅成立所謂「政府」，是要讓他們這樣子「施政」的嗎？幾千億隨便亂花，真正重要的事卻給個幾萬元就彷彿什麼「德政」。</text:span><text:span text:style-name="T10"><text:line-break/><text:line-break/></text:span><text:span text:style-name="T1">三十幾年前，我的叛亂罪證除了「主張台獨、分裂國土」以及「主張以選票推翻政府」之外，裏頭還有一點就是說我透過宣揚「兒童人權」於海外及聯合國，藉以詆毀政府，挑撥政府與人民的感情，煽惑內亂。在我發表論文，提出「兒童人權」一詞時，「聯合國兒童權利公約」都還不存在，直到一兩年後，也就是</text:span><text:span text:style-name="T10">1989</text:span><text:span text:style-name="T1">年才出現該公約。</text:span><text:span text:style-name="T10"><text:line-break/><text:line-break/></text:span><text:span text:style-name="T1">在那個年代的島內，「人權」一詞是犯大忌的，「兒童人權」更是前所未聞，因為那是我自己發明的，在當年引起很大的社會疑懼與政治報復，讓我嚐到身心俱裂、家破人亡的痛苦。不管此岸或對岸，不論島內或島外，這年代的人們肯定完全無法想像為何為貧病兒童爭取生存權利，卻會招來恐怖的、毀滅式的政治報復。</text:span><text:span text:style-name="T10"><text:line-break/><text:line-break/></text:span><text:span text:style-name="T1">當年促使我去從事兒童權利的運動，主要是因為我念大四那一年，在高醫小兒科見習</text:span><text:span text:style-name="T10"><text:s/>(</text:span><text:span text:style-name="T1">跟實習不一樣，只是看，不參與治療病患</text:span><text:span text:style-name="T10">)</text:span><text:span text:style-name="T1">，我所負責觀察的一個小病人，隔天卻消失了，出院了，病歷上夾著一張紙，寫著</text:span><text:span text:style-name="T10">AAD</text:span><text:span text:style-name="T1">。我看不懂，跑去問護士，什麼是</text:span><text:span text:style-name="T10">AAD</text:span><text:span text:style-name="T1">，她告訴我說，就是「自動出院」</text:span><text:span text:style-name="T10">(Against Advice Discharge)</text:span><text:span text:style-name="T1">，正確翻譯是「不聽勸阻而出院」。</text:span><text:span text:style-name="T10"><text:line-break/><text:line-break/></text:span><text:span text:style-name="T1">我很不解，這個小孩不是還在生病嗎？為什麼他的父母卻堅持不接受治療而要帶他出院？出院不就很快就會死掉嗎？一個主治醫生代替護士回答我說：「沒錢看病啦」。我聽了很難過。後來發現，台灣每年竟然有五千個小孩，因為付不出足夠的醫藥費而死掉。</text:span><text:span text:style-name="T10"><text:line-break/><text:line-break/></text:span><text:span text:style-name="T1">於是，我就花了幾個月的時間，到處查訪找資料，開始去研究台灣兒童的生存處境，包括雛妓、童工、貧窮兒童、流浪兒童等等等，寫了一篇在海外醫學組織的得獎論文，揭露台灣在所謂「經濟奇蹟」底下的兒童悲慘處境。該論文後來翻譯成英文，被聯合國的兩篇關於亞洲兒童生存處境的報告所採用，於是也就成為我的叛亂罪證之一。</text:span><text:span text:style-name="T10"><text:line-break/><text:line-break/>1989</text:span><text:span text:style-name="T1">年</text:span><text:span text:style-name="T10">3</text:span><text:span text:style-name="T1">月</text:span><text:span text:style-name="T10">29</text:span><text:span text:style-name="T1">日，我大六那一年，成立台灣第一個兒童福利團體，幾天後的</text:span><text:span text:style-name="T10">4</text:span><text:span text:style-name="T1">月</text:span><text:span text:style-name="T10">4</text:span><text:span text:style-name="T1">日兒童節，發起示威，擔任總指揮，要求中央開辦「重症兒童免費醫療」以及提高兒福預算與人力編列。</text:span><text:span text:style-name="T10"><text:line-break/><text:line-break/></text:span><text:span text:style-name="T1">當時，讓我很不滿的一點是，當年的國民黨也是亂花錢，同樣也是貪污舞弊</text:span><text:span text:style-name="T10"><text:s/>(</text:span><text:span text:style-name="T1">當然，貪婪程度完全比不上人渣黨</text:span><text:span text:style-name="T10">)</text:span><text:span text:style-name="T1">，但是，兒童青少年的預算卻只是跟美國幾千億買武器的零頭都不到，這樣合理嗎？這就是我們要的政治嗎？這樣一種吃人體制，不應該改變嗎？</text:span><text:span text:style-name="T10"><text:line-break/><text:line-break/></text:span><text:span text:style-name="T1">我真沒想到，時至三十幾年後的今日，卻仍然有那麼多人、那麼多家庭、那麼多兒童，連最基本的溫飽與就醫權利都不可得，而我們卻依舊縱容動輒數以千百億的大貪特貪，縱容炒地皮，縱容官商勾結，縱容自肥與酬庸，縱容各式各樣的圖利私人之荒唐政策，縱容一切貪瀆惡行，縱容一切以所謂「捍衛民主自由」或什麼「加入國際社會」為藉口的抹黑、打壓、貪污與腐敗，卻依舊同樣坐視無數弱勢者為了基本生存而痛苦掙扎、自殘甚至尋求自我毀滅，卻幾乎得不到任何資源，連申請個幾百幾千元的救助金都難如登天。</text:span><text:span text:style-name="T10"><text:line-break/><text:line-break/></text:span><text:span text:style-name="T1">這就是你所引以為傲的什麼民主自由政治嗎？</text:span></text:p>
      <text:p text:style-name="P5"><text:span text:style-name="T9">鄭豐遠</text:span><text:span text:style-name="T1"><text:s/>  |  2020.12.03 13:42   |   </text:span><text:a xlink:type="simple" xlink:href="http://palinfo.habago.org/Entry?Command=Information_PrintForum#FORUM40138"><text:span text:style-name="T2">#</text:span></text:a></text:p>
      <text:p text:style-name="P6"><text:span text:style-name="T1">從輔說得太好了。</text:span></text:p>
      <text:p text:style-name="P5"><text:span text:style-name="T9">孫從輔</text:span><text:span text:style-name="T1"><text:s/>  |  2020.12.03 13:37   |   </text:span><text:a xlink:type="simple" xlink:href="http://palinfo.habago.org/Entry?Command=Information_PrintForum#FORUM40137"><text:span text:style-name="T2">#</text:span></text:a></text:p>
      <text:p text:style-name="P7"><text:span text:style-name="T1">前陣子法國侮辱伊斯蘭教的一連串事件讓我徹底認清一件事，就是言論自由是一種極端主義，而且是最純粹最強烈的那種。和幾乎所有極端思想一樣，所謂言論自由最高價值這種極端思想之所以普及於世，是由於在上位的人為了私利而鼓吹</text:span><text:span text:style-name="T10">(</text:span><text:span text:style-name="T1">但從不實現</text:span><text:span text:style-name="T10">)</text:span><text:span text:style-name="T1">，然後一般人盲目相信，大多數還是毫不懷疑地真心相信，結果受到操弄而對社會造成巨大危害。有一句話說得很諷刺，「在西方，自由、民主、法治的使用方法如下：要打壓自由，就談民主與法治；要打壓民主，就談法治與自由；要打壓法治，就談自由與民主。」</text:span><text:span text:style-name="T10"><text:line-break/><text:line-break/></text:span><text:span text:style-name="T1">如果要給一個組織，一群人，或一個社會設計一套使其運作良善，使所有成員都受益的規則，那麼言論自由絕對不在其內。這道理再簡單不過：一個人怎麼能亂說話呢？怎麼可以自由散播謊言和害人的言論呢？打個比方，沒人會認為使用菜刀的自由是什麼最高價值。菜刀要謹慎地，守規矩地，在廚房裡對著食材使用，才對人有益。如果有人爭取行使菜刀的自由，能隨時隨地隨意往任何目標物移動菜刀，那不是搗亂是什麼？</text:span><text:span text:style-name="T10"><text:line-break/><text:line-break/></text:span><text:span text:style-name="T1">真正有益的是理性討論的自由，更準確說是良好規範下理性討論的空間，而不是什麼言論自由。有害的言論，尤其是有權有勢人的有害言論，當然要好好規範，這是在基本不過的道理。在提供理性討論空間和規範有害言論這兩點上，我認為中國社會要比西方社會好太多了。對於關中天的抗爭訴求，如果還假定對方聽得懂人話的話，應該力爭理性討論的自由，而不是言論自由。</text:span></text:p>
      <text:p text:style-name="P8">鄭豐遠   |  2020.12.03 09:19   |   <text:a xlink:type="simple" xlink:href="http://palinfo.habago.org/Entry?Command=Information_PrintForum&amp;iPage=1#FORUM40136"><text:span text:style-name="T11">#</text:span></text:a></text:p>
      <text:p text:style-name="P9"><text:a xlink:type="simple" xlink:href="https://youtu.be/eX6vJdyZxMQ"><text:span text:style-name="T12">https://youtu.be/eX6vJdyZxMQ</text:span></text:a><text:s/><text:line-break/><text:line-break/>我對陳真說的是再同意不過，西方人普遍不具備基本的理性和良知，自然也缺乏誠信與一致。很多人指責西方所謂雙標，在我看這種指責有點狀況外，因為所謂一致性是有某種前提的，當對方不具備這樣一種基本理性和道德時，你批評他雙標，那不是在講廢話嗎? 你會批評一個騙子騙人嗎? 人家擺明就是要這麼幹的。面對騙子，你應該問他為什麼這麼無恥，或是直接把他抓起來懲罰才對。 <text:line-break/><text:line-break/>西方人說到底，其實就是一種種族傲慢，他不認為其他種族 (特別是中國人) 能和他平起平坐。 <text:line-break/><text:line-break/>我對上面的視頻裡說的，都沒有意見，裡頭說的都是一種基本常識。好來汙看太多，還沒見識過真實西方社會的人不妨看看，讓腦袋清醒一點。</text:p>
      <text:p text:style-name="P8">Ethan   |  2020.12.03 09:13   |   <text:a xlink:type="simple" xlink:href="http://palinfo.habago.org/Entry?Command=Information_PrintForum&amp;iPage=1#FORUM40135"><text:span text:style-name="T11">#</text:span></text:a></text:p>
      <text:p text:style-name="P10">一圖勝千言 <text:line-break/>烏合麒麟的這兩張畫，有空可以看一下 董悠悠 的解讀。 沒想過還有這些含義。 <text:line-break/>佩服外，大概也可以了解西方為何集體跳腳。 <text:line-break/><text:line-break/><text:a xlink:type="simple" xlink:href="https://youtu.be/7SEW9ky-ax0"><text:span text:style-name="T12">https://youtu.be/7SEW9ky-ax0</text:span></text:a><text:s/><text:line-break/></text:p>
      <text:p text:style-name="P8">五元   |  2020.12.03 07:21   |   <text:a xlink:type="simple" xlink:href="http://palinfo.habago.org/Entry?Command=Information_PrintForum&amp;iPage=1#FORUM40134"><text:span text:style-name="T11">#</text:span></text:a></text:p>
      <text:p text:style-name="P11"><text:span text:style-name="T13">澳貌岸然,一首歌道盡帝國主義的真面目 <text:line-break/><text:line-break/>"我可以做,你不能說" <text:line-break/><text:line-break/></text:span><text:a xlink:type="simple" xlink:href="https://www.youtube.com/watch?v=3HeInBDnYpQ&amp;;list=LL&amp;;index=1&amp;;t=52s"><text:span text:style-name="T14">https://www.youtube.com/watch?v=3HeInBDnYpQ&amp;;list=LL&amp;;index=1&amp;;t=52s</text:span></text:a></text:p>
      <text:p text:style-name="P8">陳真   |  2020.12.03 02:44   |   <text:a xlink:type="simple" xlink:href="http://palinfo.habago.org/Entry?Command=Information_PrintForum&amp;iPage=1#FORUM40133"><text:span text:style-name="T11">#</text:span></text:a></text:p>
      <text:p text:style-name="P10">言論自由可以休矣 <text:line-break/><text:line-break/>陳真 <text:line-break/><text:line-break/>2020. 12. 03. <text:line-break/><text:line-break/><text:line-break/>最近，「中天新聞」有個節目，透過朋友來找我，問我是否願意受訪，我婉拒了。我有一百個婉拒的原因，其中一個原因是我沒辦法在別人或社會大眾所普遍設定的「問題架構」底下去談事情。 <text:line-break/><text:line-break/>上個世紀末(當時我還有點綠)，民進黨剛提出所謂「愛台灣」的口號時，我很驚訝，很受不了，於是就公開開罵了，寫一些公開信和私人信和過去的同志與好友們決裂，從此站在對立面。為什麼呢？因為這就是法西斯，這就是台灣開始要再度走入法西斯的一個強烈訊號，我絕不可能與之為伍。於是，有一些媒體跑來找我或寫信來採訪(我那時剛去英國念書)。 <text:line-break/><text:line-break/>結果呢，採訪了半天，報導出來竟然變成是：「陳真表示，愛台灣應該要有各種不同方式；大家作法不同，但我們都是愛台灣。」他媽的我有這麼蠢嗎？我是在主張那樣一種低能反智的思維嗎？ <text:line-break/><text:line-break/>透過這個例子，我想說的是：「問題架構」很重要，它才是意義的來源；架構不同，意義也就截然不同。 <text:line-break/><text:line-break/>我不知道「中天」要採訪我什麼，倘若是有關「中天被關台」的事，我大概能想像，一般人大概又要說些什麼「監督政府」或什麼「言論自由」之類的主流蠢話了。人們要這麼想事情，我沒辦法，但那畢竟不是我的想法。 <text:line-break/><text:line-break/>我從來沒有要「監督」什麼「政府」，我沒那麼蠢；我更不相信什麼言論自由。 <text:line-break/><text:line-break/>我不敢說我懂得全世界，但我至少懂得西方，懂得東方，懂得世界上一些主要國家的政治與社會運作方式；除了香港做為一個「不設防的城市」算是個不幸的例外之外，我從未見過哪個社會或國家有什麼言論自由可言。 <text:line-break/><text:line-break/>特別是我十分熟悉的英國或歐洲，言論自由就像鬼一樣，從未有人見過；我只見過這些國家滴水不漏的思想控制與言論管制。哪個國家在這一點上放鬆，或是被敵人給滲透入侵、掌控了教育與話語權或NGO，那它就會像香港或中東許多國家那樣，成為敵人的囊中物，隨時都有可能陷入恐怖的血腥動亂或戰亂。 <text:line-break/><text:line-break/>人渣黨雖然到處是人渣，但人渣並不笨，他們知道如何鬥爭，如何傷害敵人，如何洗腦大眾。重點是：就讓他們儘管去做他們想做的吧！我們當然很不爽，但也只能訴諸自己培養更大的能力去打倒他們，而不是進行什麼「言論自由」的道德勸說。最好是將來能夠把人渣們統統繩之以法，該關的關，該槍斃的槍斃，而不是跟人渣們講什麼言論自由或什麼監督政府，那真的是太蠢了。 <text:line-break/><text:line-break/>人渣們自然就會去做他們想做的，而我們也一樣，儘管去做我們該做的，比方說報社電視台等媒體，財力夠，那就應該盡全力去調查揭發弊案。你該做的是打擊敵人，打擊惡行，把敵人惡棍給打倒，而不是很沒出息地去跟敵人懇求什麼言論自由。 <text:line-break/><text:line-break/>哪天，當我們成為勝王敗寇之勝者一方時，拜託大家腦筋清醒一點，多多向西方看齊，學學人家西方國家如何洗腦，如何消滅異己，如何監視每個人的一舉一動一言一行，如何滴水不漏地控制言論與管控思想，那才是政治的真實樣貌。 <text:line-break/><text:line-break/>這當然不是真理，不是社會發展的必然或應然途徑，但它至少是在可預見的將來之中，社會發展與政治角力 (如果鬥爭一詞太難聽的話) 的前提要件。 <text:line-break/><text:line-break/>我並不是贊成關中天，但我也不反對。這意思是說，就像在戰場上，我當然不會贊成我方人員被殺，但我也不會說我反對，因為它跟贊成或反對無關，它就只是一種舉世皆然、西方尤烈的鬥爭本質與社會發展常態。 <text:line-break/><text:line-break/>越是所謂民主國家，言論控制與思想管制與洗腦以及人民監控得越是滴水不漏；信不信你每天小了幾次便、寫過多少情書CIA都知道，如果它想知道的話。在西方社會，不信你去街頭上或網路上或生活中與工作上，表演一下不符合主流思想的言論自由讓我看看，說幾句政治不正確的話給大家聽聽，或是組織一個反政府的社運團體試試，看看你會得到什麼樣的後果。 <text:line-break/><text:line-break/>哪天，當我們成為勝王敗寇之勝者一方時，拜託大家腦筋清醒一點，多多向西方看齊，多多跟人渣黨學學，像什麼自由時報、蘋果日報或什麼民視、三立，該關台的就要關，該改組的就要改組，根本就不應該容許那樣一種整天造謠抹黑、鼓吹族群仇恨的邪惡言論的存在。 <text:line-break/><text:line-break/>我們應該向敵人學學如何全面洗腦，如何滴水不漏地管控言論與思想，但有一點我是無論如何都反對去學的，那就是造謠抹黑與撒謊。這是西方社會除了美元霸權、軍事與高科技之外，最厲害的一項致命武器：鋪天蓋地地造謠，妖魔化敵人。 <text:line-break/><text:line-break/>我承認它效果非常好(看看美國近二十幾年來所藉以發動的無數侵略戰爭，就知道它的厲害)，但我認為這是一種病態，極其邪惡，對於人類長久的社會發展絕對是有害的。邪惡的東西就跟癌細胞一樣，短期內擴張生長能力很強，但它會有反噬效果，它終究會吞噬自身的基本理性與良知。 <text:line-break/><text:line-break/>祖國之所以值得尊敬是因為，它在社會發展及國家崛起的過程中，始終堅持正直的方法與光明磊落的手段，而不是依靠下三濫的無數謊言造謠與抹黑；而西方國家卻恰恰相反，它幾乎沒有一句話是可信的。</text:p>
      <text:p text:style-name="P8">陳真   |  2020.12.03 02:19   |   <text:a xlink:type="simple" xlink:href="http://palinfo.habago.org/Entry?Command=Information_PrintForum&amp;iPage=1#FORUM40132"><text:span text:style-name="T11">#</text:span></text:a></text:p>
      <text:p text:style-name="P9">你是 AI 嗎？   <text:line-break/><text:line-break/>陳真 <text:line-break/><text:line-break/>2020. 12. 03. <text:line-break/><text:line-break/><text:line-break/>小時候，到處有「反攻大陸解救同胞」的標語，沒想到有一天，我們卻期待中共趕緊來解救台灣同胞。台灣這種醜惡貪婪以詐騙撈錢為本質、極度扭曲病態的幫派分贓政治以及吸血啃骨的美帝殖民剝削體制，真是讓人受夠了。 <text:line-break/><text:line-break/>真是很難想像，怎麼會有人品性與智能低劣到竟然會去支持民進黨。這個人渣黨，把過去舊國民黨的所有惡行與貪婪全部變本加厲地複製一遍，重新搬上銀幕。 <text:line-break/><text:line-break/>黨外時，人們常質疑說「對岸共匪謀我日亟，而蔣公則是民主的燈塔，世界的偉人，國民黨是如此的民主自由 (美國當年的一貫說法)，哪裡不好？為什麼你還要反對它？」做為一個黨外人士，每當有人這樣問我，我就有一種無語問蒼天的感覺，很無奈，那就好像有人質疑說「大便如此營養豐富，香氣四溢，為什麼你還要嫌它臭？」 <text:line-break/><text:line-break/>當年國民黨的邪惡，昭昭在目，但是人們依舊完全視而不見，聽而不聞，就如同今日的人渣黨，各種貪婪醜惡行徑，天天上演，根本數不清，而且肆無忌憚，無法無天為所欲為到一種極端病態瘋狂的地步，但是，人們依舊會質疑你：「對岸共匪謀我日亟，民進黨如此民主自由，如此愛台灣顧鄉土，哪一點不好？為什麼你還要反對它？」 <text:line-break/><text:line-break/>我常覺得，就算是千手觀音，日夜不停地書寫，也不可能寫得完這個人渣黨罄竹難書的貪婪齷齪與邪惡。 <text:line-break/><text:line-break/>其實，重點不是醜陋行徑之數量有多少，重點是：不管骯髒齷齪事如何明目張膽，不管它數量如何龐大，不管它如何顯而易見，一般人其實根本視而不見，甚至引以為榮。 <text:line-break/><text:line-break/>人類普遍智能之低劣，實難想像；任何人只要控制了媒體與教育，並且只要臣服於美國，就能控制絕大部份人的思想與行為。事實上，並沒有幾個人擁有自主判斷力，幾乎全是同一家工廠製造出來的「人工智慧」(AI)，就像電子雞，就像程式軟體之於電腦，所謂思想與行為全是被設定好的，隨時可植入、可修改的，絕大部份人其實毫無半點是非判斷的能力。 <text:line-break/><text:line-break/>有些人因為某些原因而反民進黨，但這並不意味著他的腦袋就必然是清醒的。 </text:p>
      <text:p text:style-name="P8">陳真   |  2020.12.02 12:21   |   <text:a xlink:type="simple" xlink:href="http://palinfo.habago.org/Entry?Command=Information_PrintForum&amp;iPage=1#FORUM40131"><text:span text:style-name="T11">#</text:span></text:a></text:p>
      <text:p text:style-name="P10">澳洲軍隊泯滅人性 <text:line-break/><text:line-break/>陳真 <text:line-break/><text:line-break/>2020. 12. 02. <text:line-break/><text:line-break/><text:line-break/>我常想多寫，有憑有據地寫，但時間壓縮到幾乎已經都不用睡覺了，體力不斷透支，生活非常辛苦，只能隨手零星寫一點。大多時候，我常陷入一種兩難，一方面公私繁忙，實在疲憊不堪，很想儘可能找一點零星時間休息，就算閉目養神一分鐘也都已是莫大幸福。但是，另一方面，卻又很想要硬撐，想挖出更多體力和時間寫些東西，希望人們睜大眼睛，看清善惡真相。 <text:line-break/><text:line-break/>我對澳洲那個調查報告很反感，報告指出澳洲軍隊拿數十名阿富汗平民百姓與俘虜當箭靶，練習殺人，濫殺無辜，藉著殺人取樂，其中包括數名兒童；澳軍割斷兒童的咽喉，說是幫他們「放血」，把人當成雞鴨牛羊一般宰殺取樂，然後把屍體塞入麻布袋丟棄河中。 <text:line-break/><text:line-break/>承認「錯誤」不是很好嗎？為何令人反感？因為，這是一種煙霧彈，讓你以為他們所犯下的罪行僅僅只是數十條人命。事實上，英美澳等西方國家近二、三十年來所犯下的反人道罪行是數以千萬條人命計，甚至上億人口傷亡，而不是什麼區區數十名平民百姓。那些裝模作樣的所謂調查報告內容，只不過是西方軍隊的「日常消遣」，只是大規模血腥屠殺暴行底下一些連零頭都根本稱不上的「日常小事」。 <text:line-break/><text:line-break/>比方說，十多年前，因為美軍內部私人恩怨，軍隊中有人爆料同袍對一個三代同堂、擁有二十多名家族成員的伊拉克家庭進行滅門屠殺，包括老人、小孩與幼童，全數殺害。這事情曝光後，調查屬實，但主流媒體依舊淡化處理或根本不報導。重點是，這樣的一種姦殺擄掠，根本就是常態，而非特例。 <text:line-break/><text:line-break/>那件事情是這樣：幾名美軍，夜裏無聊，於是相約外出找樂子，想找女人強姦。於是來到一戶人家，一夥人輪姦了家中幾名少女，並且把少女全家二十多口人全部殺害。這幾名美軍，回到部隊後還洋洋得意，向同袍炫耀今晚令人興奮的「夜遊行動」。後來這些美軍都被判刑。 <text:line-break/><text:line-break/>重點是：這豈是特例？這根本就是常態，他們根本不在乎他人性命。 <text:line-break/><text:line-break/>你看，這回澳洲的調查報告出現後，澳洲主流媒體居然說「軍隊本來就是要殺人，憑什麼要來調查我們？」中國有位畫家畫了一幅圖，圖中澳軍割喉一名阿富汗兒童。此畫一出，澳洲總理居然暴跳如雷說，「中國應該對這張圖感到可恥」，要中國政府道歉。法國政府也跳出來幫腔說，這張圖是「對於在中東參戰的各國軍隊之侮辱」。 <text:line-break/><text:line-break/>很離譜吧？這就好像一個長年以來四處強姦殺人的惡魔，看到有人批評他，就跳出來罵人「可恥」。 <text:line-break/><text:line-break/>事實上，中國畫家畫的那張圖，只不過是西方血腥侵略暴行的億萬分之一而已。遠的不說，就說三年前吧，也就是2017年7月，國際特赦組織發表了一篇五十多頁、針對伊拉克大城摩蘇爾 (Mosul) 平民傷亡的調查報告，名稱叫《不計代價：伊拉克摩蘇爾西部人道災難》(《AT ANY COST THE CIVILIAN CATASTROPHE IN WEST MOSUL, IRAQ)： <text:line-break/><text:line-break/><text:a xlink:type="simple" xlink:href="https://bit.ly/3oeFNWD"><text:span text:style-name="T12">https://bit.ly/3oeFNWD</text:span></text:a><text:s/><text:line-break/><text:line-break/>這裏有簡短文字報導，標題是《國際特赦組織指控澳洲在伊拉克之戰爭罪行》： <text:line-break/><text:line-break/><text:a xlink:type="simple" xlink:href="https://bit.ly/3lvex4D"><text:span text:style-name="T12">https://bit.ly/3lvex4D</text:span></text:a><text:s/><text:line-break/><text:line-break/>國際特赦組織 (簡稱AI) 的調查報告指出：在侵略伊拉克的戰爭罪行方面，澳洲排名第二，第一名則是美國。AI 總部發言人Diana Sayed 指控，美澳聯軍在摩蘇爾大城人口稠密之住宅區進行大規模轟炸，殺害超過一萬三千名伊拉克平民百姓，其中許多兒童遭到機槍射殺或死於轟炸；一些社區，幾乎全員死亡，僅剩幾位活口。 <text:line-break/><text:line-break/>聯合國人權事務高級專員辦事處 (Office of the United Nations High Commissioner for Human Rights) 的主管Zeid Al Hussein亦譴責西方聯軍暴行，多次「敦促」他們應該遵守相關國際人道法律。 <text:line-break/><text:line-break/>報告指出，ISIS 同樣犯下屠殺數以百計平民之戰爭罪行，但聯合國人權事務高級專員辦事處表明，美澳聯軍之大規模轟炸才是平民死亡的主要原因，並在短短幾天內造成一百多萬伊拉克人淪為難民，四處逃難，朝不保夕。美澳聯軍承認他們轟炸平民住宅，但表示「平民住宅同樣也可以是我們的軍事攻擊目標」。 <text:line-break/><text:line-break/>我實在很不想再寫這些，因為西方國家四處侵略、泯滅人性的殘酷血腥資料實在太多太多了，姦殺擄掠，無惡不作，毫無人性。我已經寫了二十幾年。重點是：你在乎嗎？還是你仍然要繼續蒙蔽自己的雙眼、繼續自欺欺人說西方社會是什麼民主自由與人權的典範？事實上，他們比納粹還要恐怖血腥千百倍！而且，我跟你說，當今之中國，才是在真正意義上力行公義、而且是人類歷史上人權與自由最大而且是惟一的捍衛者。 <text:line-break/><text:line-break/>你一定不信我說的，但是，若干年後，我所說的，將會只是一種常識；而我們居然得花費數十年去陳述一個如此顯著的事實。媒體與教育洗腦的控制力量實在很驚人，善惡易位，顛倒是非黑白，讓人完全盲目。</text:p>
      <text:p text:style-name="P8">鄭豐遠   |  2020.12.02 05:50   |   <text:a xlink:type="simple" xlink:href="http://palinfo.habago.org/Entry?Command=Information_PrintForum&amp;iPage=1#FORUM40130"><text:span text:style-name="T11">#</text:span></text:a></text:p>
      <text:p text:style-name="P9">澳洲總理莫里森因為一副漫畫要求中國政府道歉。我可以做！但是你不能說！ <text:line-break/><text:a xlink:type="simple" xlink:href="https://youtu.be/zHMWEWQ1pkg"><text:span text:style-name="T12">https://youtu.be/zHMWEWQ1pkg</text:span></text:a><text:s/><text:line-break/><text:line-break/>*那張畫的原作者，昨天又畫了一張圖回應澳大利亞總理莫里森: <text:line-break/><text:a xlink:type="simple" xlink:href="https://www.guancha.cn/internation/2020_12_01_573186.shtml"><text:span text:style-name="T12">https://www.guancha.cn/internation/2020_12_01_573186.shtml</text:span></text:a><text:s/><text:line-break/><text:line-break/>做為一個台灣人，對許多台式整人文化並不陌生。當初選擇移民，原因之一就是實在沒辦法喜歡這種喜歡恃強凌弱的野蠻社會。西方社會，至少在當時，給我的感覺各方面比較文明，生活起來比較沒那麼痛苦。五年過去了，五年裡發生了許多事，和許多人一樣，我可以算是親自用雙眼認清了所謂西方社會文明面具下的真實面孔。那種感受和認知對於一般人而言，我感覺還是挺有難度的，沒有一點想像力，你看了再多視頻或新聞都很難真正明白。 <text:line-break/><text:line-break/>倘若你能理解我所理解的，想像我能想像的，那你大概也會覺得西方反華恐華是天經地義，毫無違和感的。自古以來正邪不兩立，在魔鬼眼中，天使當然就是敵人，他不反你，豈不愧對自己? <text:line-break/><text:line-break/>雖然我活在台灣和澳洲，但不論個人生命順遂挫折，我其實對台灣和澳洲都沒意見了，某個意義上我早已把它們拋諸腦後，不再有任何期待和關注。我的意思是說，它們不會改變的，因為它們只是隸屬於某種自上而下的機械關係中，屬於底部的一個連動的零件。零件本身沒有意志，它怎麼轉動要看頂層裝配是怎麼設計。 <text:line-break/><text:line-break/>這也就是說，頂層的結構 (中美關係) 改變了，其下所有的零件才會朝著各自所屬的路徑去變化。你真正該期待的是整個中美關係的變化消長，只有中國徹底復興強大，才能制止這一切惡行。 <text:line-break/><text:line-break/>講這些，沒幾個人信吧? 而且有點打高空，不痛不癢，人畢竟是活在生活裡，不是活在留言版。生命很讓人困惑，今天要是讓我回到五年前，我恐怕不會選擇澳洲作為離開台灣的目的地，而會毫不猶豫奔向祖國的懷抱。 <text:line-break/><text:line-break/>可若沒有澳洲五年，我卻不可能有這樣的想法。 <text:line-break/></text:p>
      <text:p text:style-name="P8">張萬康   |  2020.12.02 04:19   |   <text:a xlink:type="simple" xlink:href="http://palinfo.habago.org/Entry?Command=Information_PrintForum&amp;iPage=1#FORUM40129"><text:span text:style-name="T11">#</text:span></text:a></text:p>
      <text:p text:style-name="P12"><text:span text:style-name="T13">分享北京一個眼科醫師陶勇的文章 <text:line-break/>《陶勇醫生：我不再糾結於那個人為什麼要殺我》 <text:line-break/></text:span><text:a xlink:type="simple" xlink:href="https://mp.weixin.qq.com/s/YX48gNtJ_okCa4xvd1byDA"><text:span text:style-name="T14">https://mp.weixin.qq.com/s/YX48gNtJ_okCa4xvd1byDA</text:span></text:a><text:span text:style-name="T13"><text:s/></text:span></text:p>
      <text:p text:style-name="P8">陳真   |  2020.12.01 20:55   |   <text:a xlink:type="simple" xlink:href="http://palinfo.habago.org/Entry?Command=Information_PrintForum&amp;iPage=1#FORUM40128"><text:span text:style-name="T11">#</text:span></text:a></text:p>
      <text:p text:style-name="P9">整人為快樂之本：整你千遍也不厭倦(二) <text:line-break/><text:line-break/>陳真 <text:line-break/><text:line-break/>2020. 12. 01. <text:line-break/><text:line-break/><text:line-break/>謝謝各方回應。不過，大家可能有點誤會，車子被撞的事，跟前文裡頭提到的「五年來的『某個遭遇』」完全是兩回事，絲毫不相干。 <text:line-break/><text:line-break/>那個「遭遇」十分離奇，難以訴說；就算說了，外人恐怕也難以理解，難以相信，一定會以為我是在開玩笑。 <text:line-break/><text:line-break/>比方說，你能相信我和學姊過去四、五年來（特別是三年來）不斷被迫得證明自己是個有愛心有人性的人而且不是智障嗎？ <text:line-break/><text:line-break/>很難想像吧！？但是事實遭遇就是這樣，整人無極限，非常惡劣、離譜且荒唐；不是整人整四、五天哦，而是四、五年，累積上萬封信件，三天兩頭層出不窮的各種折磨，永遠寫不完的思想報告與心得匯報，就算是文革思想改造，應該也不至於這麼痛苦、離譜而且持續多年。 <text:line-break/><text:line-break/>如果有人幾年來不斷要你證明你有愛心而且不是智障，不斷要你寫報告，要你做各種荒唐離譜之事來證明你的某種內心狀態或某種情感，你會有何感想？ <text:line-break/><text:line-break/>除了被迫得證明形而上的世界之外，形而下的部份也得一一證明。比方說，假設有人要一個國內外資歷長達三十年的精神科專科醫師去證明自己懂得精神醫學知識，然後不管他出示多少學經歷都沒用，一概不予承認，因此必須被迫不斷回去幼兒園上課，學習怎麼寫ㄅㄆㄇㄈ，累積時數五百個小時才算通過第一階段考核。 <text:line-break/><text:line-break/>你夾著尾巴，乖乖接受幼兒園課程五百個小時，然後對方說這樣還不夠，必須在六個月內日行一善，累積點數達至少一百八十分才行。然後你也乖乖照辦了，每天隨時在馬路上尋找落單的老太太，強迫扶持她過馬路，而且要錄影拍照存證，好不容易累積點數達標。 <text:line-break/><text:line-break/>但是，這樣還不夠，愛心表現得仍然還不夠充份，必須再去老人院唱歌跳舞給老人看；如此實習三個月，看看能不能通過愛心考核。 <text:line-break/><text:line-break/>就是類似這樣的整人法，花樣繁多，不勝枚舉。 <text:line-break/><text:line-break/>而且，經過調查，被考核人陳真思想偏激，文筆狗屁不通，動不動就寫「他媽的」等污言穢語，顯然缺乏內涵，人格有問題，應該繼續嚴加管訓與考核。更可怕的是，經過google發現，此人居然支持「國民匪黨」，「心向對岸祖國」。這是絕不允許的，必須管訓再管訓，考核再考核。 <text:line-break/><text:line-break/>我們之所以被整的原因大約有四： <text:line-break/><text:line-break/>一，我們被認定為衰尾道人，無權無勢無靠山，所以可儘量整著玩沒關係。  <text:line-break/><text:line-break/>二，我們不肯被敲詐勒索，不肯交付「贖金」。 <text:line-break/><text:line-break/>倘若我們願意給個比方說三十萬或五十萬，一切問題將瞬間消失，一切困難將不是困難。 <text:line-break/><text:line-break/>三，除了不願交付勒贖金，更慘的是我們從來沒有對低能到爆的、掌管該項事務的人們逢迎拍馬。 <text:line-break/><text:line-break/>四，更根本的原因是我們很不幸被認定「支持國民匪黨」，而且「心向對岸祖國」，不整你要整誰呢？ <text:line-break/><text:line-break/>有人跟我說，為了結束這一切永無止境的折磨，該是我展現政治肌肉的時刻了。不用多，只要我展現萬分之一的政治肌肉和罄竹難書的豐功偉業，那些作威作福的小癟三們將屁滾尿流，馬上得打包回家吃自己。  <text:line-break/><text:line-break/>問題是，我哪來「政治肌肉」？我跟人渣黨誓不兩立，過去所有所謂同志如今全部站在對立面，我恰恰就是這個綠色時代的俎上肉，哪來肌肉？  <text:line-break/><text:line-break/>當然，事情也有可能不是這樣。過去那些所謂同志們，如今個個是黨國元老，呼風喚雨，權傾一時，整個台灣猶如囊中物；隨便打個噴嚏，馬上就能把一堆小癟三給丟進垃圾桶，權勢大老們說不定會十分樂意藉此為我做點「改革」。 <text:line-break/><text:line-break/>問題是，這並不是我希望看到的；我希望看到的不是結果，而是達成某種結果的原理之盛行；凡事總該依照原則與是非來進行，而不是比拳頭、秀肌肉。 <text:line-break/><text:line-break/>但是，也許有那麼一天，等我先「齊家」之後，再來治國平天下。等我先把「家長」這個角色做好，再來為天下或島內千千萬萬的無辜生命看能不能做點什麼。 <text:line-break/><text:line-break/>大家應該看不懂我們到底是遭逢什麼離奇遭遇。看不懂就算，但內在原理其實都是一樣的。政治有大有小，大如牽扯億萬人之國際政治，小如一人掌管之業務事項，其實都不脫基本人性善惡。有權力之處，就有政治，就有人性善惡之充份展現。 <text:line-break/><text:line-break/>至善難尋，至惡卻昭昭在目，為所欲為，整人無極限，極其荒唐。 <text:line-break/><text:line-break/>這兩天有夜診，晚上病人比較少，剛剛看到良哲傳來一段影片： <text:line-break/><text:line-break/><text:a xlink:type="simple" xlink:href="https://bit.ly/3msh00Z"><text:span text:style-name="T12">https://bit.ly/3msh00Z</text:span></text:a><text:s/><text:line-break/><text:line-break/>我看了前面半分鐘，心裡就難過了，沒法再往下看。我這一生，一切所作所為，無非就是出於此，而不是出於什麼理念或政黨；心裡想說的，任憑千萬言，卻全然說不上來，只能說些粗鄙語言，講述些干燥事實，期待人們的心領神會，期待人們認識生命滄桑，懷弱惜幼，深埋心底永不遺忘。</text:p>
      <text:p text:style-name="P8">Ethan   |  2020.12.01 20:51   |   <text:a xlink:type="simple" xlink:href="http://palinfo.habago.org/Entry?Command=Information_PrintForum&amp;iPage=1#FORUM40127"><text:span text:style-name="T11">#</text:span></text:a></text:p>
      <text:p text:style-name="P10"><text:a xlink:type="simple" xlink:href="https://user.guancha.cn/main/content?id=421756"><text:span text:style-name="T12">https://user.guancha.cn/main/content?id=421756</text:span></text:a><text:s/><text:line-break/>最近一位畫家，畫了澳洲士兵殺害平民的畫。 <text:line-break/><text:line-break/>之後陸續有澳洲，紐西蘭，法國等政治人物出路批評這個畫家的畫。 <text:line-break/><text:line-break/>應該是有效果，所以他們才這麼憤怒。</text:p>
      <text:p text:style-name="P8">陳真   |  2020.12.01 17:38   |   <text:a xlink:type="simple" xlink:href="http://palinfo.habago.org/Entry?Command=Information_PrintForum&amp;iPage=1#FORUM40126"><text:span text:style-name="T11">#</text:span></text:a></text:p>
      <text:p text:style-name="P9">我有打電話給凶手了，對方相當「有個性」，我倒是一貫夾著尾巴做人，一直說抱歉打擾，只差沒說「抱歉，害你撞爛我的車」。後來話沒講完就被掛掉電話，對方還丟下一句「等通知」。我就再等等看。 <text:line-break/><text:line-break/>沒事，謝謝阿水。</text:p>
      <text:p text:style-name="P8">阿水   |  2020.12.01 17:09   |   <text:a xlink:type="simple" xlink:href="http://palinfo.habago.org/Entry?Command=Information_PrintForum&amp;iPage=1#FORUM40125"><text:span text:style-name="T11">#</text:span></text:a></text:p>
      <text:p text:style-name="P10">陳醫師好， <text:line-break/><text:line-break/>取得停車場監視錄影的幾個建議： <text:line-break/><text:line-break/>1.向轄區派出所提出毀損罪的告訴： <text:line-break/>就您所述，警方應該是把這事件當成是民事糾紛及非道路交通事故來處理，所以請把您先前向保險公司人員所述懷疑肇事者是蓄意的緣由，改向警方正式提出刑事告訴，由警方調取監視錄影是否有故意毀損的罪證。 <text:line-break/><text:line-break/>2.向停車場監視錄影所在地法院聲請保全證據： <text:line-break/>相關法條如下： <text:line-break/><text:a xlink:type="simple" xlink:href="https://law.moj.gov.tw/LawClass/LawParaDeatil.aspx?pcode=B0010001&amp;;bp=36"><text:span text:style-name="T12">https://law.moj.gov.tw/LawClass/LawParaDeatil.aspx?pcode=B0010001&amp;;bp=36</text:span></text:a><text:s/><text:line-break/>若是單純的民事糾紛，警方沒有權力可以調，可向民事法院聲請保全證據，並將您的保全證據聲請狀影本（含法院收狀戳）寄給停車場所屬公司，請該公司保留錄影內容，以待法院調取保全證據，以維消費者權益。 <text:line-break/><text:line-break/>雖然台灣不算是及格的法治社會，但是用對「通關密語」就比較能行得通；但不保證能很順利的通，這就是不及格的地方。</text:p>
      <text:p text:style-name="P8">陳真   |  2020.12.01 02:45   |   <text:a xlink:type="simple" xlink:href="http://palinfo.habago.org/Entry?Command=Information_PrintForum&amp;iPage=1#FORUM40124"><text:span text:style-name="T11">#</text:span></text:a></text:p>
      <text:p text:style-name="P9">整人為快樂之本：整你千遍也不厭倦 <text:line-break/><text:line-break/>陳真 <text:line-break/><text:line-break/>2020. 12. 01. <text:line-break/><text:line-break/><text:line-break/>到底要怎麼做，才能調閱私人土地上的監視器？ <text:line-break/><text:line-break/>上周五，一家三口去吃麵，停在某個大約僅有20個車格的私人停車場。吃完回來後發現，車子竟然被撞扁了！連車門都打不開。於是打了110 報警。跟警方通話的當下，我發現車窗上有一紙條，寫著「你的車子被車牌xxx的小客車撞到，請和xx派出所連繫。」 <text:line-break/><text:line-break/>我問警察，「你們要派人過來嗎？」警察說「那是私人土地，不屬一般平面道路交通事故，我們不會派人過去。」我說：「所以你們不會過來？」警察說「是的，我們不會過去」。我說：「那麼，這張紙條是誰寫的？」警察說：「哦...err..，是我們寫的啦。」我說：「所以你們已經來過現場？」警察有點慌張地說「對啦」。 <text:line-break/><text:line-break/>我說：「所以？現在是什麼情況？」警察說：「你就等對方的保險公司跟你連繫。」我說「什麼時候會連繫？」警察說：「不知道。」我說「萬一他們一直都不連繫，我要等多久才可以主動跟對方連繫？」警察支支吾吾地說「等兩個月吧？」我說「這樣不會超過追訴期嗎？」警察說：「不會不會，永遠都有效。」(他大概以為我是白痴) <text:line-break/><text:line-break/>我說，「那我假如等了兩個月都沒有人跟我連繫怎麼辦？」警察說：「那你到時候再來找我們。」我說：「為什麼不能現在就告訴我對方是誰？」警察說「不行，對方不願意透露姓名和電話。」(我心裏很納悶，那麼為什麼警察就可以透露我的姓名和電話給對方？)  <text:line-break/><text:line-break/>我覺得有點雞同鴨講，於是就表示感謝，掛掉電話。掛掉之前，我問說「下回連繫，我應該找哪位警員？」警察說「你就報你的車牌號碼及事故原因就行。」 <text:line-break/><text:line-break/>接著，我就把扁掉的車子拍照錄影存證，然後打給停車場，說我要調閱監視器。場方說不行，必須由警察來調閱才行。我說「可是警察說他們無權處理。」場方客服人員堅持一定要警方來調閱才行，而且叫我動作要快，否則帶子會洗掉。 <text:line-break/><text:line-break/>為了不過度打擾警察，以免妨礙高雄日益敗壞的治安，直到隔天早上，我才又去電警察局。這回換另一名警員接聽，於是我只好把故事再說一遍。 <text:line-break/><text:line-break/>警察乙說，「你現在還在現場嗎？」我說「沒有，那是昨晚的事了。」警察乙說「昨天我們同事沒有給你單子嗎？」我說「沒有。」警察說：「你要先去現場，找到停車場的人，然後再通知我們過去。」我問說，「我該準備一些什麼？」警察說「帶個隨身碟應該就夠用。」 <text:line-break/><text:line-break/>於是我又只好再度打電話給停車場，把故事又再說一遍。客服中心在台北，而停車場卻是在高雄，所以現場不會有人。場方依舊堅持要警察先打個電話給他們，他們就會馬上備份，會把我要的撞車影像交給警方，然後我再去跟警察拿。 <text:line-break/><text:line-break/>我只好又再度打給警察局，這回是員警丙，於是我又得把故事從頭再說一遍。員警丙說：「不需要我們打電話過去調閱。你就找你的保險公司來找我們就行。」我說「麻煩你們就打個電話過去，不是更快？保險公司周六日說沒有人員上班，無法處理。」 <text:line-break/><text:line-break/>警察丙敷衍兩句，聽起來依然不願打電話給停車場，而且問我「為什麼不直接找撞我車子的人？」我說「你們同事說對方的身份資料不能讓我知道。」警察丙馬上說「為什麼不能讓你知道對方？不知道對方是誰，要怎麼處理？」於是就告訴我對方姓名及電話。 <text:line-break/><text:line-break/>以上只是簡略描述，事實上過去這四天，我就一直在反覆打電話給警察局和停車場及保險公司，請他們調閱監視器。但是，三方就是這樣互相推來推去。他們推來推去所耗掉的時間是四天，而警察打一通電話過去調閱帶子卻只需要一分鐘，偏偏就是大家都不願處理，而是拼命推給對方。 <text:line-break/><text:line-break/>今天周一，保險公司上班了，費了九牛二虎之力，找到一位據說是負責我這個案子的保險員。我懇請他趕緊打電話給警察局，幫我調閱監視器，否則帶子隨時會洗掉。我說「這是警察要求的，警方堅持必須是保險公司和他們連繫，他們才能處理。」 <text:line-break/><text:line-break/>沒想到，保險員依舊置若罔聞，只說「我們通常只會跟警方要資料。」我說「但是我還是需要監視器。」但他似乎很不耐煩，匆匆掛掉電話，只說會傳簡訊給我，告訴我怎麼做。 <text:line-break/><text:line-break/>不久後，簡訊傳來，上面寫著保險公司的連絡電話與分機號碼，寫說「若有疑問，請用該分機連絡」，並且留下一個email帳號。 <text:line-break/><text:line-break/>於是我就馬上寫了封email，我寫說： <text:line-break/><text:line-break/>「我需要監視器，因為我想知道對方是否蓄意，以及究竟他是撞了一次或兩次？為何我的車子會出現兩個撞擊點？而且，我也想知道，在那麼小的停車場空間內，為何撞擊力道會如此巨大？使得整個車門凹陷而無法打開。而且，我停車的位置之前方，在正常狀況下不可能會有來車；若是不小心碰撞，應該是從車尾撞，而不會是從車之右前方高速撞來。為了釐清這些疑點，我需要監視器。停車場說，他們一兩周內就會把帶子洗掉。警方要求必須由保險公司出面，他們才會去調閱監視器。警方也說，保險公司自己就可以去調閱。」 <text:line-break/><text:line-break/>我的車禍懸疑案，就這樣搞了四天，打了十幾通電話給警察局、停車場與保險公司，依然毫無進展，就像一顆皮球一樣，三方互相踢來踢去。 <text:line-break/><text:line-break/>不管是公或私，許多年來我總是經常得和各種單位打交道。我發現，人們不管做什麼事，似乎都缺乏一種敬業精神，能拖則拖，能推則推，而且總是輕易就能信口開河，藉著胡扯瞎掰，看能不能大事化小，小事化無，大家上班就喝茶聊天上網，無事一身輕。到最後，我似乎都得發飆開罵或把事情搞大，然後也許才有可能解決一件原本幾分鐘內就能處理好的事情。 <text:line-break/><text:line-break/>其實在醫院也一樣，我看很多醫護人員就是這樣一種工作態度，對病人或家屬的熱切求救或無助困惑，似乎總是當成耳邊風那樣隨口打發，而不是想方設法用盡全力去幫助病人與家屬。 <text:line-break/><text:line-break/>從北到南，從西到東，從醫學中心到地區醫院，待過這麼多家醫院，醫護人員素質最好的就是台大醫院的雲林分院。至於專業素質與態度上最可怕的醫院，我就不方便說了。 <text:line-break/><text:line-break/>至於我這樁神祕的「停車場車禍」，就看這顆皮球究竟要踢到幾時？然後我才能成功調閱監視器，解開真相。 <text:line-break/><text:line-break/>今天，假設我是個官，哪怕只是個雞毛小官或議員，恐怕事發當晚幾分鐘內就會「破案」，而不是各方一直用各種蠢話唬弄我。 <text:line-break/><text:line-break/>很多人常說我講話太客氣太溫和，很容易就會被當成白痴，當成無須理會的人；特別是當面辦理時，我的衣著與神情態度之卑微魯蛇模樣，更是經常讓我在這島上寸步難行。 <text:line-break/><text:line-break/>比方說，我如果把我和學姐過去這五年來的「某個痛苦遭遇」寫出來，至少可以寫上一千頁 (不是誇張說法)，相關資料有幾萬筆，折磨過程之荒唐，極端匪夷所思。書名也許可以叫做《整人為快樂之本：整你千遍也不厭倦》。五年了，直到今天還在整，非常非常非常痛苦，我幾乎可以用一個「恨」字來形容。 <text:line-break/><text:line-break/>（插播：過去八零年代有一首很有名的流行歌就叫做「讀你」，開頭第一句唱著：「讀你千遍也不厭倦」。它曾經是民進黨剛創黨時的政治流行語，以「毒你千遍也不厭倦」來批評當時的國民黨執政下之空污及水源污染和食品安全問題。） <text:line-break/><text:line-break/>我不知道何時才能從無邊無盡的整人遊戲中解脫，看起來遙遙無期，耗費我除了上班以外幾乎所有的精力和時間。重點是：假設今天我是個官，別說雞毛小官，也別說什麼議員那樣的「高官」，即便我只是雞毛小官或議員的一個助理好了，根本就不可能會遭遇長達五年依舊還在水深火熱之中的極端痛苦折磨；別說五年，說不定五天就一切搞定了。 <text:line-break/><text:line-break/>倘若我們不僅僅是雞毛小官的小助理，而是雞毛小官「本尊」(比方說什麼市政府科長處長或局長好了)，那些把我們當成玩具玩整人遊戲的人，絕對會馬上跪下來舔我們的腳趾頭；要是我們是再更大一點的官 (比方說立委)，我看，那些把我們當成玩具玩整人遊戲的人，應該會嚇得屁滾尿流；萬一，我們是什麼中央部會首長或是他們的親朋好友，我看，那些把我們當成玩具玩整人遊戲的人，嚇破膽之餘，你若要他們去幹啥，他們肯定馬上就去幹啥。 <text:line-break/><text:line-break/>台灣就是這樣一種社會，有關係者，權勢者，橫行無阻；反之則寸步難行。 <text:line-break/><text:line-break/>每次要出門去辦點事，感覺就像要上戰場面對凶惡敵人那般煎熬。雖然十分痛苦，但我常跟學姊半認真半開玩笑說，我對於自己總是被視為下階層的人，或是被視為根本不值得任何尊重的無權無勢無知無識者，心裏多少還是有著一種「安慰」，因為那也許意味著我並沒有受到知識或所謂「知識份子」身份太多的污染；不管有多少榮辱，我永遠都不可能成為一個「有架子」的人。 <text:line-break/><text:line-break/>當然，就跟大家一樣，就像一顆煮熟的荷包蛋，知識早已毀了我，我永遠都不可能再變回一顆生雞蛋，永遠都不可能成為一個真正樸素、「像校工那樣的人」(維根斯坦語)，但我的靈魂始終嚮往那樣的世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1</meta:generator>
  </office:meta>
</office:document-meta>
</file>